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6132in" fo:margin-left="-0.0417in" fo:margin-top="0in" fo:margin-bottom="0in" table:align="left"/>
    </style:style>
    <style:style style:name="Table1.A" style:family="table-column">
      <style:table-column-properties style:column-width="0.7014in"/>
    </style:style>
    <style:style style:name="Table1.C" style:family="table-column">
      <style:table-column-properties style:column-width="0.7021in"/>
    </style:style>
    <style:style style:name="Table1.E" style:family="table-column">
      <style:table-column-properties style:column-width="0.7007in"/>
    </style:style>
    <style:style style:name="Table1.1" style:family="table-row">
      <style:table-row-properties style:min-row-height="0.1715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F1" style:family="table-cell">
      <style:table-cell-properties fo:background-color="#ffffff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247366" officeooo:paragraph-rsid="00247366" style:font-size-asian="9pt" style:font-size-complex="9pt"/>
    </style:style>
    <style:style style:name="P3" style:family="paragraph" style:parent-style-name="Standard">
      <style:text-properties fo:font-size="9pt" officeooo:rsid="0020d388" officeooo:paragraph-rsid="0020d388" fo:background-color="#ffff00" style:font-size-asian="9pt" style:font-size-complex="9pt"/>
    </style:style>
    <style:style style:name="P4" style:family="paragraph" style:parent-style-name="Standard">
      <style:text-properties fo:color="#000000" loext:opacity="100%" style:font-name="Arial" fo:font-size="10pt" style:font-size-asian="10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" fo:font-size="10pt" style:font-size-asian="10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" fo:font-size="10pt" style:font-size-asian="10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Arial" fo:font-size="10pt" fo:background-color="#ffff00" style:font-size-asian="10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Arial" fo:font-size="10pt" fo:background-color="#ffff00" style:font-size-asian="10pt"/>
    </style:style>
    <style:style style:name="P9" style:family="paragraph" style:parent-style-name="Standard">
      <style:text-properties fo:font-size="9pt" style:font-size-asian="9pt" style:font-size-complex="9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1201" fo:background-color="#ffff00" loext:char-shading-value="0"/>
    </style:style>
    <style:style style:name="T3" style:family="text">
      <style:text-properties officeooo:rsid="001fdbd7" fo:background-color="#ffff00" loext:char-shading-value="0"/>
    </style:style>
    <style:style style:name="T4" style:family="text">
      <style:text-properties officeooo:rsid="001fd4b6" fo:background-color="#ffff00" loext:char-shading-value="0"/>
    </style:style>
    <style:style style:name="T5" style:family="text">
      <style:text-properties officeooo:rsid="001ef11b" fo:background-color="#ffff00" loext:char-shading-value="0"/>
    </style:style>
    <style:style style:name="T6" style:family="text">
      <style:text-properties officeooo:rsid="0021569e" fo:background-color="#ffff00" loext:char-shading-value="0"/>
    </style:style>
    <style:style style:name="T7" style:family="text">
      <style:text-properties officeooo:rsid="002317d9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51a29" fo:background-color="#ffff00" loext:char-shading-value="0"/>
    </style:style>
    <style:style style:name="T10" style:family="text">
      <style:text-properties officeooo:rsid="00251a29" fo:background-color="#ffff00" loext:char-shading-value="0"/>
    </style:style>
    <style:style style:name="T11" style:family="text">
      <style:text-properties officeooo:rsid="0026eaf7" fo:background-color="#ffff00" loext:char-shading-value="0"/>
    </style:style>
    <style:style style:name="T12" style:family="text">
      <style:text-properties officeooo:rsid="0026eaf7" fo:background-color="#ffff00" loext:char-shading-value="0"/>
    </style:style>
    <style:style style:name="T13" style:family="text">
      <style:text-properties style:text-position="super 58%"/>
    </style:style>
    <style:style style:name="T14" style:family="text">
      <style:text-properties officeooo:rsid="00251a29"/>
    </style:style>
    <style:style style:name="T15" style:family="text">
      <style:text-properties officeooo:rsid="0026ea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; Generate sample G6 data for search DC7 types</text:p>
      <text:p text:style-name="P1">Generate by random cells</text:p>
      <text:p text:style-name="P1">ShowResults <text:s text:c="6"/>Total Keys = 76 <text:s/>Total Samples = 360 <text:s/>Total Seen = 9522377</text:p>
      <text:p text:style-name="P1"/>
      <text:p text:style-name="P1">item 0 <text:s/>Key= <text:s/>1 (44C) <text:s/>count=1000002</text:p>
      <text:p text:style-name="P1"><text:s/>1 44C <text:s/>cF [r, r, r, r, r, r) <text:s/>[r,r,r,r,r,r,2r] <text:span text:style-name="T1">OK</text:span></text:p>
      <text:p text:style-name="P1">largest eigenvalue 359934 vector = <text:s/>-0.316228 <text:s text:c="2"/>-0.316228 <text:s text:c="6"/>-0.316228 <text:s text:c="6"/>-0.316228 <text:s text:c="6"/>-0.316228 <text:s text:c="6"/>-0.316228 <text:s text:c="6"/>-0.632456</text:p>
      <text:p text:style-name="P1"><text:s/>next eigenvalue <text:s/>2.26411e-09</text:p>
      <text:p text:style-name="P1"/>
      <text:p text:style-name="P1"><text:s text:c="3"/>72.739 <text:s text:c="3"/>72.739 <text:s text:c="3"/>72.739 <text:s text:c="3"/>72.739 <text:s text:c="3"/>72.739 <text:s text:c="3"/>72.739</text:p>
      <text:p text:style-name="P1"><text:s text:c="4"/>72.739 <text:s text:c="3"/>72.739 <text:s text:c="3"/>72.739 <text:s text:c="3"/>72.739 <text:s text:c="3"/>72.739 <text:s text:c="3"/>72.739 <text:s text:c="2"/>145.478 <text:s text:c="2"/>145.478 <text:s text:c="2"/>145.478 <text:s text:c="2"/>218.216 <text:s text:c="2"/>218.216 <text:s text:c="2"/>218.216 <text:s text:c="2"/>436.433</text:p>
      <text:p text:style-name="P1"/>
      <text:p text:style-name="P1"><text:s text:c="3"/>63.995 <text:s text:c="3"/>63.995 <text:s text:c="3"/>63.995 <text:s text:c="3"/>63.995 <text:s text:c="3"/>63.995 <text:s text:c="3"/>63.995</text:p>
      <text:p text:style-name="P1"><text:s text:c="4"/>63.995 <text:s text:c="3"/>63.995 <text:s text:c="3"/>63.995 <text:s text:c="3"/>63.995 <text:s text:c="3"/>63.995 <text:s text:c="3"/>63.995 <text:s text:c="2"/>127.990 <text:s text:c="2"/>127.990 <text:s text:c="2"/>127.990 <text:s text:c="2"/>191.986 <text:s text:c="2"/>191.986 <text:s text:c="2"/>191.986 <text:s text:c="2"/>383.971</text:p>
      <text:p text:style-name="P1"/>
      <text:p text:style-name="P1"><text:s text:c="3"/>59.114 <text:s text:c="3"/>59.114 <text:s text:c="3"/>59.114 <text:s text:c="3"/>59.114 <text:s text:c="3"/>59.114 <text:s text:c="3"/>59.114</text:p>
      <text:p text:style-name="P1"><text:s text:c="3"/>49.573 <text:s text:c="3"/>49.573 <text:s text:c="3"/>49.573 <text:s text:c="3"/>49.573 <text:s text:c="3"/>49.573 <text:s text:c="3"/>49.573</text:p>
      <text:p text:style-name="P1"/>
      <text:p text:style-name="P1">item 1 <text:s/>Key= <text:s/>2 (49C) <text:s/>count=2095</text:p>
      <text:p text:style-name="P1"><text:s/>2 49C <text:s/>hR [r, r, r, s, s, s) <text:s/>[r,r,r,2r-s,2-s,3r-s]</text:p>
      <text:p text:style-name="P1">largest eigenvalue 61327 vector = <text:s/>-0.279834 <text:s text:c="3"/>-0.279834 <text:s text:c="6"/>-0.279834 <text:s text:c="6"/>-0.370196 <text:s text:c="6"/>-0.370196 <text:s text:c="6"/>-0.370196 <text:s text:c="6"/>-0.594932</text:p>
      <text:p text:style-name="P1"><text:s/>next eigenvalue <text:s/>7516.96</text:p>
      <text:p text:style-name="P1"/>
      <text:p text:style-name="P1"><text:s text:c="2"/>149.087 <text:s text:c="2"/>149.087 <text:s text:c="2"/>149.087 <text:s text:c="4"/>4.550 <text:s text:c="4"/>4.550 <text:s text:c="4"/>4.550</text:p>
      <text:p text:style-name="P1"><text:s text:c="3"/>149.087 <text:s text:c="2"/>149.087 <text:s text:c="2"/>149.087 <text:s text:c="2"/>293.625 <text:s text:c="2"/>293.625 <text:s text:c="2"/>293.625 <text:s text:c="2"/><text:span text:style-name="T1">302.724 </text:span><text:span text:style-name="T2">= 2r+s</text:span> <text:s text:c="2"/>302.724 <text:s text:c="2"/>302.724 <text:s text:c="2"/>442.712 <text:s text:c="2"/>442.712 <text:s text:c="2"/>442.712 <text:s text:c="2"/>460.910</text:p>
      <text:p text:style-name="P1"/>
      <text:p text:style-name="P1"><text:s text:c="2"/>525.056 <text:s text:c="2"/>525.056 <text:s text:c="2"/>525.056 <text:s text:c="2"/>499.375 <text:s text:c="2"/>499.375 <text:s text:c="2"/>499.375</text:p>
      <text:p text:style-name="P1"><text:s text:c="3"/>525.056 <text:s text:c="2"/>525.056 <text:s text:c="2"/>525.056 <text:s text:c="2"/>550.737 <text:s text:c="2"/>550.737 <text:s text:c="2"/>550.737 <text:s/>1075.793 <text:s/>1075.793 <text:s/>1075.793 <text:s/>1549.487 <text:s/>1549.487 <text:s/>1549.487 <text:s/>3073.293</text:p>
      <text:p text:style-name="P1"/>
      <text:p text:style-name="P1"><text:s text:c="2"/>108.188 <text:s text:c="2"/>108.188 <text:s text:c="2"/>108.188 <text:s text:c="4"/>7.424 <text:s text:c="4"/>7.424 <text:s text:c="4"/>7.424</text:p>
      <text:p text:style-name="P1"><text:s text:c="2"/>163.546 <text:s text:c="2"/>163.546 <text:s text:c="2"/>163.546 <text:s text:c="4"/>4.971 <text:s text:c="4"/>4.971 <text:s text:c="4"/>4.971</text:p>
      <text:p text:style-name="P1"/>
      <text:p text:style-name="P1">item 2 <text:s/>Key= <text:s/>3 (44A) <text:s/>count=1000002</text:p>
      <text:p text:style-name="P1"><text:s/>3 44A <text:s/>cP [r, r, r, 0, 0, 0) <text:s/>[r,r,r,2r,2r,2r,2r] <text:s/><text:span text:style-name="T2">OK</text:span></text:p>
      <text:p text:style-name="P1">largest eigenvalue 1.18787e+06 vector = <text:s/>-0.229416 <text:s text:c="5"/>-0.229416 <text:s text:c="6"/>-0.229416 <text:s text:c="6"/>-0.458831 <text:s text:c="6"/>-0.458831 <text:s text:c="6"/>-0.458831 <text:s text:c="6"/>-0.458831</text:p>
      <text:p text:style-name="P1"><text:s/>next eigenvalue <text:s/>1.36587e-08</text:p>
      <text:p text:style-name="P1"/>
      <text:p text:style-name="P1"><text:s text:c="2"/>171.560 <text:s text:c="2"/>171.560 <text:s text:c="2"/>171.560 <text:s text:c="4"/>0.000 <text:s text:c="4"/>0.000 <text:s text:c="4"/>0.000</text:p>
      <text:p text:style-name="P1"><text:s text:c="3"/>171.560 <text:s text:c="2"/>171.560 <text:s text:c="2"/>171.560 <text:s text:c="2"/>343.119 <text:s text:c="2"/>343.119 <text:s text:c="2"/>343.119 <text:s text:c="2"/>343.119 <text:s text:c="2"/>343.119 <text:s text:c="2"/>343.119 <text:s text:c="2"/>514.679 <text:s text:c="2"/>514.679 <text:s text:c="2"/>514.679 <text:s text:c="2"/>514.679</text:p>
      <text:p text:style-name="P1"/>
      <text:p text:style-name="P1"><text:s text:c="2"/>130.544 <text:s text:c="2"/>130.544 <text:s text:c="2"/>130.544 <text:s text:c="4"/>0.000 <text:s text:c="4"/>0.000 <text:s text:c="4"/>0.000</text:p>
      <text:p text:style-name="P1"><text:s text:c="3"/>130.544 <text:s text:c="2"/>130.544 <text:s text:c="2"/>130.544 <text:s text:c="2"/>261.088 <text:s text:c="2"/>261.088 <text:s text:c="2"/>261.088 <text:s text:c="2"/>261.088 <text:s text:c="2"/>261.088 <text:s text:c="2"/>261.088 <text:s text:c="2"/>391.631 <text:s text:c="2"/>391.631 <text:s text:c="2"/>391.631 <text:s text:c="2"/>391.631</text:p>
      <text:p text:style-name="P1"/>
      <text:p text:style-name="P1"><text:s text:c="2"/>183.091 <text:s text:c="2"/>183.091 <text:s text:c="2"/>183.091 <text:s text:c="4"/>0.000 <text:s text:c="4"/>0.000 <text:s text:c="4"/>0.000</text:p>
      <text:p text:style-name="P1"><text:s text:c="2"/>113.135 <text:s text:c="2"/>113.135 <text:s text:c="2"/>113.135 <text:s text:c="4"/>0.000 <text:s text:c="4"/>0.000 <text:s text:c="4"/>0.000</text:p>
      <text:p text:style-name="P1"/>
      <text:p text:style-name="P1">item 3 <text:s/>Key= <text:s/>4a (49D) <text:s/>count=393740</text:p>
      <text:p text:style-name="P1"><text:s/>4a 49D <text:s/>hR [r, r, r, -s, -s, -s) <text:s/>[r,r,r,3r-3s,2r-s,2r-s,3r-s] <text:span text:style-name="T5">OK</text:span></text:p>
      <text:p text:style-name="P1">largest eigenvalue 373600 vector = <text:s/>-0.311598 <text:s text:c="2"/>-0.311598 <text:s text:c="6"/>-0.311598 <text:s text:c="6"/>-0.372681 <text:s text:c="6"/>-0.435825 <text:s text:c="6"/>-0.435825 <text:s text:c="6"/>-0.435825</text:p>
      <text:p text:style-name="P1"><text:s/>next eigenvalue <text:s/>12948.4</text:p>
      <text:p text:style-name="P1"/>
      <text:p text:style-name="P1"><text:s text:c="2"/>171.560 <text:s text:c="2"/>171.560 <text:s text:c="2"/>171.560 <text:s text:c="2"/>-98.821 <text:s text:c="2"/>-98.821 <text:s text:c="2"/>-98.821</text:p>
      <text:p text:style-name="P1"><text:s text:c="3"/>171.560 <text:s text:c="2"/>171.560 <text:s text:c="2"/>171.560 <text:s text:c="2"/>218.216 <text:s text:c="2"/>244.298 <text:s text:c="2"/>244.298 <text:s text:c="2"/>244.298 <text:s text:c="2"/>441.940 <text:s text:c="2"/>441.940 <text:s text:c="2"/>441.940 <text:s text:c="2"/>613.500 <text:s text:c="2"/>613.500 <text:s text:c="2"/>613.500</text:p>
      <text:p text:style-name="P1"/>
      <text:p text:style-name="P1"><text:s text:c="2"/>130.544 <text:s text:c="2"/>130.544 <text:s text:c="2"/>130.544 <text:s text:c="2"/>-66.549 <text:s text:c="2"/>-66.549 <text:s text:c="2"/>-66.549</text:p>
      <text:p text:style-name="P1"><text:s text:c="3"/>130.544 <text:s text:c="2"/>130.544 <text:s text:c="2"/>130.544 <text:s text:c="2"/>191.986 <text:s text:c="2"/>194.539 <text:s text:c="2"/>194.539 <text:s text:c="2"/>194.539 <text:s text:c="2"/>327.636 <text:s text:c="2"/>327.636 <text:s text:c="2"/>327.636 <text:s text:c="2"/>458.180 <text:s text:c="2"/>458.180 <text:s text:c="2"/>458.180</text:p>
      <text:p text:style-name="P1"/>
      <text:p text:style-name="P1"><text:s text:c="2"/>113.135 <text:s text:c="2"/>113.135 <text:s text:c="2"/>113.135 <text:s text:c="2"/>-63.562 <text:s text:c="2"/>-63.562 <text:s text:c="2"/>-63.562</text:p>
      <text:p text:style-name="P1"><text:s text:c="2"/>135.557 <text:s text:c="2"/>135.557 <text:s text:c="2"/>135.557 <text:s text:c="2"/>-86.264 <text:s text:c="2"/>-86.264 <text:s text:c="2"/>-86.264</text:p>
      <text:p text:style-name="P1"/>
      <text:p text:style-name="P1">item 4 <text:s/>Key= <text:s/>4b (49D) <text:s/>count=94938</text:p>
      <text:p text:style-name="P1"><text:s/>4b 49D <text:s/>hR [r, r, r, -s, -s, -s) <text:s/>[r,r,r,2r-s,2r-s,2r-s,s+2r] <text:s/><text:span text:style-name="T4">OK</text:span></text:p>
      <text:p text:style-name="P1">largest eigenvalue 182654 vector = <text:s/>-0.267263 <text:s text:c="2"/>-0.267263 <text:s text:c="6"/>-0.267263 <text:s text:c="6"/>-0.429883 <text:s text:c="6"/>-0.429883 <text:s text:c="6"/>-0.429883 <text:s text:c="6"/>-0.480952</text:p>
      <text:p text:style-name="P1"><text:s/>next eigenvalue <text:s/>7986.06</text:p>
      <text:p text:style-name="P1"/>
      <text:p text:style-name="P1"><text:s text:c="2"/>144.601 <text:s text:c="2"/>144.601 <text:s text:c="2"/>144.601 <text:s text:c="2"/>-60.799 <text:s text:c="2"/>-60.799 <text:s text:c="2"/>-60.799</text:p>
      <text:p text:style-name="P1"><text:s text:c="3"/>144.601 <text:s text:c="2"/>144.601 <text:s text:c="2"/>144.601 <text:s text:c="2"/>228.402 <text:s text:c="2"/>228.402 <text:s text:c="2"/>228.402 <text:s text:c="2"/>251.405 <text:s text:c="2"/>350.000 <text:s text:c="2"/>350.000 <text:s text:c="2"/>350.000 <text:s text:c="2"/>494.601 <text:s text:c="2"/>494.601 <text:s text:c="2"/>494.601</text:p>
      <text:p text:style-name="P1"/>
      <text:p text:style-name="P1"><text:s text:c="2"/>175.548 <text:s text:c="2"/>175.548 <text:s text:c="2"/>175.548 <text:s text:c="2"/>-79.749 <text:s text:c="2"/>-79.749 <text:s text:c="2"/>-79.749</text:p>
      <text:p text:style-name="P1"><text:s text:c="3"/>175.548 <text:s text:c="2"/>175.548 <text:s text:c="2"/>175.548 <text:s text:c="2"/>271.347 <text:s text:c="2"/>271.347 <text:s text:c="2"/>271.347 <text:s text:c="2"/>287.397 <text:s text:c="2"/>430.846 <text:s text:c="2"/>430.846 <text:s text:c="2"/>430.846 <text:s text:c="2"/>606.394 <text:s text:c="2"/>606.394 <text:s text:c="2"/>606.394</text:p>
      <text:p text:style-name="P1"/>
      <text:p text:style-name="P1"><text:s text:c="2"/>182.231 <text:s text:c="2"/>182.231 <text:s text:c="2"/>182.231 <text:s text:c="2"/>-65.987 <text:s text:c="2"/>-65.987 <text:s text:c="2"/>-65.987</text:p>
      <text:p text:style-name="P1"><text:s text:c="3"/>75.093 <text:s text:c="3"/>75.093 <text:s text:c="3"/>75.093 <text:s text:c="2"/>-27.736 <text:s text:c="2"/>-27.736 <text:s text:c="2"/>-27.736</text:p>
      <text:p text:style-name="P1"><text:soft-page-break/></text:p>
      <text:p text:style-name="P1">item 5 <text:s/>Key= <text:s/>5 (44B) <text:s/>count=999904</text:p>
      <text:p text:style-name="P1"><text:s/>5 44B <text:s/>cI (3r, 3r, 3r, -2r, -2r, -2r) <text:s/>[r,r,r,r,4r/3,4r/3,4r/3] <text:s text:c="2"/><text:span text:style-name="T3">[3r,3r,3r,4r/3,...]</text:span></text:p>
      <text:p text:style-name="P1">largest eigenvalue 876832 vector = <text:s/>-0.327327 <text:s text:c="2"/>-0.327327 <text:s text:c="6"/>-0.327327 <text:s text:c="6"/>-0.327327 <text:s text:c="6"/>-0.436436 <text:s text:c="6"/>-0.436436 <text:s text:c="6"/>-0.436436</text:p>
      <text:p text:style-name="P1"><text:s/>next eigenvalue <text:s/>8.32129e-09</text:p>
      <text:p text:style-name="P1"/>
      <text:p text:style-name="P1"><text:s text:c="2"/>164.382 <text:s text:c="2"/>164.382 <text:s text:c="2"/>164.382 <text:s/>-109.588 <text:s/>-109.588 <text:s/>-109.588</text:p>
      <text:p text:style-name="P1"><text:s text:c="3"/>164.382 <text:s text:c="2"/>164.382 <text:s text:c="2"/>164.382 <text:s text:c="2"/>164.382 <text:s text:c="2"/>219.176 <text:s text:c="2"/>219.176 <text:s text:c="2"/>219.176 <text:s text:c="2"/>438.351 <text:s text:c="2"/>438.351 <text:s text:c="2"/>438.351 <text:s text:c="2"/>602.733 <text:s text:c="2"/>602.733 <text:s text:c="2"/>602.733</text:p>
      <text:p text:style-name="P1"/>
      <text:p text:style-name="P1"><text:s text:c="2"/>121.091 <text:s text:c="2"/>121.091 <text:s text:c="2"/>121.091 <text:s text:c="2"/>-80.727 <text:s text:c="2"/>-80.727 <text:s text:c="2"/>-80.727</text:p>
      <text:p text:style-name="P1"><text:s text:c="3"/>121.091 <text:s text:c="2"/>121.091 <text:s text:c="2"/>121.091 <text:s text:c="2"/>121.091 <text:s text:c="2"/>161.455 <text:s text:c="2"/>161.455 <text:s text:c="2"/>161.455 <text:s text:c="2"/>322.910 <text:s text:c="2"/>322.910 <text:s text:c="2"/>322.910 <text:s text:c="2"/>444.001 <text:s text:c="2"/>444.001 <text:s text:c="2"/>444.001</text:p>
      <text:p text:style-name="P1"/>
      <text:p text:style-name="P1"><text:s text:c="2"/>183.975 <text:s text:c="2"/>183.975 <text:s text:c="2"/>183.975 <text:s/>-122.650 <text:s/>-122.650 <text:s/>-122.650</text:p>
      <text:p text:style-name="P1"><text:s text:c="2"/>107.661 <text:s text:c="2"/>107.661 <text:s text:c="2"/>107.661 <text:s text:c="2"/>-71.774 <text:s text:c="2"/>-71.774 <text:s text:c="2"/>-71.774</text:p>
      <text:p text:style-name="P1"/>
      <text:p text:style-name="P1">item 6 <text:s/>Key= <text:s/>6a (45D) <text:s/>count=156425</text:p>
      <text:p text:style-name="P1"><text:s/>6a 45D <text:s/>tI [r, r, r, -r -s, -r -s, 2s) <text:s/>[r,r,r,r,2r-2s,s+r,s+r]</text:p>
      <text:p text:style-name="P1">largest eigenvalue 280022 vector = <text:s/>-0.326264 <text:s text:c="2"/>-0.326264 <text:s text:c="6"/>-0.326264 <text:s text:c="6"/>-0.326264 <text:s text:c="6"/>-0.369263 <text:s text:c="6"/>-0.467896 <text:s text:c="6"/>-0.467896</text:p>
      <text:p text:style-name="P1"><text:s/>next eigenvalue <text:s/>11196.7</text:p>
      <text:p text:style-name="P1"/>
      <text:p text:style-name="P1"><text:s text:c="2"/>133.661 <text:s text:c="2"/>133.661 <text:s text:c="2"/>133.661 <text:s text:c="2"/>-67.625 <text:s text:c="2"/>-67.625 <text:s/>-132.071</text:p>
      <text:p text:style-name="P1"><text:s text:c="3"/>133.661 <text:s text:c="2"/>133.661 <text:s text:c="2"/>133.661 <text:s text:c="2"/>133.661 <text:s/><text:span text:style-name="T1"><text:s/>135.251 </text:span><text:s text:c="2"/>199.697 <text:s text:c="2"/>199.697 <text:s text:c="2"/>334.948 <text:s text:c="2"/>334.948 <text:s text:c="2"/>399.393 <text:s text:c="2"/>404.163 <text:s text:c="2"/>533.055 <text:s text:c="2"/>533.055</text:p>
      <text:p text:style-name="P3">199.697 = 2r-2s</text:p>
      <text:p text:style-name="P1"/>
      <text:p text:style-name="P1"/>
      <text:p text:style-name="P1"><text:s text:c="2"/>105.737 <text:s text:c="2"/>105.737 <text:s text:c="2"/>105.737 <text:s text:c="2"/>-66.922 <text:s text:c="2"/>-66.922 <text:s text:c="2"/>-77.631</text:p>
      <text:p text:style-name="P1"><text:s text:c="3"/>105.737 <text:s text:c="2"/>105.737 <text:s text:c="2"/>105.737 <text:s text:c="2"/>105.737 <text:s text:c="2"/>133.843 <text:s text:c="2"/>144.552 <text:s text:c="2"/>144.552 <text:s text:c="2"/>278.395 <text:s text:c="2"/>278.395 <text:s text:c="2"/>289.104 <text:s text:c="2"/>373.423 <text:s text:c="2"/>394.841 <text:s text:c="2"/>394.841</text:p>
      <text:p text:style-name="P1"/>
      <text:p text:style-name="P1"><text:s text:c="2"/>148.943 <text:s text:c="2"/>148.943 <text:s text:c="2"/>148.943 <text:s text:c="2"/>-80.089 <text:s text:c="2"/>-80.089 <text:s/>-137.708</text:p>
      <text:p text:style-name="P1"><text:s text:c="2"/>228.098 <text:s text:c="2"/>228.098 <text:s text:c="2"/>228.098 <text:s/>-146.964 <text:s/>-146.964 <text:s/>-162.269</text:p>
      <text:p text:style-name="P1"/>
      <text:p text:style-name="P1">item 7 <text:s/>Key= <text:s/>6b (45D) <text:s/>count=1</text:p>
      <text:p text:style-name="P1">No valid cases found</text:p>
      <text:p text:style-name="P1"/>
      <text:p text:style-name="P1">item 8 <text:s/>Key= <text:s/>7a (45D) <text:s/>count=26056</text:p>
      <text:p text:style-name="P1"><text:s/>7a 45D <text:s/>tI [r, r, r, 2s, -r -s, -r -s) <text:s/>[r,r,r,r,2r-2s,s+r,s+r] <text:s/><text:span text:style-name="T6">OK</text:span></text:p>
      <text:p text:style-name="P1">largest eigenvalue 103254 vector = <text:s/>-0.326428 <text:s text:c="2"/>-0.326428 <text:s text:c="6"/>-0.326428 <text:s text:c="6"/>-0.326428 <text:s text:c="6"/>-0.37478 <text:s text:c="7"/>-0.465466 <text:s text:c="6"/>-0.465466</text:p>
      <text:p text:style-name="P1"><text:s/>next eigenvalue <text:s/>3858.97</text:p>
      <text:p text:style-name="P1"/>
      <text:p text:style-name="P1"><text:s text:c="2"/>178.696 <text:s text:c="2"/>178.696 <text:s text:c="2"/>178.696 <text:s/>-137.619 <text:s/>-109.886 <text:s/>-109.886</text:p>
      <text:p text:style-name="P1"><text:s text:c="3"/>178.696 <text:s text:c="2"/>178.696 <text:s text:c="2"/>178.696 <text:s text:c="2"/>178.696 <text:s text:c="2"/>219.772 <text:s text:c="2"/>247.505 <text:s text:c="2"/>247.505 <text:s text:c="2"/>467.277 <text:s text:c="2"/>467.277 <text:s text:c="2"/>495.010 <text:s text:c="2"/>618.240 <text:s text:c="2"/>673.706 <text:s text:c="2"/>673.706</text:p>
      <text:p text:style-name="P1"/>
      <text:p text:style-name="P1"><text:s text:c="2"/>240.705 <text:s text:c="2"/>240.705 <text:s text:c="2"/>240.705 <text:s/>-194.411 <text:s/>-143.500 <text:s/>-143.500</text:p>
      <text:p text:style-name="P1"><text:s text:c="3"/>240.705 <text:s text:c="2"/>240.705 <text:s text:c="2"/>240.705 <text:s text:c="2"/>240.705 <text:s text:c="2"/>287.000 <text:s text:c="2"/>337.911 <text:s text:c="2"/>337.911 <text:s text:c="2"/>624.911 <text:s text:c="2"/>624.911 <text:s text:c="2"/>675.822 <text:s text:c="2"/>814.705 <text:s text:c="2"/>916.527 <text:s text:c="2"/>916.527</text:p>
      <text:p text:style-name="P1"/>
      <text:p text:style-name="P1"><text:s text:c="2"/>160.500 <text:s text:c="2"/>160.500 <text:s text:c="2"/>160.500 <text:s/>-117.576 <text:s/>-101.712 <text:s/>-101.712</text:p>
      <text:p text:style-name="P1"><text:s text:c="2"/>189.841 <text:s text:c="2"/>189.841 <text:s text:c="2"/>189.841 <text:s/>-156.094 <text:s/>-111.794 <text:s/>-111.794</text:p>
      <text:p text:style-name="P1"/>
      <text:p text:style-name="P1">item 9 <text:s/>Key= <text:s/>7b (45D) <text:s/>count=123079</text:p>
      <text:p text:style-name="P1"><text:s/>7b 45D <text:s/>tI [r, r, r, 2s, -r -s, -r -s) <text:s/>[r,r,r,r,s+r,s+r,2r-2s] <text:s/><text:span text:style-name="T6">OK</text:span></text:p>
      <text:p text:style-name="P1">largest eigenvalue 220902 vector = <text:s/>-0.32531 <text:s text:c="3"/>-0.32531 <text:s text:c="7"/>-0.32531 <text:s text:c="7"/>-0.32531 <text:s text:c="7"/>-0.388498 <text:s text:c="6"/>-0.388498 <text:s text:c="6"/>-0.524245</text:p>
      <text:p text:style-name="P1"><text:s/>next eigenvalue <text:s/>17577.6</text:p>
      <text:p text:style-name="P1"/>
      <text:p text:style-name="P1"><text:s text:c="2"/>121.091 <text:s text:c="2"/>121.091 <text:s text:c="2"/>121.091 <text:s text:c="2"/>-66.994 <text:s text:c="2"/>-87.594 <text:s text:c="2"/>-87.594</text:p>
      <text:p text:style-name="P1"><text:s text:c="3"/>121.091 <text:s text:c="2"/>121.091 <text:s text:c="2"/>121.091 <text:s text:c="2"/>121.091 <text:s text:c="2"/>154.588 <text:s text:c="2"/>154.588 <text:s text:c="2"/>175.188 <text:s text:c="2"/>309.177 <text:s text:c="2"/>329.777 <text:s text:c="2"/>329.777 <text:s text:c="2"/>430.268 <text:s text:c="2"/>430.268 <text:s text:c="2"/>471.468</text:p>
      <text:p text:style-name="P1"/>
      <text:p text:style-name="P1"><text:s text:c="2"/>107.661 <text:s text:c="2"/>107.661 <text:s text:c="2"/>107.661 <text:s text:c="3"/>-1.894 <text:s/>-106.713 <text:s/>-106.713</text:p>
      <text:p text:style-name="P1"><text:s text:c="3"/>107.661 <text:s text:c="2"/>107.661 <text:s text:c="2"/>107.661 <text:s text:c="2"/>107.661 <text:s text:c="2"/>108.608 <text:s text:c="2"/>108.608 <text:s text:c="2"/>213.427 <text:s text:c="2"/>217.216 <text:s text:c="2"/>322.034 <text:s text:c="2"/>322.034 <text:s text:c="2"/>324.876 <text:s text:c="2"/>324.876 <text:s text:c="2"/>534.514</text:p>
      <text:p text:style-name="P1"/>
      <text:p text:style-name="P1"><text:s text:c="2"/>199.053 <text:s text:c="2"/>199.053 <text:s text:c="2"/>199.053 <text:s text:c="2"/>-43.881 <text:s/>-177.113 <text:s/>-177.113</text:p>
      <text:p text:style-name="P1"><text:s text:c="2"/>183.553 <text:s text:c="2"/>183.553 <text:s text:c="2"/>183.553 <text:s text:c="2"/>-72.860 <text:s/>-147.123 <text:s/>-147.123</text:p>
      <text:p text:style-name="P1"/>
      <text:p text:style-name="P1">item 10 <text:s/>Key= <text:s/>8a (52A) <text:s/>count=5428</text:p>
      <text:p text:style-name="P1"><text:s/>8a 52A <text:s/>oI [r, r, r, s, t, -2r-s-t] <text:s/>[r,r,r,r,t+s,2r-s,2r-t] <text:s/><text:span text:style-name="T7">OK</text:span></text:p>
      <text:p text:style-name="P1">largest eigenvalue 41772.7 vector = <text:s/>-0.324955 <text:s/>-0.324955 <text:s text:c="6"/>-0.324955 <text:s text:c="6"/>-0.324955 <text:s text:c="6"/>-0.362201 <text:s text:c="6"/>-0.410235 <text:s text:c="6"/>-0.527384</text:p>
      <text:p text:style-name="P1"><text:s/>next eigenvalue <text:s/>2492.89</text:p>
      <text:p text:style-name="P1"/>
      <text:p text:style-name="P1"><text:s text:c="2"/>225.392 <text:s text:c="2"/>225.392 <text:s text:c="2"/>225.392 <text:s/>-178.273 <text:s text:c="2"/>-93.675 <text:s/>-178.836</text:p>
      <text:p text:style-name="P1"><text:s text:c="3"/>225.392 <text:s text:c="2"/>225.392 <text:s text:c="2"/>225.392 <text:s text:c="2"/>225.392 <text:s text:c="2"/>271.948 <text:s text:c="2"/>272.511 <text:s text:c="2"/>357.110 <text:s text:c="2"/>544.459 <text:s text:c="2"/>629.058 <text:s text:c="2"/>629.621 <text:s text:c="2"/>769.288 <text:s text:c="2"/>770.414 <text:s text:c="2"/>939.612</text:p>
      <text:p text:style-name="P1"/>
      <text:p text:style-name="P1"><text:s text:c="2"/>232.157 <text:s text:c="2"/>232.157 <text:s text:c="2"/>232.157 <text:s/>-133.348 <text:s/>-106.893 <text:s/>-224.074</text:p>
      <text:p text:style-name="P1"><text:s text:c="3"/>232.157 <text:s text:c="2"/>232.157 <text:s text:c="2"/>232.157 <text:s text:c="2"/>232.157 <text:s text:c="2"/>240.240 <text:s text:c="2"/>330.967 <text:s text:c="2"/>357.422 <text:s text:c="2"/>571.208 <text:s text:c="2"/>597.662 <text:s text:c="2"/>688.389 <text:s text:c="2"/>712.638 <text:s text:c="2"/>894.091 <text:s text:c="2"/>947.000</text:p>
      <text:p text:style-name="P1"/>
      <text:p text:style-name="P1"><text:soft-page-break/><text:s text:c="2"/>218.293 <text:s text:c="2"/>218.293 <text:s text:c="2"/>218.293 <text:s/>-141.576 <text:s/>-126.194 <text:s/>-168.816</text:p>
      <text:p text:style-name="P1"><text:s text:c="2"/>205.786 <text:s text:c="2"/>205.786 <text:s text:c="2"/>205.786 <text:s/>-148.028 <text:s text:c="2"/>-85.230 <text:s/>-178.314</text:p>
      <text:p text:style-name="P1"/>
      <text:p text:style-name="P1">item 11 <text:s/>Key= <text:s/>8b (52A) <text:s/>count=15747</text:p>
      <text:p text:style-name="P1"><text:s/>8b 52A <text:s/>oI [r, r, r, s, t, -2r-s-t] <text:s/>[r,r,r,r,t+s,2r-t,2r-s]</text:p>
      <text:p text:style-name="P1">largest eigenvalue 71433.7 vector = <text:s/>-0.324908 <text:s/>-0.324908 <text:s text:c="6"/>-0.324908 <text:s text:c="6"/>-0.324908 <text:s text:c="6"/>-0.362024 <text:s text:c="6"/>-0.409112 <text:s text:c="6"/>-0.528495</text:p>
      <text:p text:style-name="P1"><text:s/>next eigenvalue <text:s/>4380.93</text:p>
      <text:p text:style-name="P1"/>
      <text:p text:style-name="P1"><text:s text:c="2"/>106.436 <text:s text:c="2"/>106.436 <text:s text:c="2"/>106.436 <text:s text:c="2"/>-54.046 <text:s text:c="2"/>-70.534 <text:s text:c="2"/>-88.293</text:p>
      <text:p text:style-name="P1"><text:s text:c="3"/>106.436 <text:s text:c="2"/>106.436 <text:s text:c="2"/>106.436 <text:s text:c="2"/>106.436 <text:s text:c="2"/>124.580 <text:s text:c="2"/>142.339 <text:s text:c="2"/>158.826 <text:s text:c="2"/>266.918 <text:s text:c="2"/>283.406 <text:s text:c="2"/>301.165 <text:s text:c="2"/>355.596 <text:s text:c="2"/>391.113 <text:s text:c="2"/>424.089</text:p>
      <text:p text:style-name="P1"/>
      <text:p text:style-name="P2">2<text:span text:style-name="T13">nd</text:span> line is corrected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t+s</text:p>
          </table:table-cell>
          <table:table-cell table:style-name="Table1.F1" office:value-type="string">
            <text:p text:style-name="P7">s+r</text:p>
          </table:table-cell>
          <table:table-cell table:style-name="Table1.F1" office:value-type="string">
            <text:p text:style-name="P8">2r-t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F1" office:value-type="string">
            <text:p text:style-name="P8">2r-t</text:p>
          </table:table-cell>
          <table:table-cell table:style-name="Table1.F1" office:value-type="string">
            <text:p text:style-name="P7">2r-s</text:p>
          </table:table-cell>
          <table:table-cell table:style-name="Table1.A1" office:value-type="string">
            <text:p text:style-name="P5"/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1">item 12 <text:s/>Key= <text:s/>8c (52A) <text:s/>count=1</text:p>
      <text:p text:style-name="P1">No valid cases found</text:p>
      <text:p text:style-name="P1"/>
      <text:p text:style-name="P1">item 13 <text:s/>Key= <text:s/>8d (52A) <text:s/>count=1</text:p>
      <text:p text:style-name="P1">No valid cases found</text:p>
      <text:p text:style-name="P1"/>
      <text:p text:style-name="P1">item 14 <text:s/>Key= <text:s/>8e (52A) <text:s/>count=10461</text:p>
      <text:p text:style-name="P1"><text:s/>8e 52A <text:s/>oI [r, r, r, <text:span text:style-name="T8">s, t, -2r-s-t] </text:span><text:s/>[r,r,r,r,2r-s,t+s,2r-t] <text:s/><text:span text:style-name="T8"><text:s/></text:span><text:span text:style-name="T10">FIXED IsMember</text:span></text:p>
      <text:p text:style-name="P1">largest eigenvalue 57990.7 vector = <text:s/>-0.324916 <text:s/>-0.324916 <text:s text:c="6"/>-0.324916 <text:s text:c="6"/>-0.324916 <text:s text:c="6"/>-0.362244 <text:s text:c="6"/>-0.409057 <text:s text:c="6"/>-0.528365</text:p>
      <text:p text:style-name="P1"><text:s/>next eigenvalue <text:s/>3485.5</text:p>
      <text:p text:style-name="P1"/>
      <text:p text:style-name="P1"><text:s text:c="2"/>240.706 <text:s text:c="2"/>240.706 <text:s text:c="2"/>240.706 <text:s/><text:span text:style-name="T8">-194.411 <text:s/>-111.395 <text:s/>-175.606</text:span></text:p>
      <text:p text:style-name="P1"><text:s text:c="3"/>240.706 <text:s text:c="2"/>240.706 <text:s text:c="2"/>240.706 <text:s text:c="2"/>240.706 <text:s text:c="2"/>287.000 <text:s text:c="2"/>305.806 <text:s text:c="2"/>370.017 <text:s text:c="2"/>592.806 <text:s text:c="2"/>657.017 <text:s text:c="2"/>675.822 <text:s text:c="2"/>814.706 <text:s text:c="2"/>852.317 <text:s text:c="2"/>980.739</text:p>
      <text:p text:style-name="P1"/>
      <text:p text:style-name="P1"><text:s text:c="2"/>225.392 <text:s text:c="2"/>225.392 <text:s text:c="2"/>225.392 <text:s/>-178.273 <text:s text:c="2"/>-93.675 <text:s/>-178.836</text:p>
      <text:p text:style-name="P1"><text:s text:c="3"/>225.392 <text:s text:c="2"/>225.392 <text:s text:c="2"/>225.392 <text:s text:c="2"/>225.392 <text:s text:c="2"/>271.948 <text:s text:c="2"/>272.511 <text:s text:c="2"/>357.110 <text:s text:c="2"/>544.459 <text:s text:c="2"/>629.058 <text:s text:c="2"/>629.621 <text:s text:c="2"/>769.288 <text:s text:c="2"/>770.414 <text:s text:c="2"/>939.612</text:p>
      <text:p text:style-name="P1"/>
      <text:p text:style-name="P1"><text:s text:c="2"/>247.357 <text:s text:c="2"/>247.357 <text:s text:c="2"/>247.357 <text:s/>-227.990 <text:s text:c="2"/>-68.318 <text:s/>-198.407</text:p>
      <text:p text:style-name="P1"><text:s text:c="2"/>232.157 <text:s text:c="2"/>232.157 <text:s text:c="2"/>232.157 <text:s/>-133.348 <text:s/>-106.893 <text:s/>-224.074</text:p>
      <text:p text:style-name="P1"/>
      <text:p text:style-name="P1">item 15 <text:s/>Key= <text:s/>8f (52A) <text:s/>count=1</text:p>
      <text:p text:style-name="P1">No valid cases found</text:p>
      <text:p text:style-name="P1"/>
      <text:p text:style-name="P1">item 16 <text:s/>Key= <text:s/>9a (49B) <text:s/>count=478277</text:p>
      <text:p text:style-name="P1"><text:s/>9a 49B <text:s/>hR [r, r, s, r, r, r] <text:s/>[r,r,r,3r,s,s,s] <text:s/><text:span text:style-name="T10">OK</text:span></text:p>
      <text:p text:style-name="P1">largest eigenvalue 200890 vector = <text:s/>-0.0391762 <text:s/>-0.0391762 <text:s text:c="5"/>-0.0391762 <text:s text:c="5"/>-0.117528 <text:s text:c="6"/>-0.572009 <text:s text:c="6"/>-0.572009 <text:s text:c="6"/>-0.572009</text:p>
      <text:p text:style-name="P1"><text:s/>next eigenvalue <text:s/>25549.2</text:p>
      <text:p text:style-name="P1"/>
      <text:p text:style-name="P1"><text:s text:c="4"/>2.108 <text:s text:c="4"/>2.108 <text:s text:c="2"/>207.678 <text:s text:c="4"/>2.108 <text:s text:c="4"/>2.108 <text:s text:c="4"/>2.108</text:p>
      <text:p text:style-name="P1"><text:s text:c="5"/>2.108 <text:s text:c="4"/>2.108 <text:s text:c="4"/>2.108 <text:s text:c="4"/>6.323 <text:s text:c="2"/>207.678 <text:s text:c="2"/>207.678 <text:s text:c="2"/>207.678 <text:s text:c="2"/>209.786 <text:s text:c="2"/>209.786 <text:s text:c="2"/>211.894 <text:s text:c="2"/>211.894 <text:s text:c="2"/>211.894 <text:s text:c="2"/>216.109</text:p>
      <text:p text:style-name="P1"/>
      <text:p text:style-name="P1"/>
      <text:p text:style-name="P1"/>
      <text:p text:style-name="P1">item 17 <text:s/>Key= <text:s/>9b (49B) <text:s/>count=478277</text:p>
      <text:p text:style-name="P1"><text:s/>9b 49B <text:s/>hR [r, r, s, r, r, r] <text:s/>[r,r,r,s,s,s,3r]</text:p>
      <text:p text:style-name="P1">largest eigenvalue 200890 vector = <text:s/>-0.0391762 <text:s/>-0.0391762 <text:s text:c="5"/>-0.0391762 <text:s text:c="5"/>-0.117528 <text:s text:c="6"/>-0.572009 <text:s text:c="6"/>-0.572009 <text:s text:c="6"/>-0.572009</text:p>
      <text:p text:style-name="P1"><text:s/>next eigenvalue <text:s/>25549.2</text:p>
      <text:p text:style-name="P1"/>
      <text:p text:style-name="P1"><text:s text:c="4"/>2.108 <text:s text:c="4"/>2.108 <text:s text:c="2"/>207.678 <text:s text:c="4"/>2.108 <text:s text:c="4"/>2.108 <text:s text:c="4"/>2.108</text:p>
      <text:p text:style-name="P1"><text:s text:c="5"/>2.108 <text:s text:c="4"/>2.108 <text:s text:c="4"/>2.108 <text:s text:c="3"/><text:span text:style-name="T8"><text:s/>6.323 </text:span><text:s text:c="2"/>207.678 <text:s text:c="2"/>207.678 <text:s text:c="2"/>207.678 <text:s text:c="2"/>209.786 <text:s text:c="2"/>209.786 <text:s text:c="2"/>211.894 <text:s text:c="2"/>211.894 <text:s text:c="2"/>211.894 <text:s text:c="2"/>216.109</text:p>
      <text:p text:style-name="P1"/>
      <text:p text:style-name="P1"/>
      <text:p text:style-name="P1">item 18 <text:s/>Key= <text:s/>9c (49B) <text:s/>count=6552</text:p>
      <text:p text:style-name="P1"><text:s/>9c 49B <text:s/>hR [r, r, s, r, r, r] <text:s/>[r,r,r,s,s,s,s+r] <text:span text:style-name="T12">OK</text:span></text:p>
      <text:p text:style-name="P1">largest eigenvalue 52774.5 vector = <text:s/>-0.27106 <text:s text:c="2"/>-0.27106 <text:s text:c="7"/>-0.27106 <text:s text:c="7"/>-0.357815 <text:s text:c="6"/>-0.357815 <text:s text:c="6"/>-0.357815 <text:s text:c="6"/>-0.628875</text:p>
      <text:p text:style-name="P1"><text:s/>next eigenvalue <text:s/>3835.19</text:p>
      <text:p text:style-name="P1"/>
      <text:p text:style-name="P1"><text:s text:c="3"/>63.048 <text:s text:c="3"/>63.048 <text:s text:c="3"/>89.200 <text:s text:c="3"/>63.048 <text:s text:c="3"/>63.048 <text:s text:c="3"/>63.048</text:p>
      <text:p text:style-name="P1"><text:s text:c="4"/>63.048 <text:s text:c="3"/>63.048 <text:s text:c="3"/>63.048 <text:s text:c="3"/>89.200 <text:s text:c="3"/>89.200 <text:s text:c="3"/>89.200 <text:s text:c="2"/>152.248 <text:s text:c="2"/>152.248 <text:s text:c="2"/>152.248 <text:s text:c="2"/>189.145 <text:s text:c="2"/>215.296 <text:s text:c="2"/>215.296 <text:s text:c="2"/>404.441</text:p>
      <text:p text:style-name="P1"/>
      <text:p text:style-name="P1"><text:s text:c="2"/>273.132 <text:s text:c="2"/>273.132 <text:s text:c="2"/>509.832 <text:s text:c="2"/>273.132 <text:s text:c="2"/>273.132 <text:s text:c="2"/>273.132</text:p>
      <text:p text:style-name="P1"><text:s text:c="3"/>273.132 <text:s text:c="2"/>273.132 <text:s text:c="2"/>273.132 <text:s text:c="2"/>509.832 <text:s text:c="2"/>509.832 <text:s text:c="2"/>509.832 <text:s text:c="2"/>782.965 <text:s text:c="2"/>782.965 <text:s text:c="2"/>782.965 <text:s text:c="2"/>819.397 <text:s/>1056.097 <text:s/>1056.097 <text:s/>1875.494</text:p>
      <text:p text:style-name="P1"/>
      <text:p text:style-name="P1"><text:soft-page-break/><text:s text:c="3"/>31.624 <text:s text:c="3"/>31.624 <text:s text:c="3"/>46.388 <text:s text:c="3"/>31.624 <text:s text:c="3"/>31.624 <text:s text:c="3"/>31.624</text:p>
      <text:p text:style-name="P1"><text:s text:c="3"/>28.174 <text:s text:c="3"/>28.174 <text:s text:c="3"/>32.886 <text:s text:c="3"/>28.174 <text:s text:c="3"/>28.174 <text:s text:c="3"/>28.174</text:p>
      <text:p text:style-name="P1"/>
      <text:p text:style-name="P1">item 19 <text:s/>Key= 10a (55A) <text:s/>count=15</text:p>
      <text:p text:style-name="P1">10a 55A <text:s/>mC [r, r, s, t, t, u] <text:s/>[r,r,s,-t+s+r,-t+s+r,2r-u,t+s+r]</text:p>
      <text:p text:style-name="P1">largest eigenvalue 1776.9 vector = <text:s/>-0.248926 <text:s text:c="2"/>-0.248926 <text:s text:c="6"/>-0.295518 <text:s text:c="6"/>-0.408382 <text:s text:c="6"/>-0.408382 <text:s text:c="6"/>-0.439818 <text:s text:c="6"/>-0.511613</text:p>
      <text:p text:style-name="P1"><text:s/>next eigenvalue <text:s/>131.452</text:p>
      <text:p text:style-name="P1"/>
      <text:p text:style-name="P1"><text:s text:c="2"/>180.898 <text:s text:c="2"/>180.898 <text:s text:c="2"/>219.334 <text:s text:c="2"/>172.517 <text:s text:c="2"/>172.517 <text:s text:c="2"/>128.880</text:p>
      <text:p text:style-name="P1"><text:s text:c="3"/>180.898 <text:s text:c="2"/>180.898 <text:s text:c="2"/>219.334 <text:s text:c="2"/>227.716 <text:s text:c="2"/>227.716 <text:s text:c="2"/>232.916 <text:s text:c="2"/>364.978 <text:s text:c="2"/>452.251 <text:s text:c="2"/>452.251 <text:s text:c="2"/>490.677 <text:s text:c="2"/>572.750 <text:s text:c="2"/>572.750 <text:s/>1055.045</text:p>
      <text:p text:style-name="P1"/>
      <text:p text:style-name="P1"><text:s text:c="3"/>73.770 <text:s text:c="3"/>73.770 <text:s text:c="3"/>82.415 <text:s text:c="3"/>24.408 <text:s text:c="3"/>24.408 <text:s text:c="4"/>7.910</text:p>
      <text:p text:style-name="P1"><text:s text:c="4"/>73.770 <text:s text:c="3"/>73.770 <text:s text:c="3"/>82.415 <text:s text:c="2"/>131.778 <text:s text:c="2"/>131.778 <text:s text:c="2"/>139.630 <text:s text:c="2"/>155.451 <text:s text:c="2"/>180.594 <text:s text:c="2"/>180.594 <text:s text:c="2"/>189.051 <text:s text:c="2"/>222.046 <text:s text:c="2"/>222.046 <text:s text:c="2"/>286.683</text:p>
      <text:p text:style-name="P1"/>
      <text:p text:style-name="P1"><text:s text:c="2"/>118.029 <text:s text:c="2"/>118.029 <text:s text:c="2"/>141.596 <text:s text:c="3"/>24.621 <text:s text:c="3"/>24.621 <text:s text:c="4"/>0.933</text:p>
      <text:p text:style-name="P1"><text:s text:c="2"/>121.189 <text:s text:c="2"/>121.189 <text:s text:c="2"/>145.133 <text:s text:c="3"/>90.187 <text:s text:c="3"/>90.187 <text:s text:c="3"/>58.083</text:p>
      <text:p text:style-name="P1"/>
      <text:p text:style-name="P1">item 20 <text:s/>Key= 10b (55A) <text:s/>count=108</text:p>
      <text:p text:style-name="P1">10b 55A <text:s/>mC [r, r, s, t, t, u] <text:s/>[r,r,s,2r-u,-t+s+r,-t+s+r,t+s+r]</text:p>
      <text:p text:style-name="P1">largest eigenvalue 10808.6 vector = <text:s/>-0.1431 <text:s text:c="3"/>-0.1431 -0.208812 <text:s text:c="6"/>-0.270965 <text:s text:c="6"/>-0.498358 <text:s text:c="6"/>-0.533951 <text:s text:c="6"/>-0.555478</text:p>
      <text:p text:style-name="P1"><text:s/>next eigenvalue <text:s/>1998.69</text:p>
      <text:p text:style-name="P1"/>
      <text:p text:style-name="P1"><text:s text:c="3"/>87.912 <text:s text:c="3"/>87.912 <text:s text:c="2"/>131.256 <text:s text:c="3"/>35.544 <text:s text:c="3"/>35.544 <text:s text:c="4"/>4.113</text:p>
      <text:p text:style-name="P1"><text:s text:c="4"/>87.912 <text:s text:c="3"/>87.912 <text:s text:c="2"/>131.256 <text:s text:c="2"/>171.711 <text:s text:c="2"/>179.936 <text:s text:c="2"/>183.624 <text:s text:c="2"/>183.624 <text:s text:c="2"/>240.105 <text:s text:c="2"/>254.711 <text:s text:c="2"/>254.711 <text:s text:c="2"/>302.967 <text:s text:c="2"/>302.967 <text:s text:c="2"/>382.279</text:p>
      <text:p text:style-name="P1"/>
      <text:p text:style-name="P1"><text:s text:c="2"/>140.641 <text:s text:c="2"/>140.641 <text:s text:c="2"/>147.629 <text:s text:c="3"/>87.697 <text:s text:c="3"/>87.697 <text:s text:c="2"/>108.923</text:p>
      <text:p text:style-name="P1"><text:s text:c="3"/>140.641 <text:s text:c="2"/>140.641 <text:s text:c="2"/>147.629 <text:s text:c="2"/>172.359 <text:s text:c="2"/>200.573 <text:s text:c="2"/>200.573 <text:s text:c="2"/>319.988 <text:s text:c="2"/>319.988 <text:s text:c="2"/>362.440 <text:s text:c="2"/>375.967 <text:s text:c="2"/>375.967 <text:s text:c="2"/>390.206 <text:s text:c="2"/>713.228</text:p>
      <text:p text:style-name="P1"/>
      <text:p text:style-name="P1"><text:s text:c="3"/>88.289 <text:s text:c="3"/>88.289 <text:s text:c="2"/>149.277 <text:s text:c="3"/>13.259 <text:s text:c="3"/>13.259 <text:s text:c="4"/>4.775</text:p>
      <text:p text:style-name="P1"><text:s text:c="2"/>162.136 <text:s text:c="2"/>162.136 <text:s text:c="2"/>172.567 <text:s text:c="4"/>0.071 <text:s text:c="4"/>0.071 <text:s text:c="3"/>83.110</text:p>
      <text:p text:style-name="P1"/>
      <text:p text:style-name="P1">item 21 <text:s/>Key= 11a (45A) <text:s/>count=27042</text:p>
      <text:p text:style-name="P1">11a 45A <text:s/>tP [r, r, s, 0,0,0] <text:s/>[r,r,2r,2r,s,s+r,s+r]</text:p>
      <text:p text:style-name="P1">largest eigenvalue 387862 vector = <text:s/>-0.0819204 <text:s/>-0.0819204 <text:s text:c="5"/>-0.163841 <text:s text:c="6"/>-0.163841 <text:s text:c="6"/>-0.501689 <text:s text:c="6"/>-0.583609 <text:s text:c="6"/>-0.583609</text:p>
      <text:p text:style-name="P1"><text:s/>next eigenvalue <text:s/>56473.6</text:p>
      <text:p text:style-name="P1"/>
      <text:p text:style-name="P1"><text:s text:c="2"/>207.387 <text:s text:c="2"/>207.387 <text:s text:c="2"/>629.405 <text:s text:c="4"/>0.000 <text:s text:c="4"/>0.000 <text:s text:c="4"/>0.000</text:p>
      <text:p text:style-name="P1"><text:s text:c="3"/>207.387 <text:s text:c="2"/>207.387 <text:s text:c="2"/>414.774 <text:s text:c="2"/>414.774 <text:s text:c="2"/>629.405 <text:s text:c="2"/>836.792 <text:s text:c="2"/>836.792 <text:s text:c="2"/>836.792 <text:s text:c="2"/>836.792 <text:s/>1044.179 <text:s/>1044.179 <text:s/>1044.179 <text:s/>1044.179</text:p>
      <text:p text:style-name="P1"/>
      <text:p text:style-name="P1"><text:s text:c="3"/>77.040 <text:s text:c="3"/>77.040 <text:s text:c="2"/>164.155 <text:s text:c="4"/>0.000 <text:s text:c="4"/>0.000 <text:s text:c="4"/>0.000</text:p>
      <text:p text:style-name="P1"><text:s text:c="4"/>77.040 <text:s text:c="3"/>77.040 <text:s text:c="2"/>154.079 <text:s text:c="2"/>154.079 <text:s text:c="2"/>164.155 <text:s text:c="2"/>241.194 <text:s text:c="2"/>241.194 <text:s text:c="2"/>241.194 <text:s text:c="2"/>241.194 <text:s text:c="2"/>318.234 <text:s text:c="2"/>318.234 <text:s text:c="2"/>318.234 <text:s text:c="2"/>318.234</text:p>
      <text:p text:style-name="P1"/>
      <text:p text:style-name="P1"><text:s text:c="2"/>182.386 <text:s text:c="2"/>182.386 <text:s text:c="2"/>596.087 <text:s text:c="4"/>0.000 <text:s text:c="4"/>0.000 <text:s text:c="4"/>0.000</text:p>
      <text:p text:style-name="P1"><text:s text:c="3"/>73.405 <text:s text:c="3"/>73.405 <text:s text:c="2"/>165.484 <text:s text:c="4"/>0.000 <text:s text:c="4"/>0.000 <text:s text:c="4"/>0.000</text:p>
      <text:p text:style-name="P1"/>
      <text:p text:style-name="P1">item 22 <text:s/>Key= 11b (45A) <text:s/>count=466811</text:p>
      <text:p text:style-name="P1">11b 45A <text:s/>tP [r, r, s, 0,0,0] <text:s/>[r,r,s,2r,2r,s+r,s+r]</text:p>
      <text:p text:style-name="P1">largest eigenvalue 558181 vector = <text:s/>-0.212938 <text:s text:c="2"/>-0.212938 <text:s text:c="6"/>-0.272908 <text:s text:c="6"/>-0.425877 <text:s text:c="6"/>-0.425877 <text:s text:c="6"/>-0.485846 <text:s text:c="6"/>-0.485846</text:p>
      <text:p text:style-name="P1"><text:s/>next eigenvalue <text:s/>31885.1</text:p>
      <text:p text:style-name="P1"/>
      <text:p text:style-name="P1"><text:s text:c="2"/>153.500 <text:s text:c="2"/>153.500 <text:s text:c="2"/>207.678 <text:s text:c="4"/>0.000 <text:s text:c="4"/>0.000 <text:s text:c="4"/>0.000</text:p>
      <text:p text:style-name="P1"><text:s text:c="3"/>153.500 <text:s text:c="2"/>153.500 <text:s text:c="2"/>207.678 <text:s text:c="2"/>307.001 <text:s text:c="2"/>307.001 <text:s text:c="2"/>361.179 <text:s text:c="2"/>361.179 <text:s text:c="2"/>361.179 <text:s text:c="2"/>361.179 <text:s text:c="2"/>514.679 <text:s text:c="2"/>514.679 <text:s text:c="2"/>514.679 <text:s text:c="2"/>514.679</text:p>
      <text:p text:style-name="P1"/>
      <text:p text:style-name="P1"><text:s text:c="2"/>178.634 <text:s text:c="2"/>178.634 <text:s text:c="2"/>192.004 <text:s text:c="4"/>0.000 <text:s text:c="4"/>0.000 <text:s text:c="4"/>0.000</text:p>
      <text:p text:style-name="P1"><text:s text:c="3"/>178.634 <text:s text:c="2"/>178.634 <text:s text:c="2"/>192.004 <text:s text:c="2"/>357.268 <text:s text:c="2"/>357.268 <text:s text:c="2"/>370.638 <text:s text:c="2"/>370.638 <text:s text:c="2"/>370.638 <text:s text:c="2"/>370.638 <text:s text:c="2"/>549.272 <text:s text:c="2"/>549.272 <text:s text:c="2"/>549.272 <text:s text:c="2"/>549.272</text:p>
      <text:p text:style-name="P1"/>
      <text:p text:style-name="P1"><text:s text:c="3"/>99.892 <text:s text:c="3"/>99.892 <text:s text:c="2"/>139.622 <text:s text:c="4"/>0.000 <text:s text:c="4"/>0.000 <text:s text:c="4"/>0.000</text:p>
      <text:p text:style-name="P1"><text:s text:c="2"/>130.772 <text:s text:c="2"/>130.772 <text:s text:c="2"/>145.128 <text:s text:c="4"/>0.000 <text:s text:c="4"/>0.000 <text:s text:c="4"/>0.000</text:p>
      <text:p text:style-name="P1"/>
      <text:p text:style-name="P1">item 23 <text:s/>Key= 12a (48A) <text:s/>count=377804</text:p>
      <text:p text:style-name="P1">12a 48A <text:s/>hP [r, r, s, 0, 0, -r] <text:s/>[r,r,r,s,s+r,s+r,s+r]</text:p>
      <text:p text:style-name="P1">largest eigenvalue 454761 vector = <text:s/>-0.221627 <text:s text:c="2"/>-0.221627 <text:s text:c="6"/>-0.221627 <text:s text:c="6"/>-0.28539 <text:s text:c="7"/>-0.507017 <text:s text:c="6"/>-0.507017 <text:s text:c="6"/>-0.507017</text:p>
      <text:p text:style-name="P1"><text:s/>next eigenvalue <text:s/>20201.5</text:p>
      <text:p text:style-name="P1"/>
      <text:p text:style-name="P1"><text:s text:c="2"/>186.059 <text:s text:c="2"/>186.059 <text:s text:c="2"/>192.004 <text:s text:c="4"/>0.000 <text:s text:c="4"/>0.000 <text:s/>-186.059</text:p>
      <text:p text:style-name="P1"><text:s text:c="3"/>186.059 <text:s text:c="2"/>186.059 <text:s text:c="2"/>186.059 <text:s text:c="2"/>192.004 <text:s text:c="2"/>378.063 <text:s text:c="2"/>378.063 <text:s text:c="2"/>378.063 <text:s text:c="2"/>378.063 <text:s text:c="2"/>378.063 <text:s text:c="2"/>378.063 <text:s text:c="2"/>558.177 <text:s text:c="2"/>750.181 <text:s text:c="2"/>750.181</text:p>
      <text:p text:style-name="P1"/>
      <text:p text:style-name="P1"><text:s text:c="3"/>75.441 <text:s text:c="3"/>75.441 <text:s text:c="2"/>139.622 <text:s text:c="4"/>0.000 <text:s text:c="4"/>0.000 <text:s text:c="2"/>-75.441</text:p>
      <text:p text:style-name="P1"><text:s text:c="4"/>75.441 <text:s text:c="3"/>75.441 <text:s text:c="3"/>75.441 <text:s text:c="2"/>139.622 <text:s text:c="2"/>215.063 <text:s text:c="2"/>215.063 <text:s text:c="2"/>215.063 <text:s text:c="2"/>215.063 <text:s text:c="2"/>215.063 <text:s text:c="2"/>215.063 <text:s text:c="2"/>226.322 <text:s text:c="2"/>365.944 <text:s text:c="2"/>365.944</text:p>
      <text:p text:style-name="P1"/>
      <text:p text:style-name="P1"><text:s text:c="2"/>130.257 <text:s text:c="2"/>130.257 <text:s text:c="2"/>145.128 <text:s text:c="4"/>0.000 <text:s text:c="4"/>0.000 <text:s/>-130.257</text:p>
      <text:p text:style-name="P1"><text:s text:c="2"/>114.505 <text:s text:c="2"/>114.505 <text:s text:c="2"/>179.269 <text:s text:c="4"/>0.000 <text:s text:c="4"/>0.000 <text:s/>-114.505</text:p>
      <text:p text:style-name="P1"/>
      <text:p text:style-name="P1"><text:soft-page-break/>item 24 <text:s/>Key= 12b (48A) <text:s/>count=192279</text:p>
      <text:p text:style-name="P1">12b 48A <text:s/>hP [r, r, s, 0, 0, -r] <text:s/>[r,r,r,3r,s+r,s+r]</text:p>
      <text:p text:style-name="P1">largest eigenvalue 413916 vector = <text:s/>-0.0629741 <text:s/>-0.0629741 <text:s text:c="5"/>-0.0629741 <text:s text:c="5"/>-0.171601 <text:s text:c="6"/>-0.534444 <text:s text:c="6"/>-0.580097 <text:s text:c="6"/>-0.580097</text:p>
      <text:p text:style-name="P1"><text:s/>next eigenvalue <text:s/>81816</text:p>
      <text:p text:style-name="P1"/>
      <text:p text:style-name="P1"><text:s text:c="3"/>54.358 <text:s text:c="3"/>54.358 <text:s text:c="2"/>207.678 <text:s text:c="4"/>0.000 <text:s text:c="4"/>0.000 <text:s text:c="2"/>-54.358</text:p>
      <text:p text:style-name="P1"><text:s text:c="4"/>54.358 <text:s text:c="3"/>54.358 <text:s text:c="3"/>54.358 <text:s text:c="2"/>163.075 <text:s text:c="2"/>207.678 <text:s text:c="2"/>262.037 <text:s text:c="2"/>262.037 <text:s text:c="2"/>262.037 <text:s text:c="2"/>262.037 <text:s text:c="2"/>262.037 <text:s text:c="2"/>262.037 <text:s text:c="2"/>370.754 <text:s text:c="2"/>370.754</text:p>
      <text:p text:style-name="P1"/>
      <text:p text:style-name="P1"><text:s text:c="3"/>86.047 <text:s text:c="3"/>86.047 <text:s text:c="2"/>285.079 <text:s text:c="4"/>0.000 <text:s text:c="4"/>0.000 <text:s text:c="2"/>-86.047</text:p>
      <text:p text:style-name="P1"><text:s text:c="4"/>86.047 <text:s text:c="3"/>86.047 <text:s text:c="3"/>86.047 <text:s text:c="2"/>258.141 <text:s text:c="2"/>285.079 <text:s text:c="2"/>371.126 <text:s text:c="2"/>371.126 <text:s text:c="2"/>371.126 <text:s text:c="2"/>371.126 <text:s text:c="2"/>371.126 <text:s text:c="2"/>371.126 <text:s text:c="2"/>543.220 <text:s text:c="2"/>543.220</text:p>
      <text:p text:style-name="P1"/>
      <text:p text:style-name="P1"><text:s text:c="3"/>96.838 <text:s text:c="3"/>96.838 <text:s text:c="2"/>629.404 <text:s text:c="4"/>0.000 <text:s text:c="4"/>0.000 <text:s text:c="2"/>-96.838</text:p>
      <text:p text:style-name="P1"><text:s text:c="3"/>73.570 <text:s text:c="3"/>73.570 <text:s text:c="2"/>264.510 <text:s text:c="4"/>0.000 <text:s text:c="4"/>0.000 <text:s text:c="2"/>-73.570</text:p>
      <text:p text:style-name="P1"/>
      <text:p text:style-name="P1">item 25 <text:s/>Key= 13a (50D) <text:s/>count=137302</text:p>
      <text:p text:style-name="P1">13a 50D <text:s/>oC [r, r, s, 0, 0, -t] <text:s/>[r,r,2r-t,s,s+r,s+r,s+r]</text:p>
      <text:p text:style-name="P1">largest eigenvalue 267038 vector = <text:s/>-0.206864 <text:s text:c="2"/>-0.206864 <text:s text:c="6"/>-0.243891 <text:s text:c="6"/>-0.313656 <text:s text:c="6"/>-0.488397 <text:s text:c="6"/>-0.50893 <text:s text:c="7"/>-0.50893</text:p>
      <text:p text:style-name="P1"><text:s/>next eigenvalue <text:s/>16383.3</text:p>
      <text:p text:style-name="P1"/>
      <text:p text:style-name="P1"><text:s text:c="3"/>99.892 <text:s text:c="3"/>99.892 <text:s text:c="2"/>139.622 <text:s text:c="4"/>0.000 <text:s text:c="4"/>0.000 <text:s text:c="2"/>-26.539</text:p>
      <text:p text:style-name="P1"><text:s text:c="4"/>99.892 <text:s text:c="3"/>99.892 <text:s text:c="2"/>139.622 <text:s text:c="2"/>173.244 <text:s text:c="2"/>226.322 <text:s text:c="2"/>239.514 <text:s text:c="2"/>239.514 <text:s text:c="2"/>239.514 <text:s text:c="2"/>239.514 <text:s text:c="2"/>312.867 <text:s text:c="2"/>312.867 <text:s text:c="2"/>365.944 <text:s text:c="2"/>365.944</text:p>
      <text:p text:style-name="P1"/>
      <text:p text:style-name="P1"><text:s text:c="2"/>130.772 <text:s text:c="2"/>130.772 <text:s text:c="2"/>145.128 <text:s text:c="4"/>0.000 <text:s text:c="4"/>0.000 <text:s/>-129.228</text:p>
      <text:p text:style-name="P1"><text:s text:c="3"/>130.772 <text:s text:c="2"/>130.772 <text:s text:c="2"/>132.316 <text:s text:c="2"/>145.128 <text:s text:c="2"/>275.900 <text:s text:c="2"/>275.900 <text:s text:c="2"/>275.900 <text:s text:c="2"/>275.900 <text:s text:c="2"/>277.444 <text:s text:c="2"/>277.444 <text:s text:c="2"/>390.771 <text:s text:c="2"/>535.899 <text:s text:c="2"/>535.899</text:p>
      <text:p text:style-name="P1"/>
      <text:p text:style-name="P1"><text:s text:c="2"/>167.574 <text:s text:c="2"/>167.574 <text:s text:c="2"/>315.055 <text:s text:c="4"/>0.000 <text:s text:c="4"/>0.000 <text:s/>-146.513</text:p>
      <text:p text:style-name="P1"><text:s text:c="2"/>107.755 <text:s text:c="2"/>107.755 <text:s text:c="2"/>136.232 <text:s text:c="4"/>0.000 <text:s text:c="4"/>0.000 <text:s text:c="2"/>-26.911</text:p>
      <text:p text:style-name="P1"/>
      <text:p text:style-name="P1">item 26 <text:s/>Key= 13b (50D) <text:s/>count=53254</text:p>
      <text:p text:style-name="P1">13b 50D <text:s/>oC [r, r, s, 0, 0, -t] <text:s/>[r,r,s,2r-t,s+r,s+r,s+r]</text:p>
      <text:p text:style-name="P1">largest eigenvalue 150309 vector = <text:s/>-0.226372 <text:s text:c="2"/>-0.226372 <text:s text:c="6"/>-0.26747 <text:s text:c="7"/>-0.319914 <text:s text:c="6"/>-0.485663 <text:s text:c="6"/>-0.493841 <text:s text:c="6"/>-0.493841</text:p>
      <text:p text:style-name="P1"><text:s/>next eigenvalue <text:s/>7219.63</text:p>
      <text:p text:style-name="P1"/>
      <text:p text:style-name="P1"><text:s text:c="3"/>99.892 <text:s text:c="3"/>99.892 <text:s text:c="2"/>139.622 <text:s text:c="4"/>0.000 <text:s text:c="4"/>0.000 <text:s text:c="2"/>-26.539</text:p>
      <text:p text:style-name="P1"><text:s text:c="4"/>99.892 <text:s text:c="3"/>99.892 <text:s text:c="2"/>139.622 <text:s text:c="2"/>173.244 <text:s text:c="2"/>226.322 <text:s text:c="2"/>239.514 <text:s text:c="2"/>239.514 <text:s text:c="2"/>239.514 <text:s text:c="2"/>239.514 <text:s text:c="2"/>312.867 <text:s text:c="2"/>312.867 <text:s text:c="2"/>365.944 <text:s text:c="2"/>365.944</text:p>
      <text:p text:style-name="P1"/>
      <text:p text:style-name="P1"><text:s text:c="2"/>107.755 <text:s text:c="2"/>107.755 <text:s text:c="2"/>136.232 <text:s text:c="4"/>0.000 <text:s text:c="4"/>0.000 <text:s text:c="2"/>-26.911</text:p>
      <text:p text:style-name="P1"><text:s text:c="3"/>107.755 <text:s text:c="2"/>107.755 <text:s text:c="2"/>136.232 <text:s text:c="2"/>188.598 <text:s text:c="2"/>242.421 <text:s text:c="2"/>243.987 <text:s text:c="2"/>243.987 <text:s text:c="2"/>243.987 <text:s text:c="2"/>243.987 <text:s text:c="2"/>324.830 <text:s text:c="2"/>324.830 <text:s text:c="2"/>378.653 <text:s text:c="2"/>378.653</text:p>
      <text:p text:style-name="P1"/>
      <text:p text:style-name="P1"><text:s text:c="2"/>137.903 <text:s text:c="2"/>137.903 <text:s text:c="2"/>157.613 <text:s text:c="4"/>0.000 <text:s text:c="4"/>0.000 <text:s text:c="2"/>-87.033</text:p>
      <text:p text:style-name="P1"><text:s text:c="3"/>79.500 <text:s text:c="3"/>79.500 <text:s text:c="3"/>87.429 <text:s text:c="4"/>0.000 <text:s text:c="4"/>0.000 <text:s text:c="2"/>-62.656</text:p>
      <text:p text:style-name="P1"/>
      <text:p text:style-name="P1">item 27 <text:s/>Key= 14a (55A) <text:s/>count=15</text:p>
      <text:p text:style-name="P1">14a 55A <text:s/>mC [r, r, s, t, t, u] <text:s/>[r,r,s,-t+s+r,-t+s+r,2r-u,t+s+r]</text:p>
      <text:p text:style-name="P1">largest eigenvalue 1776.9 vector = <text:s/>-0.248926 <text:s text:c="2"/>-0.248926 <text:s text:c="6"/>-0.295518 <text:s text:c="6"/>-0.408382 <text:s text:c="6"/>-0.408382 <text:s text:c="6"/>-0.439818 <text:s text:c="6"/>-0.511613</text:p>
      <text:p text:style-name="P1"><text:s/>next eigenvalue <text:s/>131.452</text:p>
      <text:p text:style-name="P1"/>
      <text:p text:style-name="P1"><text:s text:c="2"/>180.898 <text:s text:c="2"/>180.898 <text:s text:c="2"/>219.334 <text:s text:c="2"/>172.517 <text:s text:c="2"/>172.517 <text:s text:c="2"/>128.880</text:p>
      <text:p text:style-name="P1"><text:s text:c="3"/>180.898 <text:s text:c="2"/>180.898 <text:s text:c="2"/>219.334 <text:s text:c="2"/>227.716 <text:s text:c="2"/>227.716 <text:s text:c="2"/>232.916 <text:s text:c="2"/>364.978 <text:s text:c="2"/>452.251 <text:s text:c="2"/>452.251 <text:s text:c="2"/>490.677 <text:s text:c="2"/>572.750 <text:s text:c="2"/>572.750 <text:s/>1055.045</text:p>
      <text:p text:style-name="P1"/>
      <text:p text:style-name="P1"><text:s text:c="3"/>73.770 <text:s text:c="3"/>73.770 <text:s text:c="3"/>82.415 <text:s text:c="3"/>24.408 <text:s text:c="3"/>24.408 <text:s text:c="4"/>7.910</text:p>
      <text:p text:style-name="P1"><text:s text:c="4"/>73.770 <text:s text:c="3"/>73.770 <text:s text:c="3"/>82.415 <text:s text:c="2"/>131.778 <text:s text:c="2"/>131.778 <text:s text:c="2"/>139.630 <text:s text:c="2"/>155.451 <text:s text:c="2"/>180.594 <text:s text:c="2"/>180.594 <text:s text:c="2"/>189.051 <text:s text:c="2"/>222.046 <text:s text:c="2"/>222.046 <text:s text:c="2"/>286.683</text:p>
      <text:p text:style-name="P1"/>
      <text:p text:style-name="P1"><text:s text:c="2"/>118.029 <text:s text:c="2"/>118.029 <text:s text:c="2"/>141.596 <text:s text:c="3"/>24.621 <text:s text:c="3"/>24.621 <text:s text:c="4"/>0.933</text:p>
      <text:p text:style-name="P1"><text:s text:c="2"/>121.189 <text:s text:c="2"/>121.189 <text:s text:c="2"/>145.133 <text:s text:c="3"/>90.187 <text:s text:c="3"/>90.187 <text:s text:c="3"/>58.083</text:p>
      <text:p text:style-name="P1"/>
      <text:p text:style-name="P1">item 28 <text:s/>Key= 14b (55A) <text:s/>count=22</text:p>
      <text:p text:style-name="P1">14b 55A <text:s/>mC [r, r, s, t, t, u] <text:s/>[r,r,s,2r-u,-t+s+r,-t+s+r,t+s+r]</text:p>
      <text:p text:style-name="P1">largest eigenvalue 8956.62 vector = <text:s/>-0.100821 <text:s/>-0.100821 <text:s text:c="6"/>-0.169653 <text:s text:c="6"/>-0.213459 <text:s text:c="6"/>-0.51384 <text:s text:c="7"/>-0.561322 <text:s text:c="6"/>-0.571148</text:p>
      <text:p text:style-name="P1"><text:s/>next eigenvalue <text:s/>1292.09</text:p>
      <text:p text:style-name="P1"/>
      <text:p text:style-name="P1"><text:s text:c="2"/>123.765 <text:s text:c="2"/>123.765 <text:s text:c="2"/>261.227 <text:s text:c="3"/>24.388 <text:s text:c="3"/>24.388 <text:s text:c="3"/>40.768</text:p>
      <text:p text:style-name="P1"><text:s text:c="3"/>123.765 <text:s text:c="2"/>123.765 <text:s text:c="2"/>206.762 <text:s text:c="2"/>261.227 <text:s text:c="2"/>288.298 <text:s text:c="2"/>360.604 <text:s text:c="2"/>360.604 <text:s text:c="2"/>409.379 <text:s text:c="2"/>409.379 <text:s text:c="2"/>467.989 <text:s text:c="2"/>467.989 <text:s text:c="2"/>500.749 <text:s text:c="2"/>598.300</text:p>
      <text:p text:style-name="P1"/>
      <text:p text:style-name="P1"><text:s text:c="2"/>481.884 <text:s text:c="2"/>481.884 <text:s/>2228.091 <text:s text:c="2"/>279.887 <text:s text:c="2"/>279.887 <text:s text:c="2"/>201.167</text:p>
      <text:p text:style-name="P1"><text:s text:c="3"/>481.884 <text:s text:c="2"/>481.884 <text:s text:c="2"/>762.602 <text:s/>1164.935 <text:s/>2228.091 <text:s/>2430.089 <text:s/>2430.089 <text:s/>2833.253 <text:s/>2989.862 <text:s/>2989.862 <text:s/>2990.693 <text:s/>2990.693 <text:s/>3952.800</text:p>
      <text:p text:style-name="P1"/>
      <text:p text:style-name="P1"><text:s text:c="3"/>90.623 <text:s text:c="3"/>90.623 <text:s text:c="2"/>172.715 <text:s text:c="3"/>81.099 <text:s text:c="3"/>81.099 <text:s text:c="3"/>28.159</text:p>
      <text:p text:style-name="P1"><text:s text:c="2"/>226.143 <text:s text:c="2"/>226.143 <text:s text:c="2"/>966.228 <text:s text:c="2"/>215.999 <text:s text:c="2"/>215.999 <text:s text:c="3"/>53.107</text:p>
      <text:p text:style-name="P1"/>
      <text:p text:style-name="P1">item 29 <text:s/>Key= 15a (45C) <text:s/>count=643474</text:p>
      <text:p text:style-name="P1">15a 45C <text:s/>tI [r, r, s, -r, -r, 0] <text:s/>[r,r,s,s,s,s,2r]</text:p>
      <text:p text:style-name="P1">largest eigenvalue 462647 vector = <text:s/>-0.267965 <text:s text:c="2"/>-0.267965 <text:s text:c="6"/>-0.377217 <text:s text:c="6"/>-0.377217 <text:s text:c="6"/>-0.377217 <text:s text:c="6"/>-0.377217 <text:s text:c="6"/>-0.535929</text:p>
      <text:p text:style-name="P1"><text:soft-page-break/><text:s/>next eigenvalue <text:s/>42766.5</text:p>
      <text:p text:style-name="P1"/>
      <text:p text:style-name="P1"><text:s text:c="2"/>186.847 <text:s text:c="2"/>186.847 <text:s text:c="2"/>207.678 <text:s/>-186.847 <text:s/>-186.847 <text:s text:c="4"/>0.000</text:p>
      <text:p text:style-name="P1"><text:s text:c="3"/>186.847 <text:s text:c="2"/>186.847 <text:s text:c="2"/>207.678 <text:s text:c="2"/>207.678 <text:s text:c="2"/>207.678 <text:s text:c="2"/>207.678 <text:s text:c="2"/>373.695 <text:s text:c="2"/>373.695 <text:s text:c="2"/>581.373 <text:s text:c="2"/>581.373 <text:s text:c="2"/>581.373 <text:s text:c="2"/>581.373 <text:s text:c="2"/>955.068</text:p>
      <text:p text:style-name="P1"/>
      <text:p text:style-name="P1"><text:s text:c="3"/>71.815 <text:s text:c="3"/>71.815 <text:s text:c="2"/>111.066 <text:s text:c="2"/>-71.815 <text:s text:c="2"/>-71.815 <text:s text:c="4"/>0.000</text:p>
      <text:p text:style-name="P1"><text:s text:c="4"/>71.815 <text:s text:c="3"/>71.815 <text:s text:c="2"/>111.066 <text:s text:c="2"/>111.066 <text:s text:c="2"/>111.066 <text:s text:c="2"/>111.066 <text:s text:c="2"/>143.631 <text:s text:c="2"/>143.631 <text:s text:c="2"/>254.697 <text:s text:c="2"/>254.697 <text:s text:c="2"/>254.697 <text:s text:c="2"/>254.697 <text:s text:c="2"/>398.328</text:p>
      <text:p text:style-name="P1"/>
      <text:p text:style-name="P1"><text:s text:c="2"/>132.072 <text:s text:c="2"/>132.072 <text:s text:c="2"/>192.004 <text:s/>-132.072 <text:s/>-132.072 <text:s text:c="4"/>0.000</text:p>
      <text:p text:style-name="P1"><text:s text:c="3"/>90.983 <text:s text:c="3"/>90.983 <text:s text:c="2"/>139.622 <text:s text:c="2"/>-90.983 <text:s text:c="2"/>-90.983 <text:s text:c="4"/>0.000</text:p>
      <text:p text:style-name="P1"/>
      <text:p text:style-name="P1">item 30 <text:s/>Key= 15b (45C) <text:s/>count=706561</text:p>
      <text:p text:style-name="P1">15b 45C <text:s/>tI [r, r, s, -r, -r, 0] <text:s/>[r,r,2r,2r,s,s,s]</text:p>
      <text:p text:style-name="P1">largest eigenvalue 600924 vector = <text:s/>-0.230699 <text:s text:c="2"/>-0.230699 <text:s text:c="6"/>-0.367955 <text:s text:c="6"/>-0.367955 <text:s text:c="6"/>-0.42234 <text:s text:c="7"/>-0.42234 <text:s text:c="7"/>-0.515784</text:p>
      <text:p text:style-name="P1"><text:s/>next eigenvalue <text:s/>73698.7</text:p>
      <text:p text:style-name="P1"/>
      <text:p text:style-name="P1"><text:s text:c="2"/>186.847 <text:s text:c="2"/>186.847 <text:s text:c="2"/>207.678 <text:s/>-186.847 <text:s/>-186.847 <text:s text:c="4"/>0.000</text:p>
      <text:p text:style-name="P1"><text:s text:c="3"/>186.847 <text:s text:c="2"/>186.847 <text:s text:c="2"/>207.678 <text:s text:c="2"/>207.678 <text:s text:c="2"/>207.678 <text:s text:c="2"/>207.678 <text:s text:c="2"/>373.695 <text:s text:c="2"/>373.695 <text:s text:c="2"/>581.373 <text:s text:c="2"/>581.373 <text:s text:c="2"/>581.373 <text:s text:c="2"/>581.373 <text:s text:c="2"/>955.068</text:p>
      <text:p text:style-name="P1"/>
      <text:p text:style-name="P1"><text:s text:c="3"/>71.815 <text:s text:c="3"/>71.815 <text:s text:c="2"/>111.066 <text:s text:c="2"/>-71.815 <text:s text:c="2"/>-71.815 <text:s text:c="4"/>0.000</text:p>
      <text:p text:style-name="P1"><text:s text:c="4"/>71.815 <text:s text:c="3"/>71.815 <text:s text:c="2"/>111.066 <text:s text:c="2"/>111.066 <text:s text:c="2"/>111.066 <text:s text:c="2"/>111.066 <text:s text:c="2"/>143.631 <text:s text:c="2"/>143.631 <text:s text:c="2"/>254.697 <text:s text:c="2"/>254.697 <text:s text:c="2"/>254.697 <text:s text:c="2"/>254.697 <text:s text:c="2"/>398.328</text:p>
      <text:p text:style-name="P1"/>
      <text:p text:style-name="P1"><text:s text:c="2"/>132.072 <text:s text:c="2"/>132.072 <text:s text:c="2"/>192.004 <text:s/>-132.072 <text:s/>-132.072 <text:s text:c="4"/>0.000</text:p>
      <text:p text:style-name="P1"><text:s text:c="3"/>90.983 <text:s text:c="3"/>90.983 <text:s text:c="2"/>139.622 <text:s text:c="2"/>-90.983 <text:s text:c="2"/>-90.983 <text:s text:c="4"/>0.000</text:p>
      <text:p text:style-name="P1"/>
      <text:p text:style-name="P1">item 31 <text:s/>Key= 16a (51A) <text:s/>count=1</text:p>
      <text:p text:style-name="P1">No valid cases found</text:p>
      <text:p text:style-name="P1"/>
      <text:p text:style-name="P1">item 32 <text:s/>Key= 16b (51A) <text:s/>count=28589</text:p>
      <text:p text:style-name="P1">16b 51A <text:s/>oF r, r, s, t, t, -2r -2t) <text:s/>[r,r,s,s,-t+s+r,-t+s+r,2t]</text:p>
      <text:p text:style-name="P1">largest eigenvalue 83881.8 vector = <text:s/>-0.288678 <text:s/>-0.288678 <text:s text:c="6"/>-0.363092 <text:s text:c="6"/>-0.363092 <text:s text:c="6"/>-0.411232 <text:s text:c="6"/>-0.411232 <text:s text:c="6"/>-0.481076</text:p>
      <text:p text:style-name="P1"><text:s/>next eigenvalue <text:s/>4567.26</text:p>
      <text:p text:style-name="P1"/>
      <text:p text:style-name="P1"><text:s text:c="3"/>98.072 <text:s text:c="3"/>98.072 <text:s text:c="2"/>139.622 <text:s text:c="2"/>-83.893 <text:s text:c="2"/>-83.893 <text:s text:c="2"/>-28.358</text:p>
      <text:p text:style-name="P1"><text:s text:c="4"/>98.072 <text:s text:c="3"/>98.072 <text:s text:c="2"/>139.622 <text:s text:c="2"/>139.622 <text:s text:c="2"/>153.801 <text:s text:c="2"/>153.801 <text:s text:c="2"/>167.786 <text:s text:c="2"/>224.503 <text:s text:c="2"/>321.587 <text:s text:c="2"/>321.587 <text:s text:c="2"/>364.125 <text:s text:c="2"/>364.125 <text:s text:c="2"/>475.194</text:p>
      <text:p text:style-name="P1"/>
      <text:p text:style-name="P1"><text:s text:c="2"/>107.367 <text:s text:c="2"/>107.367 <text:s text:c="2"/>136.232 <text:s text:c="2"/>-93.717 <text:s text:c="2"/>-93.717 <text:s text:c="2"/>-27.299</text:p>
      <text:p text:style-name="P1"><text:s text:c="3"/>107.367 <text:s text:c="2"/>107.367 <text:s text:c="2"/>136.232 <text:s text:c="2"/>136.232 <text:s text:c="2"/>149.881 <text:s text:c="2"/>149.881 <text:s text:c="2"/>187.434 <text:s text:c="2"/>242.033 <text:s text:c="2"/>337.315 <text:s text:c="2"/>337.315 <text:s text:c="2"/>378.264 <text:s text:c="2"/>378.264 <text:s text:c="2"/>511.099</text:p>
      <text:p text:style-name="P1"/>
      <text:p text:style-name="P1"><text:s text:c="3"/>98.569 <text:s text:c="3"/>98.569 <text:s text:c="2"/>164.155 <text:s text:c="2"/>-96.794 <text:s text:c="2"/>-96.794 <text:s text:c="3"/>-3.549</text:p>
      <text:p text:style-name="P1"><text:s text:c="2"/>113.857 <text:s text:c="2"/>113.857 <text:s text:c="2"/>127.868 <text:s text:c="2"/>-88.405 <text:s text:c="2"/>-88.405 <text:s text:c="2"/>-50.902</text:p>
      <text:p text:style-name="P1"/>
      <text:p text:style-name="P1">item 33 <text:s/>Key= 18a (45E) <text:s/>count=3025</text:p>
      <text:p text:style-name="P1">18a 45E <text:s/>tI (2r, s, s, r, 2r, 2r) <text:s/>[r,s,s,s,s,2s-r/2,2s-r/2]</text:p>
      <text:p text:style-name="P1">largest eigenvalue 75705.5 vector = <text:s/>-0.228283 <text:s/>-0.317809 <text:s text:c="6"/>-0.317809 <text:s text:c="6"/>-0.317809 <text:s text:c="6"/>-0.317809 <text:s text:c="6"/>-0.521477 <text:s text:c="6"/>-0.521477</text:p>
      <text:p text:style-name="P1"><text:s/>next eigenvalue <text:s/>4824.13</text:p>
      <text:p text:style-name="P1"/>
      <text:p text:style-name="P1"><text:s text:c="2"/>437.604 <text:s text:c="2"/>666.707 <text:s text:c="2"/>666.707 <text:s text:c="2"/>218.802 <text:s text:c="2"/>437.604 <text:s text:c="2"/>437.604</text:p>
      <text:p text:style-name="P1"><text:s text:c="3"/>437.604 <text:s text:c="2"/>666.707 <text:s text:c="2"/>666.707 <text:s text:c="2"/>666.707 <text:s text:c="2"/>666.707 <text:s/>1114.611 <text:s/>1114.611 <text:s/>1541.915 <text:s/>1541.915 <text:s/>1552.216 <text:s/>1552.216 <text:s/>1552.216 <text:s/>2865.029</text:p>
      <text:p text:style-name="P1"/>
      <text:p text:style-name="P1"><text:s text:c="3"/>50.330 <text:s text:c="3"/>83.984 <text:s text:c="3"/>83.984 <text:s text:c="3"/>25.165 <text:s text:c="3"/>50.330 <text:s text:c="3"/>50.330</text:p>
      <text:p text:style-name="P1"><text:s text:c="4"/>50.330 <text:s text:c="3"/>83.984 <text:s text:c="3"/>83.984 <text:s text:c="3"/>83.984 <text:s text:c="3"/>83.984 <text:s text:c="2"/>142.804 <text:s text:c="2"/>142.804 <text:s text:c="2"/>184.644 <text:s text:c="2"/>184.644 <text:s text:c="2"/>193.134 <text:s text:c="2"/>193.134 <text:s text:c="2"/>193.134 <text:s text:c="2"/>344.123</text:p>
      <text:p text:style-name="P1"/>
      <text:p text:style-name="P1"><text:s text:c="2"/>115.925 <text:s text:c="2"/>155.202 <text:s text:c="2"/>155.202 <text:s text:c="3"/>57.962 <text:s text:c="2"/>115.925 <text:s text:c="2"/>115.925</text:p>
      <text:p text:style-name="P1"><text:s text:c="2"/>123.313 <text:s text:c="2"/>182.575 <text:s text:c="2"/>182.575 <text:s text:c="3"/>61.657 <text:s text:c="2"/>123.313 <text:s text:c="2"/>123.313</text:p>
      <text:p text:style-name="P1"/>
      <text:p text:style-name="P1">item 34 <text:s/>Key= 18b (45E) <text:s/>count=84741</text:p>
      <text:p text:style-name="P1">18b 45E <text:s/>tI (2r, s, s, r, 2r, 2r) <text:s/>[r,s,s,s,s,s+r2,s+2r]</text:p>
      <text:p text:style-name="P1">largest eigenvalue 120711 vector = <text:s/>-0.0377111 <text:s/>-0.381265 <text:s text:c="6"/>-0.381265 <text:s text:c="6"/>-0.381265 <text:s text:c="6"/>-0.381265 <text:s text:c="6"/>-0.456687 <text:s text:c="6"/>-0.456687</text:p>
      <text:p text:style-name="P1"><text:s/>next eigenvalue <text:s/>9966.72</text:p>
      <text:p text:style-name="P1"/>
      <text:p text:style-name="P1"><text:s text:c="4"/>1.504 <text:s text:c="2"/>276.906 <text:s text:c="2"/>276.906 <text:s text:c="4"/>0.752 <text:s text:c="4"/>1.504 <text:s text:c="4"/>1.504</text:p>
      <text:p text:style-name="P1"><text:s text:c="5"/>1.504 <text:s text:c="2"/>276.906 <text:s text:c="2"/>276.906 <text:s text:c="2"/>276.906 <text:s text:c="2"/>276.906 <text:s text:c="2"/>279.915 <text:s text:c="2"/>279.915 <text:s text:c="2"/>553.061 <text:s text:c="2"/>553.061 <text:s text:c="2"/>554.565 <text:s text:c="2"/>554.565 <text:s text:c="2"/>554.565 <text:s text:c="2"/>559.078</text:p>
      <text:p text:style-name="P1"/>
      <text:p text:style-name="P1"><text:s text:c="4"/>4.942 <text:s text:c="2"/>142.406 <text:s text:c="2"/>142.406 <text:s text:c="4"/>2.471 <text:s text:c="4"/>4.942 <text:s text:c="4"/>4.942</text:p>
      <text:p text:style-name="P1"><text:s text:c="5"/>4.942 <text:s text:c="2"/>142.406 <text:s text:c="2"/>142.406 <text:s text:c="2"/>142.406 <text:s text:c="2"/>142.406 <text:s text:c="2"/>152.289 <text:s text:c="2"/>152.289 <text:s text:c="2"/>282.342 <text:s text:c="2"/>282.342 <text:s text:c="2"/>287.283 <text:s text:c="2"/>287.283 <text:s text:c="2"/>287.283 <text:s text:c="2"/>302.108</text:p>
      <text:p text:style-name="P1"/>
      <text:p text:style-name="P1"><text:s text:c="3"/>20.073 <text:s text:c="2"/>176.112 <text:s text:c="2"/>176.112 <text:s text:c="3"/>10.037 <text:s text:c="3"/>20.073 <text:s text:c="3"/>20.073</text:p>
      <text:p text:style-name="P1"><text:s text:c="4"/>3.042 <text:s text:c="2"/>162.572 <text:s text:c="2"/>162.572 <text:s text:c="4"/>1.521 <text:s text:c="4"/>3.042 <text:s text:c="4"/>3.042</text:p>
      <text:p text:style-name="P1"/>
      <text:p text:style-name="P1">item 35 <text:s/>Key= 19a (52B) <text:s/>count=1742</text:p>
      <text:p text:style-name="P1">19a 52B <text:s/>oI [r, s, s, t, r, r] <text:s/>[]</text:p>
      <text:p text:style-name="P1">largest eigenvalue 16204.3 vector = <text:s/>-0.0431609 -0.377059 <text:s text:c="6"/>-0.377059 <text:s text:c="6"/>-0.377059 <text:s text:c="6"/>-0.377059 <text:s text:c="6"/>-0.463381 <text:s text:c="6"/>-0.463381</text:p>
      <text:p text:style-name="P1"><text:soft-page-break/><text:s/>next eigenvalue <text:s/>1316.19</text:p>
      <text:p text:style-name="P1"/>
      <text:p text:style-name="P1"><text:s text:c="4"/>0.447 <text:s text:c="2"/>144.320 <text:s text:c="2"/>144.320 <text:s text:c="3"/>60.899 <text:s text:c="4"/>0.447 <text:s text:c="4"/>0.447</text:p>
      <text:p text:style-name="P1"><text:s text:c="5"/>0.447 <text:s text:c="2"/>144.320 <text:s text:c="2"/>144.320 <text:s text:c="2"/>144.320 <text:s text:c="2"/>144.320 <text:s text:c="2"/>145.214 <text:s text:c="2"/>145.214 <text:s text:c="2"/>227.740 <text:s text:c="2"/>228.187 <text:s text:c="2"/>228.187 <text:s text:c="2"/>349.092 <text:s text:c="2"/>349.539 <text:s text:c="2"/>350.880</text:p>
      <text:p text:style-name="P1"/>
      <text:p text:style-name="P1"><text:s text:c="4"/>9.412 <text:s text:c="3"/>74.889 <text:s text:c="3"/>74.889 <text:s text:c="3"/>26.491 <text:s text:c="4"/>9.412 <text:s text:c="4"/>9.412</text:p>
      <text:p text:style-name="P1"><text:s text:c="5"/>9.412 <text:s text:c="3"/>74.889 <text:s text:c="3"/>74.889 <text:s text:c="3"/>74.889 <text:s text:c="3"/>74.889 <text:s text:c="3"/>93.713 <text:s text:c="3"/>93.713 <text:s text:c="2"/>123.288 <text:s text:c="2"/>132.700 <text:s text:c="2"/>160.936 <text:s text:c="2"/>166.858 <text:s text:c="2"/>176.270 <text:s text:c="2"/>176.270</text:p>
      <text:p text:style-name="P1"/>
      <text:p text:style-name="P1"><text:s text:c="4"/>1.838 <text:s text:c="3"/>74.747 <text:s text:c="3"/>74.747 <text:s text:c="4"/>5.154 <text:s text:c="4"/>1.838 <text:s text:c="4"/>1.838</text:p>
      <text:p text:style-name="P1"><text:s text:c="4"/>3.764 <text:s text:c="2"/>115.324 <text:s text:c="2"/>115.324 <text:s text:c="3"/>32.203 <text:s text:c="4"/>3.764 <text:s text:c="4"/>3.764</text:p>
      <text:p text:style-name="P1"/>
      <text:p text:style-name="P1">item 36 <text:s/>Key= 19b (52B) <text:s/>count=527</text:p>
      <text:p text:style-name="P1">19b 52B <text:s/>oI [r, s, s, t, r, r] <text:s/>[]</text:p>
      <text:p text:style-name="P1">largest eigenvalue 12827.2 vector = <text:s/>-0.115908 <text:s/>-0.328886 <text:s text:c="6"/>-0.328886 <text:s text:c="6"/>-0.328886 <text:s text:c="6"/>-0.328886 <text:s text:c="6"/>-0.500254 <text:s text:c="6"/>-0.551042</text:p>
      <text:p text:style-name="P1"><text:s/>next eigenvalue <text:s/>766.867</text:p>
      <text:p text:style-name="P1"/>
      <text:p text:style-name="P1"><text:s text:c="3"/>62.332 <text:s text:c="2"/>165.806 <text:s text:c="2"/>165.806 <text:s text:c="3"/>41.193 <text:s text:c="3"/>62.332 <text:s text:c="3"/>62.332</text:p>
      <text:p text:style-name="P1"><text:s text:c="4"/>62.332 <text:s text:c="2"/>165.806 <text:s text:c="2"/>165.806 <text:s text:c="2"/>165.806 <text:s text:c="2"/>165.806 <text:s text:c="2"/>290.420 <text:s text:c="2"/>290.471 <text:s text:c="2"/>290.471 <text:s text:c="2"/>310.473 <text:s text:c="2"/>352.752 <text:s text:c="2"/>352.752 <text:s text:c="2"/>372.806 <text:s text:c="2"/>559.803</text:p>
      <text:p text:style-name="P1"/>
      <text:p text:style-name="P1"><text:s text:c="3"/>42.881 <text:s text:c="2"/>108.805 <text:s text:c="2"/>108.805 <text:s text:c="3"/>33.935 <text:s text:c="3"/>42.881 <text:s text:c="3"/>42.881</text:p>
      <text:p text:style-name="P1"><text:s text:c="4"/>42.881 <text:s text:c="2"/>108.805 <text:s text:c="2"/>108.805 <text:s text:c="2"/>108.805 <text:s text:c="2"/>108.805 <text:s text:c="2"/>183.674 <text:s text:c="2"/>194.566 <text:s text:c="2"/>194.566 <text:s text:c="2"/>208.663 <text:s text:c="2"/>226.555 <text:s text:c="2"/>226.555 <text:s text:c="2"/>251.544 <text:s text:c="2"/>380.187</text:p>
      <text:p text:style-name="P1"/>
      <text:p text:style-name="P1"><text:s text:c="3"/>67.372 <text:s text:c="2"/>182.048 <text:s text:c="2"/>182.048 <text:s text:c="2"/>108.595 <text:s text:c="3"/>67.372 <text:s text:c="3"/>67.372</text:p>
      <text:p text:style-name="P1"><text:s text:c="3"/>51.537 <text:s text:c="2"/>191.473 <text:s text:c="2"/>191.473 <text:s text:c="2"/>134.474 <text:s text:c="3"/>51.537 <text:s text:c="3"/>51.537</text:p>
      <text:p text:style-name="P1"/>
      <text:p text:style-name="P1">item 37 <text:s/>Key= 20 (55B) <text:s/>count=45588</text:p>
      <text:p text:style-name="P1">20 55B <text:s/>mC [r, s, s, t, u, u]</text:p>
      <text:p text:style-name="P1">largest eigenvalue 108182 vector = <text:s/>-0.248652 <text:s text:c="2"/>-0.317172 <text:s text:c="6"/>-0.317172 <text:s text:c="6"/>-0.360435 <text:s text:c="6"/>-0.411602 <text:s text:c="6"/>-0.45889 <text:s text:c="7"/>-0.476515</text:p>
      <text:p text:style-name="P1"><text:s/>next eigenvalue <text:s/>5466.77</text:p>
      <text:p text:style-name="P1"/>
      <text:p text:style-name="P1"><text:s text:c="2"/>100.427 <text:s text:c="2"/>145.602 <text:s text:c="2"/>145.602 <text:s text:c="2"/>-52.815 <text:s text:c="2"/>-73.415 <text:s text:c="2"/>-73.415</text:p>
      <text:p text:style-name="P1"><text:s text:c="3"/>100.427 <text:s text:c="2"/>145.602 <text:s text:c="2"/>145.602 <text:s text:c="2"/>172.614 <text:s text:c="2"/>172.614 <text:s text:c="2"/>191.986 <text:s text:c="2"/>238.389 <text:s text:c="2"/>319.445 <text:s text:c="2"/>319.445 <text:s text:c="2"/>344.020 <text:s text:c="2"/>444.447 <text:s text:c="2"/>444.447 <text:s text:c="2"/>485.647</text:p>
      <text:p text:style-name="P1"/>
      <text:p text:style-name="P1"><text:s text:c="3"/>90.970 <text:s text:c="2"/>171.416 <text:s text:c="2"/>171.416 <text:s/>-141.746 <text:s text:c="2"/>-20.325 <text:s text:c="2"/>-20.325</text:p>
      <text:p text:style-name="P1"><text:s text:c="4"/>90.970 <text:s text:c="2"/>171.416 <text:s text:c="2"/>171.416 <text:s text:c="2"/>201.086 <text:s text:c="2"/>242.061 <text:s text:c="2"/>242.061 <text:s text:c="2"/>251.405 <text:s text:c="2"/>282.711 <text:s text:c="2"/>282.711 <text:s text:c="2"/>332.707 <text:s text:c="2"/>484.579 <text:s text:c="2"/>575.549 <text:s text:c="2"/>575.549</text:p>
      <text:p text:style-name="P1"/>
      <text:p text:style-name="P1"><text:s text:c="3"/>76.388 <text:s text:c="2"/>128.375 <text:s text:c="2"/>128.375 <text:s/>-111.378 <text:s text:c="2"/>-29.590 <text:s text:c="2"/>-29.590</text:p>
      <text:p text:style-name="P1"><text:s text:c="2"/>150.324 <text:s text:c="2"/>190.481 <text:s text:c="2"/>190.481 <text:s/>-172.534 <text:s text:c="2"/>-75.797 <text:s text:c="2"/>-75.797</text:p>
      <text:p text:style-name="P1"/>
      <text:p text:style-name="P1">item 38 <text:s/>Key= 21 (45B) <text:s/>count=510545</text:p>
      <text:p text:style-name="P1">21 45B <text:s/>tP [r, s, s, 0, 0, 0] <text:s/>[r,s,s,s+r,s+r,s+r,d+r]</text:p>
      <text:p text:style-name="P1">largest eigenvalue 720073 vector = <text:s/>-0.150983 <text:s text:c="2"/>-0.296587 <text:s text:c="6"/>-0.296587 <text:s text:c="6"/>-0.44757 <text:s text:c="7"/>-0.44757 <text:s text:c="7"/>-0.44757 <text:s text:c="7"/>-0.44757</text:p>
      <text:p text:style-name="P1"><text:s/>next eigenvalue <text:s/>78645.5</text:p>
      <text:p text:style-name="P1"/>
      <text:p text:style-name="P1"><text:s text:c="2"/>103.159 <text:s text:c="2"/>205.760 <text:s text:c="2"/>205.760 <text:s text:c="4"/>0.000 <text:s text:c="4"/>0.000 <text:s text:c="4"/>0.000</text:p>
      <text:p text:style-name="P1"><text:s text:c="3"/>103.159 <text:s text:c="2"/>205.760 <text:s text:c="2"/>205.760 <text:s text:c="2"/>308.919 <text:s text:c="2"/>308.919 <text:s text:c="2"/>308.919 <text:s text:c="2"/>308.919 <text:s text:c="2"/>411.521 <text:s text:c="2"/>411.521 <text:s text:c="2"/>514.679 <text:s text:c="2"/>514.679 <text:s text:c="2"/>514.679 <text:s text:c="2"/>514.679</text:p>
      <text:p text:style-name="P1"/>
      <text:p text:style-name="P1"><text:s text:c="2"/>100.427 <text:s text:c="2"/>145.602 <text:s text:c="2"/>145.602 <text:s text:c="4"/>0.000 <text:s text:c="4"/>0.000 <text:s text:c="4"/>0.000</text:p>
      <text:p text:style-name="P1"><text:s text:c="3"/>100.427 <text:s text:c="2"/>145.602 <text:s text:c="2"/>145.602 <text:s text:c="2"/>246.030 <text:s text:c="2"/>246.030 <text:s text:c="2"/>246.030 <text:s text:c="2"/>246.030 <text:s text:c="2"/>291.205 <text:s text:c="2"/>291.205 <text:s text:c="2"/>391.632 <text:s text:c="2"/>391.632 <text:s text:c="2"/>391.632 <text:s text:c="2"/>391.632</text:p>
      <text:p text:style-name="P1"/>
      <text:p text:style-name="P1"><text:s text:c="2"/>126.408 <text:s text:c="2"/>211.432 <text:s text:c="2"/>211.432 <text:s text:c="4"/>0.000 <text:s text:c="4"/>0.000 <text:s text:c="4"/>0.000</text:p>
      <text:p text:style-name="P1"><text:s text:c="3"/>91.571 <text:s text:c="2"/>123.917 <text:s text:c="2"/>123.917 <text:s text:c="4"/>0.000 <text:s text:c="4"/>0.000 <text:s text:c="4"/>0.000</text:p>
      <text:p text:style-name="P1"/>
      <text:p text:style-name="P1">item 39 <text:s/>Key= 22 (48B) <text:s/>count=434418</text:p>
      <text:p text:style-name="P1">22 48B <text:s/>hP [r, s, s, -s, 0, 0] <text:s/>[r, s, s, s, s + r, s + r, s + r]</text:p>
      <text:p text:style-name="P1">largest eigenvalue 1.01004e+06 vector = <text:s/>-0.145537 <text:s text:c="5"/>-0.324524 <text:s text:c="6"/>-0.324524 <text:s text:c="6"/>-0.324524 <text:s text:c="6"/>-0.470061 <text:s text:c="6"/>-0.470061 <text:s text:c="6"/>-0.470061</text:p>
      <text:p text:style-name="P1"><text:s/>next eigenvalue <text:s/>135364</text:p>
      <text:p text:style-name="P1"/>
      <text:p text:style-name="P1"><text:s text:c="2"/>154.738 <text:s text:c="2"/>325.362 <text:s text:c="2"/>325.362 <text:s/>-325.362 <text:s text:c="4"/>0.000 <text:s text:c="4"/>0.000</text:p>
      <text:p text:style-name="P1"><text:s text:c="3"/>154.738 <text:s text:c="2"/>325.362 <text:s text:c="2"/>325.362 <text:s text:c="2"/>325.362 <text:s text:c="2"/>480.100 <text:s text:c="2"/>480.100 <text:s text:c="2"/>480.100 <text:s text:c="2"/>480.100 <text:s text:c="2"/>480.100 <text:s text:c="2"/>480.100 <text:s text:c="2"/>976.087 <text:s/>1130.825 <text:s/>1130.825</text:p>
      <text:p text:style-name="P1"/>
      <text:p text:style-name="P1"><text:s text:c="2"/>150.641 <text:s text:c="2"/>172.010 <text:s text:c="2"/>172.010 <text:s/>-172.010 <text:s text:c="4"/>0.000 <text:s text:c="4"/>0.000</text:p>
      <text:p text:style-name="P1"><text:s text:c="3"/>150.641 <text:s text:c="2"/>172.010 <text:s text:c="2"/>172.010 <text:s text:c="2"/>172.010 <text:s text:c="2"/>322.651 <text:s text:c="2"/>322.651 <text:s text:c="2"/>322.651 <text:s text:c="2"/>322.651 <text:s text:c="2"/>322.651 <text:s text:c="2"/>322.651 <text:s text:c="2"/>516.030 <text:s text:c="2"/>666.671 <text:s text:c="2"/>666.671</text:p>
      <text:p text:style-name="P1"/>
      <text:p text:style-name="P1"><text:s text:c="2"/>189.611 <text:s text:c="2"/>193.207 <text:s text:c="2"/>193.207 <text:s/>-193.207 <text:s text:c="4"/>0.000 <text:s text:c="4"/>0.000</text:p>
      <text:p text:style-name="P1"><text:s text:c="2"/>255.005 <text:s text:c="2"/>463.106 <text:s text:c="2"/>463.106 <text:s/>-463.106 <text:s text:c="4"/>0.000 <text:s text:c="4"/>0.000</text:p>
      <text:p text:style-name="P1"/>
      <text:p text:style-name="P1">item 40 <text:s/>Key= 23a (50E) <text:s/>count=29557</text:p>
      <text:p text:style-name="P1">23a 50E <text:s/>oC [r, s, s, t, 0, 0] <text:s/>[r,s,s,s+r,s+r,s+r,s+r]</text:p>
      <text:p text:style-name="P1">largest eigenvalue 193958 vector = <text:s/>-0.134219 <text:s text:c="2"/>-0.310097 <text:s text:c="6"/>-0.310097 <text:s text:c="6"/>-0.444316 <text:s text:c="6"/>-0.444316 <text:s text:c="6"/>-0.444316 <text:s text:c="6"/>-0.444316</text:p>
      <text:p text:style-name="P1"><text:s/>next eigenvalue <text:s/>18370.8</text:p>
      <text:p text:style-name="P1"/>
      <text:p text:style-name="P1"><text:s text:c="2"/>126.002 <text:s text:c="2"/>229.014 <text:s text:c="2"/>229.014 <text:s text:c="2"/>-50.447 <text:s text:c="4"/>0.000 <text:s text:c="4"/>0.000</text:p>
      <text:p text:style-name="P1"><text:soft-page-break/><text:s text:c="3"/>126.002 <text:s text:c="2"/>229.014 <text:s text:c="2"/>229.014 <text:s text:c="2"/>355.016 <text:s text:c="2"/>355.016 <text:s text:c="2"/>355.016 <text:s text:c="2"/>355.016 <text:s text:c="2"/>407.581 <text:s text:c="2"/>508.475 <text:s text:c="2"/>533.583 <text:s text:c="2"/>533.583 <text:s text:c="2"/>634.477 <text:s text:c="2"/>634.477</text:p>
      <text:p text:style-name="P1"/>
      <text:p text:style-name="P1"><text:s text:c="2"/>115.922 <text:s text:c="2"/>219.712 <text:s text:c="2"/>219.712 <text:s text:c="2"/>-47.224 <text:s text:c="4"/>0.000 <text:s text:c="4"/>0.000</text:p>
      <text:p text:style-name="P1"><text:s text:c="3"/>115.922 <text:s text:c="2"/>219.712 <text:s text:c="2"/>219.712 <text:s text:c="2"/>335.634 <text:s text:c="2"/>335.634 <text:s text:c="2"/>335.634 <text:s text:c="2"/>335.634 <text:s text:c="2"/>392.201 <text:s text:c="2"/>486.648 <text:s text:c="2"/>508.123 <text:s text:c="2"/>508.123 <text:s text:c="2"/>602.570 <text:s text:c="2"/>602.570</text:p>
      <text:p text:style-name="P1"/>
      <text:p text:style-name="P1"><text:s text:c="2"/>102.623 <text:s text:c="2"/>233.999 <text:s text:c="2"/>233.999 <text:s text:c="2"/>-93.876 <text:s text:c="4"/>0.000 <text:s text:c="4"/>0.000</text:p>
      <text:p text:style-name="P1"><text:s text:c="2"/>137.323 <text:s text:c="2"/>231.799 <text:s text:c="2"/>231.799 <text:s text:c="2"/>-12.569 <text:s text:c="4"/>0.000 <text:s text:c="4"/>0.000</text:p>
      <text:p text:style-name="P1"/>
      <text:p text:style-name="P1">item 41 <text:s/>Key= 23b (50E) <text:s/>count=98381</text:p>
      <text:p text:style-name="P1">23b 50E <text:s/>oC [r, s, s, t, 0, 0] <text:s/>[r,s,s,2s-t,s+t,s+r,s+r]</text:p>
      <text:p text:style-name="P1">largest eigenvalue 282124 vector = <text:s/>-0.169624 <text:s text:c="2"/>-0.298482 <text:s text:c="6"/>-0.298482 <text:s text:c="6"/>-0.368344 <text:s text:c="6"/>-0.468105 <text:s text:c="6"/>-0.468105 <text:s text:c="6"/>-0.468105</text:p>
      <text:p text:style-name="P1"><text:s/>next eigenvalue <text:s/>24408.4</text:p>
      <text:p text:style-name="P1"/>
      <text:p text:style-name="P1"><text:s text:c="2"/>100.427 <text:s text:c="2"/>145.602 <text:s text:c="2"/>145.602 <text:s text:c="2"/>-52.815 <text:s text:c="4"/>0.000 <text:s text:c="4"/>0.000</text:p>
      <text:p text:style-name="P1"><text:s text:c="3"/>100.427 <text:s text:c="2"/>145.602 <text:s text:c="2"/>145.602 <text:s text:c="2"/>238.389 <text:s text:c="2"/>246.030 <text:s text:c="2"/>246.030 <text:s text:c="2"/>246.030 <text:s text:c="2"/>246.030 <text:s text:c="2"/>338.816 <text:s text:c="2"/>338.816 <text:s text:c="2"/>344.020 <text:s text:c="2"/>444.447 <text:s text:c="2"/>444.447</text:p>
      <text:p text:style-name="P1"/>
      <text:p text:style-name="P1"><text:s text:c="2"/>199.310 <text:s text:c="2"/>422.434 <text:s text:c="2"/>422.434 <text:s/>-379.302 <text:s text:c="4"/>0.000 <text:s text:c="4"/>0.000</text:p>
      <text:p text:style-name="P1"><text:s text:c="3"/>199.310 <text:s text:c="2"/>422.434 <text:s text:c="2"/>422.434 <text:s text:c="2"/>465.566 <text:s text:c="2"/>621.744 <text:s text:c="2"/>621.744 <text:s text:c="2"/>621.744 <text:s text:c="2"/>621.744 <text:s text:c="2"/>664.876 <text:s text:c="2"/>664.876 <text:s/>1224.171 <text:s/>1423.481 <text:s/>1423.481</text:p>
      <text:p text:style-name="P1"/>
      <text:p text:style-name="P1"><text:s text:c="3"/>90.970 <text:s text:c="2"/>171.416 <text:s text:c="2"/>171.416 <text:s/>-141.746 <text:s text:c="4"/>0.000 <text:s text:c="4"/>0.000</text:p>
      <text:p text:style-name="P1"><text:s text:c="3"/>76.388 <text:s text:c="2"/>128.375 <text:s text:c="2"/>128.375 <text:s/>-111.378 <text:s text:c="4"/>0.000 <text:s text:c="4"/>0.000</text:p>
      <text:p text:style-name="P1"/>
      <text:p text:style-name="P1">item 42 <text:s/>Key= 24 (49E) <text:s/>count=47517</text:p>
      <text:p text:style-name="P1">24 49E <text:s/>hR (3r, s, s, -s, -s+r, -2r, -2r) <text:s/>[r,s,s,s,s+r/3,s+r/3,s+r/3]</text:p>
      <text:p text:style-name="P1">largest eigenvalue 433242 vector = <text:s/>-0.122649 <text:s text:c="2"/>-0.365592 <text:s text:c="6"/>-0.365592 <text:s text:c="6"/>-0.404863 <text:s text:c="6"/>-0.406476 <text:s text:c="6"/>-0.420668 <text:s text:c="6"/>-0.459939</text:p>
      <text:p text:style-name="P1"><text:s/>next eigenvalue <text:s/>41604.4</text:p>
      <text:p text:style-name="P1"/>
      <text:p text:style-name="P1"><text:s text:c="2"/>111.532 <text:s text:c="2"/>127.066 <text:s text:c="2"/>127.066 <text:s text:c="2"/>-89.888 <text:s text:c="3"/>-6.140 <text:s text:c="2"/>-74.355</text:p>
      <text:p text:style-name="P1"><text:s text:c="3"/>111.532 <text:s text:c="2"/>127.066 <text:s text:c="2"/>127.066 <text:s text:c="2"/>164.243 <text:s text:c="2"/>164.243 <text:s text:c="2"/>195.280 <text:s text:c="2"/>232.458 <text:s text:c="2"/>244.738 <text:s text:c="2"/>312.952 <text:s text:c="2"/>344.019 <text:s text:c="2"/>356.270 <text:s text:c="2"/>387.337 <text:s text:c="2"/>523.766</text:p>
      <text:p text:style-name="P1"/>
      <text:p text:style-name="P1"><text:s text:c="2"/>268.741 <text:s text:c="2"/>437.916 <text:s text:c="2"/>437.916 <text:s/>-348.336 <text:s text:c="2"/>-43.780 <text:s/>-179.160</text:p>
      <text:p text:style-name="P1"><text:s text:c="3"/>268.741 <text:s text:c="2"/>437.916 <text:s text:c="2"/>437.916 <text:s text:c="2"/>527.497 <text:s text:c="2"/>527.497 <text:s text:c="2"/>573.297 <text:s text:c="2"/>662.877 <text:s text:c="2"/>750.437 <text:s text:c="2"/>885.818 <text:s/>1019.178 <text:s/>1224.169 <text:s/>1357.529 <text:s/>1628.290</text:p>
      <text:p text:style-name="P1"/>
      <text:p text:style-name="P1"><text:s text:c="3"/>98.946 <text:s text:c="2"/>111.117 <text:s text:c="2"/>111.117 <text:s text:c="2"/>-78.135 <text:s text:c="2"/>-24.113 <text:s text:c="2"/>-65.964</text:p>
      <text:p text:style-name="P1"><text:s text:c="2"/>128.424 <text:s text:c="2"/>163.666 <text:s text:c="2"/>163.666 <text:s/>-120.858 <text:s text:c="3"/>-0.901 <text:s text:c="2"/>-85.616</text:p>
      <text:p text:style-name="P1"/>
      <text:p text:style-name="P1">item 43 <text:s/>Key= 25 (55B) <text:s/>count=45588</text:p>
      <text:p text:style-name="P1">25 55B <text:s/>mC [r, s, s, t, u, u]</text:p>
      <text:p text:style-name="P1">largest eigenvalue 108182 vector = <text:s/>-0.248652 <text:s text:c="2"/>-0.317172 <text:s text:c="6"/>-0.317172 <text:s text:c="6"/>-0.360435 <text:s text:c="6"/>-0.411602 <text:s text:c="6"/>-0.45889 <text:s text:c="7"/>-0.476515</text:p>
      <text:p text:style-name="P1"><text:s/>next eigenvalue <text:s/>5466.77</text:p>
      <text:p text:style-name="P1"/>
      <text:p text:style-name="P1"><text:s text:c="2"/>100.427 <text:s text:c="2"/>145.602 <text:s text:c="2"/>145.602 <text:s text:c="2"/>-52.815 <text:s text:c="2"/>-73.415 <text:s text:c="2"/>-73.415</text:p>
      <text:p text:style-name="P1"><text:s text:c="3"/>100.427 <text:s text:c="2"/>145.602 <text:s text:c="2"/>145.602 <text:s text:c="2"/>172.614 <text:s text:c="2"/>172.614 <text:s text:c="2"/>191.986 <text:s text:c="2"/>238.389 <text:s text:c="2"/>319.445 <text:s text:c="2"/>319.445 <text:s text:c="2"/>344.020 <text:s text:c="2"/>444.447 <text:s text:c="2"/>444.447 <text:s text:c="2"/>485.647</text:p>
      <text:p text:style-name="P1"/>
      <text:p text:style-name="P1"><text:s text:c="3"/>90.970 <text:s text:c="2"/>171.416 <text:s text:c="2"/>171.416 <text:s/>-141.746 <text:s text:c="2"/>-20.325 <text:s text:c="2"/>-20.325</text:p>
      <text:p text:style-name="P1"><text:s text:c="4"/>90.970 <text:s text:c="2"/>171.416 <text:s text:c="2"/>171.416 <text:s text:c="2"/>201.086 <text:s text:c="2"/>242.061 <text:s text:c="2"/>242.061 <text:s text:c="2"/>251.405 <text:s text:c="2"/>282.711 <text:s text:c="2"/>282.711 <text:s text:c="2"/>332.707 <text:s text:c="2"/>484.579 <text:s text:c="2"/>575.549 <text:s text:c="2"/>575.549</text:p>
      <text:p text:style-name="P1"/>
      <text:p text:style-name="P1"><text:s text:c="3"/>76.388 <text:s text:c="2"/>128.375 <text:s text:c="2"/>128.375 <text:s/>-111.378 <text:s text:c="2"/>-29.590 <text:s text:c="2"/>-29.590</text:p>
      <text:p text:style-name="P1"><text:s text:c="2"/>150.324 <text:s text:c="2"/>190.481 <text:s text:c="2"/>190.481 <text:s/>-172.534 <text:s text:c="2"/>-75.797 <text:s text:c="2"/>-75.797</text:p>
      <text:p text:style-name="P1"/>
      <text:p text:style-name="P1">item 44 <text:s/>Key= 26a (51B) <text:s/>count=10977</text:p>
      <text:p text:style-name="P1">26a 51B <text:s/>oF (2r, s, t, r, 2r, 2r) <text:s/>[r,s,s,t,t,t+2r,t+2r]</text:p>
      <text:p text:style-name="P1">largest eigenvalue 44329 vector = <text:s/>-0.0572355 <text:s text:c="2"/>-0.3396 -0.3396 -0.390465 <text:s text:c="6"/>-0.390465 <text:s text:c="6"/>-0.454071 <text:s text:c="6"/>-0.504936</text:p>
      <text:p text:style-name="P1"><text:s/>next eigenvalue <text:s/>3609.46</text:p>
      <text:p text:style-name="P1"/>
      <text:p text:style-name="P1"><text:s text:c="3"/>20.073 <text:s text:c="2"/>158.992 <text:s text:c="2"/>193.232 <text:s text:c="3"/>10.037 <text:s text:c="3"/>20.073 <text:s text:c="3"/>20.073</text:p>
      <text:p text:style-name="P1"><text:s text:c="4"/>20.073 <text:s text:c="2"/>158.992 <text:s text:c="2"/>158.992 <text:s text:c="2"/>193.232 <text:s text:c="2"/>193.232 <text:s text:c="2"/>199.138 <text:s text:c="2"/>233.378 <text:s text:c="2"/>342.187 <text:s text:c="2"/>342.187 <text:s text:c="2"/>362.260 <text:s text:c="2"/>362.260 <text:s text:c="2"/>362.260 <text:s text:c="2"/>422.479</text:p>
      <text:p text:style-name="P1"/>
      <text:p text:style-name="P1"><text:s text:c="3"/>10.345 <text:s text:c="2"/>112.298 <text:s text:c="2"/>131.295 <text:s text:c="4"/>5.173 <text:s text:c="3"/>10.345 <text:s text:c="3"/>10.345</text:p>
      <text:p text:style-name="P1"><text:s text:c="4"/>10.345 <text:s text:c="2"/>112.298 <text:s text:c="2"/>112.298 <text:s text:c="2"/>131.295 <text:s text:c="2"/>131.295 <text:s text:c="2"/>132.988 <text:s text:c="2"/>151.985 <text:s text:c="2"/>238.420 <text:s text:c="2"/>238.420 <text:s text:c="2"/>248.765 <text:s text:c="2"/>248.765 <text:s text:c="2"/>248.765 <text:s text:c="2"/>279.800</text:p>
      <text:p text:style-name="P1"/>
      <text:p text:style-name="P1"><text:s text:c="3"/>65.115 <text:s text:c="2"/>165.462 <text:s text:c="2"/>243.907 <text:s text:c="3"/>32.557 <text:s text:c="3"/>65.115 <text:s text:c="3"/>65.115</text:p>
      <text:p text:style-name="P1"><text:s text:c="3"/>46.993 <text:s text:c="2"/>187.085 <text:s text:c="2"/>251.015 <text:s text:c="3"/>23.497 <text:s text:c="3"/>46.993 <text:s text:c="3"/>46.993</text:p>
      <text:p text:style-name="P1"/>
      <text:p text:style-name="P1">item 45 <text:s/>Key= 26b (51B) <text:s/>count=1846</text:p>
      <text:p text:style-name="P1">26b 51B <text:s/>oF (2r, s, t, r, 2r, 2r) <text:s/>[r,s,s,t,t,s+2r&lt;t+s-r/2]</text:p>
      <text:p text:style-name="P1">largest eigenvalue 42269.9 vector = <text:s/>-0.208383 <text:s/>-0.276486 <text:s text:c="6"/>-0.276486 <text:s text:c="6"/>-0.358075 <text:s text:c="6"/>-0.358075 <text:s text:c="6"/>-0.515713 <text:s text:c="6"/>-0.53037</text:p>
      <text:p text:style-name="P1"><text:s/>next eigenvalue <text:s/>3944.52</text:p>
      <text:p text:style-name="P1"/>
      <text:p text:style-name="P1"><text:s text:c="3"/>32.765 <text:s text:c="3"/>69.775 <text:s text:c="2"/>120.872 <text:s text:c="3"/>16.382 <text:s text:c="3"/>32.765 <text:s text:c="3"/>32.765</text:p>
      <text:p text:style-name="P1"><text:s text:c="4"/>32.765 <text:s text:c="3"/>69.775 <text:s text:c="3"/>69.775 <text:s text:c="2"/>120.872 <text:s text:c="2"/>120.872 <text:s text:c="2"/>135.304 <text:s text:c="2"/>174.264 <text:s text:c="2"/>174.264 <text:s text:c="2"/>186.401 <text:s text:c="2"/>207.029 <text:s text:c="2"/>207.029 <text:s text:c="2"/>207.029 <text:s text:c="2"/>305.323</text:p>
      <text:p text:style-name="P1"/>
      <text:p text:style-name="P1"><text:s text:c="2"/>123.314 <text:s text:c="2"/>125.981 <text:s text:c="2"/>239.169 <text:s text:c="3"/>61.657 <text:s text:c="2"/>123.314 <text:s text:c="2"/>123.314</text:p>
      <text:p text:style-name="P1"><text:soft-page-break/><text:s text:c="3"/>123.314 <text:s text:c="2"/>125.981 <text:s text:c="2"/>125.981 <text:s text:c="2"/>239.169 <text:s text:c="2"/>239.169 <text:s text:c="2"/>303.493 <text:s text:c="2"/>303.493 <text:s text:c="2"/>372.608 <text:s text:c="2"/>426.806 <text:s text:c="2"/>426.806 <text:s text:c="2"/>426.806 <text:s text:c="2"/>485.796 <text:s text:c="2"/>796.747</text:p>
      <text:p text:style-name="P1"/>
      <text:p text:style-name="P1"><text:s text:c="3"/>82.469 <text:s text:c="2"/>108.220 <text:s text:c="2"/>208.855 <text:s text:c="3"/>41.234 <text:s text:c="3"/>82.469 <text:s text:c="3"/>82.469</text:p>
      <text:p text:style-name="P1"><text:s text:c="3"/>25.628 <text:s text:c="3"/>48.907 <text:s text:c="3"/>88.054 <text:s text:c="3"/>12.814 <text:s text:c="3"/>25.628 <text:s text:c="3"/>25.628</text:p>
      <text:p text:style-name="P1"/>
      <text:p text:style-name="P1">item 46 <text:s/>Key= 26c (51B) <text:s/>count=29733</text:p>
      <text:p text:style-name="P1">26c 51B <text:s/>oF (2r, s, t, r, 2r, 2r) <text:s/>[r,s,s,s+2r,t,t,t+2r]</text:p>
      <text:p text:style-name="P1">largest eigenvalue 70948.1 vector = <text:s/>-0.023114 <text:s/>-0.298639 <text:s text:c="6"/>-0.298639 <text:s text:c="6"/>-0.344867 <text:s text:c="6"/>-0.467891 <text:s text:c="6"/>-0.467891 <text:s text:c="6"/>-0.514119</text:p>
      <text:p text:style-name="P1"><text:s/>next eigenvalue <text:s/>9067.22</text:p>
      <text:p text:style-name="P1"/>
      <text:p text:style-name="P1"><text:s text:c="4"/>5.377 <text:s text:c="2"/>193.153 <text:s text:c="2"/>208.141 <text:s text:c="4"/>2.688 <text:s text:c="4"/>5.377 <text:s text:c="4"/>5.377</text:p>
      <text:p text:style-name="P1"><text:s text:c="5"/>5.377 <text:s text:c="2"/>193.153 <text:s text:c="2"/>193.153 <text:s text:c="2"/>203.907 <text:s text:c="2"/>208.141 <text:s text:c="2"/>208.141 <text:s text:c="2"/>218.894 <text:s text:c="2"/>398.606 <text:s text:c="2"/>398.606 <text:s text:c="2"/>403.982 <text:s text:c="2"/>403.982 <text:s text:c="2"/>403.982 <text:s text:c="2"/>420.113</text:p>
      <text:p text:style-name="P1"/>
      <text:p text:style-name="P1"><text:s text:c="4"/>0.732 <text:s text:c="2"/>215.783 <text:s text:c="2"/>222.955 <text:s text:c="4"/>0.366 <text:s text:c="4"/>0.732 <text:s text:c="4"/>0.732</text:p>
      <text:p text:style-name="P1"><text:s text:c="5"/>0.732 <text:s text:c="2"/>215.783 <text:s text:c="2"/>215.783 <text:s text:c="2"/>217.247 <text:s text:c="2"/>222.955 <text:s text:c="2"/>222.955 <text:s text:c="2"/>224.419 <text:s text:c="2"/>438.372 <text:s text:c="2"/>438.372 <text:s text:c="2"/>439.104 <text:s text:c="2"/>439.104 <text:s text:c="2"/>439.104 <text:s text:c="2"/>441.300</text:p>
      <text:p text:style-name="P1"/>
      <text:p text:style-name="P1"><text:s text:c="4"/>1.331 <text:s text:c="2"/>138.391 <text:s text:c="2"/>161.074 <text:s text:c="4"/>0.665 <text:s text:c="4"/>1.331 <text:s text:c="4"/>1.331</text:p>
      <text:p text:style-name="P1"><text:s text:c="4"/>0.837 <text:s text:c="3"/>77.275 <text:s text:c="2"/>125.687 <text:s text:c="4"/>0.419 <text:s text:c="4"/>0.837 <text:s text:c="4"/>0.837</text:p>
      <text:p text:style-name="P1"/>
      <text:p text:style-name="P1">item 47 <text:s/>Key= 26d (51B) <text:s/>count=803</text:p>
      <text:p text:style-name="P1">26d 51B <text:s/>oF (2r, s, t, r, 2r, 2r) <text:s/>[r,s,s,s+2r,t,t,t+s-r/2]</text:p>
      <text:p text:style-name="P1">largest eigenvalue 23249.1 vector = <text:s/>-0.0690332 -0.113332 <text:s text:c="6"/>-0.113332 <text:s text:c="6"/>-0.251399 <text:s text:c="6"/>-0.522121 <text:s text:c="6"/>-0.522121 <text:s text:c="6"/>-0.600937</text:p>
      <text:p text:style-name="P1"><text:s/>next eigenvalue <text:s/>3401.77</text:p>
      <text:p text:style-name="P1"/>
      <text:p text:style-name="P1"><text:s text:c="3"/>36.385 <text:s text:c="3"/>74.422 <text:s text:c="2"/>214.218 <text:s text:c="3"/>18.192 <text:s text:c="3"/>36.385 <text:s text:c="3"/>36.385</text:p>
      <text:p text:style-name="P1"><text:s text:c="4"/>36.385 <text:s text:c="3"/>74.422 <text:s text:c="3"/>74.422 <text:s text:c="2"/>147.192 <text:s text:c="2"/>214.218 <text:s text:c="2"/>214.218 <text:s text:c="2"/>270.448 <text:s text:c="2"/>270.448 <text:s text:c="2"/>286.988 <text:s text:c="2"/>306.832 <text:s text:c="2"/>306.832 <text:s text:c="2"/>306.832 <text:s text:c="2"/>415.987</text:p>
      <text:p text:style-name="P1"/>
      <text:p text:style-name="P1"><text:s text:c="4"/>7.774 <text:s text:c="3"/>16.090 <text:s text:c="2"/>124.724 <text:s text:c="4"/>3.887 <text:s text:c="4"/>7.774 <text:s text:c="4"/>7.774</text:p>
      <text:p text:style-name="P1"><text:s text:c="5"/>7.774 <text:s text:c="3"/>16.090 <text:s text:c="3"/>16.090 <text:s text:c="3"/>31.637 <text:s text:c="2"/>124.724 <text:s text:c="2"/>124.724 <text:s text:c="2"/>136.927 <text:s text:c="2"/>136.927 <text:s text:c="2"/>140.271 <text:s text:c="2"/>144.701 <text:s text:c="2"/>144.701 <text:s text:c="2"/>144.701 <text:s text:c="2"/>168.021</text:p>
      <text:p text:style-name="P1"/>
      <text:p text:style-name="P1"><text:s text:c="3"/>12.610 <text:s text:c="3"/>26.504 <text:s text:c="2"/>116.996 <text:s text:c="4"/>6.305 <text:s text:c="3"/>12.610 <text:s text:c="3"/>12.610</text:p>
      <text:p text:style-name="P1"><text:s text:c="3"/>33.325 <text:s text:c="3"/>52.149 <text:s text:c="2"/>133.080 <text:s text:c="3"/>16.663 <text:s text:c="3"/>33.325 <text:s text:c="3"/>33.325</text:p>
      <text:p text:style-name="P1"/>
      <text:p text:style-name="P1">item 48 <text:s/>Key= 27 (57C) <text:s/>count=1000</text:p>
      <text:p text:style-name="P1">27 57C <text:s/>mC [r, s, t, u, r, r]</text:p>
      <text:p text:style-name="P1">largest eigenvalue 14702.4 vector = <text:s/>-0.0672032 -0.296567 <text:s text:c="6"/>-0.296567 <text:s text:c="6"/>-0.367773 <text:s text:c="6"/>-0.431686 <text:s text:c="6"/>-0.475288 <text:s text:c="6"/>-0.521604</text:p>
      <text:p text:style-name="P1"><text:s/>next eigenvalue <text:s/>1512.71</text:p>
      <text:p text:style-name="P1"/>
      <text:p text:style-name="P1"><text:s text:c="4"/>0.447 <text:s text:c="2"/>130.286 <text:s text:c="2"/>158.352 <text:s text:c="3"/>60.899 <text:s text:c="4"/>0.447 <text:s text:c="4"/>0.447</text:p>
      <text:p text:style-name="P1"><text:s text:c="5"/>0.447 <text:s text:c="2"/>130.286 <text:s text:c="2"/>130.286 <text:s text:c="2"/>131.181 <text:s text:c="2"/>158.352 <text:s text:c="2"/>158.352 <text:s text:c="2"/>159.246 <text:s text:c="2"/>227.739 <text:s text:c="2"/>228.186 <text:s text:c="2"/>228.186 <text:s text:c="2"/>349.090 <text:s text:c="2"/>349.538 <text:s text:c="2"/>350.879</text:p>
      <text:p text:style-name="P1"/>
      <text:p text:style-name="P1"><text:s text:c="3"/>42.881 <text:s text:c="3"/>63.148 <text:s text:c="2"/>154.461 <text:s text:c="3"/>33.935 <text:s text:c="3"/>42.881 <text:s text:c="3"/>42.881</text:p>
      <text:p text:style-name="P1"><text:s text:c="4"/>42.881 <text:s text:c="3"/>63.148 <text:s text:c="3"/>63.148 <text:s text:c="2"/>148.909 <text:s text:c="2"/>154.461 <text:s text:c="2"/>154.461 <text:s text:c="2"/>183.673 <text:s text:c="2"/>208.663 <text:s text:c="2"/>226.554 <text:s text:c="2"/>226.554 <text:s text:c="2"/>240.222 <text:s text:c="2"/>251.543 <text:s text:c="2"/>380.186</text:p>
      <text:p text:style-name="P1"/>
      <text:p text:style-name="P1"><text:s text:c="3"/>42.995 <text:s text:c="2"/>138.247 <text:s text:c="2"/>145.073 <text:s text:c="3"/>54.592 <text:s text:c="3"/>42.995 <text:s text:c="3"/>42.995</text:p>
      <text:p text:style-name="P1"><text:s text:c="3"/>67.372 <text:s text:c="2"/>160.564 <text:s text:c="2"/>203.531 <text:s text:c="2"/>108.595 <text:s text:c="3"/>67.372 <text:s text:c="3"/>67.372</text:p>
      <text:p text:style-name="P1"/>
      <text:p text:style-name="P1">item 49 <text:s/>Key= 28 (56A) <text:s/>count=1534</text:p>
      <text:p text:style-name="P1">28 56A <text:s/>mC [r, s, t, u, r, 2u]</text:p>
      <text:p text:style-name="P1">largest eigenvalue 14331.1 vector = <text:s/>-0.0983103 -0.286238 <text:s text:c="6"/>-0.322963 <text:s text:c="6"/>-0.351676 <text:s text:c="6"/>-0.422232 <text:s text:c="6"/>-0.462116 <text:s text:c="6"/>-0.537207</text:p>
      <text:p text:style-name="P1"><text:s/>next eigenvalue <text:s/>1513.62</text:p>
      <text:p text:style-name="P1"/>
      <text:p text:style-name="P1"><text:s text:c="3"/>11.373 <text:s text:c="2"/>108.590 <text:s text:c="2"/>164.860 <text:s text:c="4"/>5.465 <text:s text:c="3"/>11.373 <text:s text:c="3"/>10.930</text:p>
      <text:p text:style-name="P1"><text:s text:c="4"/>11.373 <text:s text:c="2"/>108.590 <text:s text:c="2"/>109.034 <text:s text:c="2"/>130.893 <text:s text:c="2"/>164.860 <text:s text:c="2"/>164.860 <text:s text:c="2"/>187.606 <text:s text:c="2"/>267.985 <text:s text:c="2"/>267.985 <text:s text:c="2"/>278.915 <text:s text:c="2"/>278.915 <text:s text:c="2"/>279.801 <text:s text:c="2"/>312.591</text:p>
      <text:p text:style-name="P1"/>
      <text:p text:style-name="P1"><text:s text:c="4"/>8.829 <text:s text:c="3"/>64.638 <text:s text:c="2"/>157.562 <text:s text:c="4"/>2.211 <text:s text:c="4"/>8.829 <text:s text:c="4"/>4.423</text:p>
      <text:p text:style-name="P1"><text:s text:c="5"/>8.829 <text:s text:c="3"/>64.638 <text:s text:c="3"/>69.044 <text:s text:c="3"/>77.890 <text:s text:c="2"/>157.562 <text:s text:c="2"/>157.562 <text:s text:c="2"/>175.219 <text:s text:c="2"/>219.989 <text:s text:c="2"/>219.989 <text:s text:c="2"/>224.411 <text:s text:c="2"/>224.411 <text:s text:c="2"/>233.223 <text:s text:c="2"/>246.492</text:p>
      <text:p text:style-name="P1"/>
      <text:p text:style-name="P1"><text:s text:c="3"/>13.577 <text:s text:c="3"/>47.477 <text:s text:c="3"/>82.448 <text:s text:c="4"/>5.765 <text:s text:c="3"/>13.577 <text:s text:c="3"/>11.531</text:p>
      <text:p text:style-name="P1"><text:s text:c="3"/>31.245 <text:s text:c="3"/>58.841 <text:s text:c="3"/>80.406 <text:s text:c="4"/>2.404 <text:s text:c="3"/>31.245 <text:s text:c="4"/>4.807</text:p>
      <text:p text:style-name="P1"/>
      <text:p text:style-name="P1">item 50 <text:s/>Key= 29 (56C) <text:s/>count=1959</text:p>
      <text:p text:style-name="P1">29 56C <text:s/>mC [r, s, t, u, 2u, r]</text:p>
      <text:p text:style-name="P1">largest eigenvalue 18581.8 vector = <text:s/>-0.0803187 -0.256483 <text:s text:c="6"/>-0.256483 <text:s text:c="6"/>-0.341567 <text:s text:c="6"/>-0.457617 <text:s text:c="6"/>-0.49915 <text:s text:c="7"/>-0.53549</text:p>
      <text:p text:style-name="P1"><text:s/>next eigenvalue <text:s/>2316.94</text:p>
      <text:p text:style-name="P1"/>
      <text:p text:style-name="P1"><text:s text:c="3"/>10.675 <text:s text:c="2"/>124.336 <text:s text:c="2"/>125.710 <text:s text:c="4"/>4.685 <text:s text:c="4"/>9.370 <text:s text:c="3"/>10.675</text:p>
      <text:p text:style-name="P1"><text:s text:c="4"/>10.675 <text:s text:c="2"/>124.336 <text:s text:c="2"/>124.336 <text:s text:c="2"/>125.710 <text:s text:c="2"/>127.015 <text:s text:c="2"/>145.685 <text:s text:c="2"/>145.755 <text:s text:c="2"/>245.361 <text:s text:c="2"/>245.361 <text:s text:c="2"/>254.731 <text:s text:c="2"/>254.731 <text:s text:c="2"/>257.340 <text:s text:c="2"/>285.450</text:p>
      <text:p text:style-name="P1"/>
      <text:p text:style-name="P1"><text:s text:c="3"/>36.945 <text:s text:c="2"/>147.232 <text:s text:c="2"/>227.308 <text:s text:c="4"/>3.484 <text:s text:c="4"/>6.968 <text:s text:c="3"/>36.945</text:p>
      <text:p text:style-name="P1"><text:s text:c="4"/>36.945 <text:s text:c="2"/>147.232 <text:s text:c="2"/>147.232 <text:s text:c="2"/>221.121 <text:s text:c="2"/>227.308 <text:s text:c="2"/>257.284 <text:s text:c="2"/>271.221 <text:s text:c="2"/>371.056 <text:s text:c="2"/>371.056 <text:s text:c="2"/>378.024 <text:s text:c="2"/>378.024 <text:s text:c="2"/>437.977 <text:s text:c="2"/>458.882</text:p>
      <text:p text:style-name="P1"/>
      <text:p text:style-name="P1"><text:s text:c="3"/>22.758 <text:s text:c="3"/>72.007 <text:s text:c="2"/>126.429 <text:s text:c="4"/>0.163 <text:s text:c="4"/>0.326 <text:s text:c="3"/>22.758</text:p>
      <text:p text:style-name="P1"><text:soft-page-break/><text:s text:c="4"/>5.306 <text:s text:c="3"/>73.122 <text:s text:c="3"/>73.888 <text:s text:c="4"/>2.225 <text:s text:c="4"/>4.450 <text:s text:c="4"/>5.306</text:p>
      <text:p text:style-name="P1"/>
      <text:p text:style-name="P1">item 51 <text:s/>Key= 30 (56B) <text:s/>count=107</text:p>
      <text:p text:style-name="P1">30 56B <text:s/>mC [r, s, t, s, u, 2u]</text:p>
      <text:p text:style-name="P1">largest eigenvalue 16047.5 vector = <text:s/>-0.052881 <text:s/>-0.273219 <text:s text:c="6"/>-0.287595 <text:s text:c="6"/>-0.317619 <text:s text:c="6"/>-0.479005 <text:s text:c="6"/>-0.499111 <text:s text:c="6"/>-0.510299</text:p>
      <text:p text:style-name="P1"><text:s/>next eigenvalue <text:s/>1654.22</text:p>
      <text:p text:style-name="P1"/>
      <text:p text:style-name="P1"><text:s text:c="3"/>26.674 <text:s text:c="3"/>35.276 <text:s text:c="3"/>37.932 <text:s text:c="3"/>35.276 <text:s text:c="4"/>0.216 <text:s text:c="4"/>0.432</text:p>
      <text:p text:style-name="P1"><text:s text:c="4"/>26.674 <text:s text:c="3"/>35.276 <text:s text:c="3"/>37.932 <text:s text:c="3"/>37.932 <text:s text:c="3"/>61.519 <text:s text:c="3"/>62.382 <text:s text:c="3"/>64.390 <text:s text:c="3"/>64.390 <text:s text:c="3"/>64.822 <text:s text:c="3"/>64.822 <text:s text:c="2"/>108.484 <text:s text:c="2"/>134.511 <text:s text:c="2"/>135.806</text:p>
      <text:p text:style-name="P1"/>
      <text:p text:style-name="P1"><text:s text:c="2"/>187.189 <text:s text:c="2"/>194.682 <text:s text:c="2"/>255.416 <text:s text:c="2"/>194.682 <text:s text:c="4"/>3.601 <text:s text:c="4"/>7.202</text:p>
      <text:p text:style-name="P1"><text:s text:c="3"/>187.189 <text:s text:c="2"/>194.682 <text:s text:c="2"/>255.416 <text:s text:c="2"/>255.416 <text:s text:c="2"/>374.668 <text:s text:c="2"/>389.072 <text:s text:c="2"/>439.004 <text:s text:c="2"/>439.004 <text:s text:c="2"/>446.206 <text:s text:c="2"/>446.206 <text:s text:c="2"/>644.779 <text:s text:c="2"/>821.165 <text:s text:c="2"/>842.771</text:p>
      <text:p text:style-name="P1"/>
      <text:p text:style-name="P1"><text:s text:c="2"/>164.170 <text:s text:c="2"/>460.010 <text:s text:c="2"/>597.131 <text:s text:c="2"/>460.010 <text:s text:c="3"/>80.977 <text:s text:c="2"/>161.954</text:p>
      <text:p text:style-name="P1"><text:s text:c="2"/>136.009 <text:s text:c="2"/>146.725 <text:s text:c="2"/>169.498 <text:s text:c="2"/>146.725 <text:s text:c="4"/>2.943 <text:s text:c="4"/>5.886</text:p>
      <text:p text:style-name="P1"/>
      <text:p text:style-name="P1">item 52 <text:s/>Key= 32a (50C) <text:s/>count=154475</text:p>
      <text:p text:style-name="P1">32a 50C <text:s/>oP [r, s, t, 0, 0, 0] <text:s/>[r,s,t,s+r,s+r,t+r,t+r]</text:p>
      <text:p text:style-name="P1">largest eigenvalue 310960 vector = <text:s/>-0.184826 <text:s text:c="2"/>-0.241227 <text:s text:c="6"/>-0.293848 <text:s text:c="6"/>-0.426053 <text:s text:c="6"/>-0.426053 <text:s text:c="6"/>-0.478675 <text:s text:c="6"/>-0.478675</text:p>
      <text:p text:style-name="P1"><text:s/>next eigenvalue <text:s/>16094</text:p>
      <text:p text:style-name="P1"/>
      <text:p text:style-name="P1"><text:s text:c="2"/>103.159 <text:s text:c="2"/>203.842 <text:s text:c="2"/>207.678 <text:s text:c="4"/>0.000 <text:s text:c="4"/>0.000 <text:s text:c="4"/>0.000</text:p>
      <text:p text:style-name="P1"><text:s text:c="3"/>103.159 <text:s text:c="2"/>203.842 <text:s text:c="2"/>207.678 <text:s text:c="2"/>307.001 <text:s text:c="2"/>307.001 <text:s text:c="2"/>310.837 <text:s text:c="2"/>310.837 <text:s text:c="2"/>411.521 <text:s text:c="2"/>411.521 <text:s text:c="2"/>514.679 <text:s text:c="2"/>514.679 <text:s text:c="2"/>514.679 <text:s text:c="2"/>514.679</text:p>
      <text:p text:style-name="P1"/>
      <text:p text:style-name="P1"><text:s text:c="3"/>91.571 <text:s text:c="2"/>108.213 <text:s text:c="2"/>139.622 <text:s text:c="4"/>0.000 <text:s text:c="4"/>0.000 <text:s text:c="4"/>0.000</text:p>
      <text:p text:style-name="P1"><text:s text:c="4"/>91.571 <text:s text:c="2"/>108.213 <text:s text:c="2"/>139.622 <text:s text:c="2"/>199.783 <text:s text:c="2"/>199.783 <text:s text:c="2"/>231.193 <text:s text:c="2"/>231.193 <text:s text:c="2"/>247.835 <text:s text:c="2"/>247.835 <text:s text:c="2"/>339.405 <text:s text:c="2"/>339.405 <text:s text:c="2"/>339.405 <text:s text:c="2"/>339.405</text:p>
      <text:p text:style-name="P1"/>
      <text:p text:style-name="P1"><text:s text:c="2"/>170.003 <text:s text:c="2"/>272.762 <text:s text:c="2"/>285.080 <text:s text:c="4"/>0.000 <text:s text:c="4"/>0.000 <text:s text:c="4"/>0.000</text:p>
      <text:p text:style-name="P1"><text:s text:c="2"/>146.641 <text:s text:c="2"/>167.742 <text:s text:c="2"/>231.446 <text:s text:c="4"/>0.000 <text:s text:c="4"/>0.000 <text:s text:c="4"/>0.000</text:p>
      <text:p text:style-name="P1"/>
      <text:p text:style-name="P1">item 53 <text:s/>Key= 32b (50C) <text:s/>count=13477</text:p>
      <text:p text:style-name="P1">32b 50C <text:s/>oP [r, s, t, 0, 0, 0] <text:s/>[r,s,s+r,s+r,t,t+r,t+r]</text:p>
      <text:p text:style-name="P1">largest eigenvalue 266988 vector = <text:s/>-0.0436605 <text:s/>-0.114279 <text:s text:c="6"/>-0.15794 <text:s text:c="7"/>-0.15794 <text:s text:c="7"/>-0.528828 <text:s text:c="6"/>-0.572488 <text:s text:c="6"/>-0.572488</text:p>
      <text:p text:style-name="P1"><text:s/>next eigenvalue <text:s/>41742.3</text:p>
      <text:p text:style-name="P1"/>
      <text:p text:style-name="P1"><text:s text:c="2"/>199.310 <text:s text:c="2"/>215.464 <text:s text:c="2"/>629.405 <text:s text:c="4"/>0.000 <text:s text:c="4"/>0.000 <text:s text:c="4"/>0.000</text:p>
      <text:p text:style-name="P1"><text:s text:c="3"/>199.310 <text:s text:c="2"/>215.464 <text:s text:c="2"/>414.774 <text:s text:c="2"/>414.774 <text:s text:c="2"/>629.405 <text:s text:c="2"/>828.715 <text:s text:c="2"/>828.715 <text:s text:c="2"/>844.868 <text:s text:c="2"/>844.868 <text:s/>1044.179 <text:s/>1044.179 <text:s/>1044.179 <text:s/>1044.179</text:p>
      <text:p text:style-name="P1"/>
      <text:p text:style-name="P1"><text:s text:c="2"/>166.682 <text:s text:c="2"/>198.089 <text:s text:c="2"/>596.087 <text:s text:c="4"/>0.000 <text:s text:c="4"/>0.000 <text:s text:c="4"/>0.000</text:p>
      <text:p text:style-name="P1"><text:s text:c="3"/>166.682 <text:s text:c="2"/>198.089 <text:s text:c="2"/>364.771 <text:s text:c="2"/>364.771 <text:s text:c="2"/>596.087 <text:s text:c="2"/>762.768 <text:s text:c="2"/>762.768 <text:s text:c="2"/>794.176 <text:s text:c="2"/>794.176 <text:s text:c="2"/>960.858 <text:s text:c="2"/>960.858 <text:s text:c="2"/>960.858 <text:s text:c="2"/>960.858</text:p>
      <text:p text:style-name="P1"/>
      <text:p text:style-name="P1"><text:s text:c="3"/>65.267 <text:s text:c="3"/>81.544 <text:s text:c="2"/>165.484 <text:s text:c="4"/>0.000 <text:s text:c="4"/>0.000 <text:s text:c="4"/>0.000</text:p>
      <text:p text:style-name="P1"><text:s text:c="2"/>111.891 <text:s text:c="2"/>222.169 <text:s text:c="2"/>343.646 <text:s text:c="4"/>0.000 <text:s text:c="4"/>0.000 <text:s text:c="4"/>0.000</text:p>
      <text:p text:style-name="P1"/>
      <text:p text:style-name="P1">item 54 <text:s/>Key= 33a (53A) <text:s/>count=3100</text:p>
      <text:p text:style-name="P1">33a 53A <text:s/>mP [r, s, t, 0, u, 0] <text:s/>[r,s,t,s+r,s+r,-u+t+r,t+s]</text:p>
      <text:p text:style-name="P1">largest eigenvalue 34638.7 vector = <text:s/>-0.186623 <text:s/>-0.225009 <text:s text:c="6"/>-0.31252 <text:s text:c="7"/>-0.411632 <text:s text:c="6"/>-0.411632 <text:s text:c="6"/>-0.455602 <text:s text:c="6"/>-0.520018</text:p>
      <text:p text:style-name="P1"><text:s/>next eigenvalue <text:s/>1922.28</text:p>
      <text:p text:style-name="P1"/>
      <text:p text:style-name="P1"><text:s text:c="3"/>38.155 <text:s text:c="2"/>103.379 <text:s text:c="2"/>117.147 <text:s text:c="4"/>0.000 <text:s text:c="3"/>-9.401 <text:s text:c="4"/>0.000</text:p>
      <text:p text:style-name="P1"><text:s text:c="4"/>38.155 <text:s text:c="2"/>103.379 <text:s text:c="2"/>117.147 <text:s text:c="2"/>141.533 <text:s text:c="2"/>141.533 <text:s text:c="2"/>145.901 <text:s text:c="2"/>164.702 <text:s text:c="2"/>220.525 <text:s text:c="2"/>220.525 <text:s text:c="2"/>249.279 <text:s text:c="2"/>249.279 <text:s text:c="2"/>268.081 <text:s text:c="2"/>268.081</text:p>
      <text:p text:style-name="P1"/>
      <text:p text:style-name="P1"><text:s text:c="2"/>134.311 <text:s text:c="2"/>135.472 <text:s text:c="2"/>222.201 <text:s text:c="4"/>0.000 <text:s text:c="2"/>-30.062 <text:s text:c="4"/>0.000</text:p>
      <text:p text:style-name="P1"><text:s text:c="3"/>134.311 <text:s text:c="2"/>135.472 <text:s text:c="2"/>222.201 <text:s text:c="2"/>269.784 <text:s text:c="2"/>269.784 <text:s text:c="2"/>326.451 <text:s text:c="2"/>357.673 <text:s text:c="2"/>357.673 <text:s text:c="2"/>386.574 <text:s text:c="2"/>461.923 <text:s text:c="2"/>461.923 <text:s text:c="2"/>522.046 <text:s text:c="2"/>522.046</text:p>
      <text:p text:style-name="P1"/>
      <text:p text:style-name="P1"><text:s text:c="2"/>174.284 <text:s text:c="2"/>208.343 <text:s text:c="2"/>288.731 <text:s text:c="4"/>0.000 <text:s text:c="3"/>-1.217 <text:s text:c="4"/>0.000</text:p>
      <text:p text:style-name="P1"><text:s text:c="3"/>67.018 <text:s text:c="3"/>72.917 <text:s text:c="3"/>89.370 <text:s text:c="4"/>0.000 <text:s text:c="3"/>-4.038 <text:s text:c="4"/>0.000</text:p>
      <text:p text:style-name="P1"/>
      <text:p text:style-name="P1">item 55 <text:s/>Key= 33b (53A) <text:s/>count=13579</text:p>
      <text:p text:style-name="P1">33b 53A <text:s/>mP [r, s, t, 0, u, 0] <text:s/>[r,s,t,-u+t+r,s+r,s+r,t+s]</text:p>
      <text:p text:style-name="P1">largest eigenvalue 74389.2 vector = <text:s/>-0.20043 <text:s text:c="2"/>-0.251298 <text:s text:c="6"/>-0.29028 <text:s text:c="7"/>-0.342462 <text:s text:c="6"/>-0.451728 <text:s text:c="6"/>-0.451728 <text:s text:c="6"/>-0.53574</text:p>
      <text:p text:style-name="P1"><text:s/>next eigenvalue <text:s/>3923.47</text:p>
      <text:p text:style-name="P1"/>
      <text:p text:style-name="P1"><text:s text:c="3"/>90.970 <text:s text:c="2"/>163.256 <text:s text:c="2"/>179.577 <text:s text:c="4"/>0.000 <text:s text:c="2"/>-66.530 <text:s text:c="4"/>0.000</text:p>
      <text:p text:style-name="P1"><text:s text:c="4"/>90.970 <text:s text:c="2"/>163.256 <text:s text:c="2"/>179.577 <text:s text:c="2"/>204.016 <text:s text:c="2"/>254.225 <text:s text:c="2"/>254.225 <text:s text:c="2"/>337.077 <text:s text:c="2"/>342.833 <text:s text:c="2"/>342.833 <text:s text:c="2"/>367.272 <text:s text:c="2"/>367.272 <text:s text:c="2"/>500.333 <text:s text:c="2"/>500.333</text:p>
      <text:p text:style-name="P1"/>
      <text:p text:style-name="P1"><text:s text:c="2"/>133.641 <text:s text:c="2"/>142.165 <text:s text:c="2"/>157.613 <text:s text:c="4"/>0.000 <text:s text:c="2"/>-21.870 <text:s text:c="4"/>0.000</text:p>
      <text:p text:style-name="P1"><text:s text:c="3"/>133.641 <text:s text:c="2"/>142.165 <text:s text:c="2"/>157.613 <text:s text:c="2"/>269.384 <text:s text:c="2"/>275.805 <text:s text:c="2"/>275.805 <text:s text:c="2"/>299.778 <text:s text:c="2"/>299.778 <text:s text:c="2"/>313.123 <text:s text:c="2"/>411.549 <text:s text:c="2"/>411.549 <text:s text:c="2"/>455.288 <text:s text:c="2"/>455.288</text:p>
      <text:p text:style-name="P1"/>
      <text:p text:style-name="P1"><text:s text:c="2"/>137.231 <text:s text:c="2"/>139.974 <text:s text:c="2"/>197.974 <text:s text:c="4"/>0.000 <text:s/>-133.132 <text:s text:c="4"/>0.000</text:p>
      <text:p text:style-name="P1"><text:s text:c="2"/>158.199 <text:s text:c="2"/>215.783 <text:s text:c="2"/>222.955 <text:s text:c="4"/>0.000 <text:s/>-148.534 <text:s text:c="4"/>0.000</text:p>
      <text:p text:style-name="P1"/>
      <text:p text:style-name="P1">item 56 <text:s/>Key= 33c (53A) <text:s/>count=1101</text:p>
      <text:p text:style-name="P1"><text:soft-page-break/>33c 53A <text:s/>mP [r, s, t, 0, u, 0] <text:s/>[r,s,s+r,s+r,t,-u+t+r,t+s]</text:p>
      <text:p text:style-name="P1">largest eigenvalue 17204.9 vector = <text:s/>-0.135542 <text:s/>-0.207439 <text:s text:c="6"/>-0.342981 <text:s text:c="6"/>-0.342981 <text:s text:c="6"/>-0.401379 <text:s text:c="6"/>-0.452468 <text:s text:c="6"/>-0.580941</text:p>
      <text:p text:style-name="P1"><text:s/>next eigenvalue <text:s/>1006.11</text:p>
      <text:p text:style-name="P1"/>
      <text:p text:style-name="P1"><text:s text:c="3"/>56.444 <text:s text:c="3"/>58.731 <text:s text:c="2"/>117.779 <text:s text:c="4"/>0.000 <text:s text:c="2"/>-35.420 <text:s text:c="4"/>0.000</text:p>
      <text:p text:style-name="P1"><text:s text:c="4"/>56.444 <text:s text:c="3"/>58.731 <text:s text:c="2"/>115.175 <text:s text:c="2"/>115.175 <text:s text:c="2"/>117.779 <text:s text:c="2"/>138.803 <text:s text:c="2"/>176.509 <text:s text:c="2"/>176.509 <text:s text:c="2"/>197.533 <text:s text:c="2"/>197.533 <text:s text:c="2"/>209.643 <text:s text:c="2"/>268.373 <text:s text:c="2"/>268.373</text:p>
      <text:p text:style-name="P1"/>
      <text:p text:style-name="P1"><text:s text:c="3"/>72.112 <text:s text:c="3"/>96.265 <text:s text:c="2"/>203.056 <text:s text:c="4"/>0.000 <text:s text:c="2"/>-38.038 <text:s text:c="4"/>0.000</text:p>
      <text:p text:style-name="P1"><text:s text:c="4"/>72.112 <text:s text:c="3"/>96.265 <text:s text:c="2"/>168.377 <text:s text:c="2"/>168.377 <text:s text:c="2"/>203.056 <text:s text:c="2"/>237.130 <text:s text:c="2"/>299.321 <text:s text:c="2"/>299.321 <text:s text:c="2"/>313.205 <text:s text:c="2"/>333.396 <text:s text:c="2"/>333.396 <text:s text:c="2"/>409.471 <text:s text:c="2"/>409.471</text:p>
      <text:p text:style-name="P1"/>
      <text:p text:style-name="P1"><text:s text:c="3"/>89.447 <text:s text:c="2"/>121.359 <text:s text:c="2"/>231.452 <text:s text:c="4"/>0.000 <text:s text:c="2"/>-87.111 <text:s text:c="4"/>0.000</text:p>
      <text:p text:style-name="P1"><text:s text:c="2"/>116.238 <text:s text:c="2"/>124.288 <text:s text:c="2"/>444.015 <text:s text:c="4"/>0.000 <text:s/>-101.758 <text:s text:c="4"/>0.000</text:p>
      <text:p text:style-name="P1"/>
      <text:p text:style-name="P1">item 57 <text:s/>Key= 34a (53B) <text:s/>count=9001</text:p>
      <text:p text:style-name="P1">34a 53B <text:s/>mP [r, s, t, u, 0, 0] <text:s/>[r,s,t,s+r,s+r,t+r,t+r] HJB no u</text:p>
      <text:p text:style-name="P1">largest eigenvalue 76911.6 vector = <text:s/>-0.173786 <text:s/>-0.256443 <text:s text:c="6"/>-0.297949 <text:s text:c="6"/>-0.430229 <text:s text:c="6"/>-0.430229 <text:s text:c="6"/>-0.471735 <text:s text:c="6"/>-0.471735</text:p>
      <text:p text:style-name="P1"><text:s/>next eigenvalue <text:s/>3215.21</text:p>
      <text:p text:style-name="P1"/>
      <text:p text:style-name="P1"><text:s text:c="2"/>115.922 <text:s text:c="2"/>199.147 <text:s text:c="2"/>240.278 <text:s text:c="2"/>-47.224 <text:s text:c="4"/>0.000 <text:s text:c="4"/>0.000</text:p>
      <text:p text:style-name="P1"><text:s text:c="3"/>115.922 <text:s text:c="2"/>199.147 <text:s text:c="2"/>240.278 <text:s text:c="2"/>315.069 <text:s text:c="2"/>315.069 <text:s text:c="2"/>356.200 <text:s text:c="2"/>356.200 <text:s text:c="2"/>392.201 <text:s text:c="2"/>486.648 <text:s text:c="2"/>508.123 <text:s text:c="2"/>508.123 <text:s text:c="2"/>602.570 <text:s text:c="2"/>602.570</text:p>
      <text:p text:style-name="P1"/>
      <text:p text:style-name="P1"><text:s text:c="2"/>102.623 <text:s text:c="2"/>231.587 <text:s text:c="2"/>236.410 <text:s text:c="2"/>-93.876 <text:s text:c="4"/>0.000 <text:s text:c="4"/>0.000</text:p>
      <text:p text:style-name="P1"><text:s text:c="3"/>102.623 <text:s text:c="2"/>231.587 <text:s text:c="2"/>236.410 <text:s text:c="2"/>334.210 <text:s text:c="2"/>334.210 <text:s text:c="2"/>339.033 <text:s text:c="2"/>339.033 <text:s text:c="2"/>374.121 <text:s text:c="2"/>476.744 <text:s text:c="2"/>476.744 <text:s text:c="2"/>561.873 <text:s text:c="2"/>664.496 <text:s text:c="2"/>664.496</text:p>
      <text:p text:style-name="P1"/>
      <text:p text:style-name="P1"><text:s text:c="2"/>107.440 <text:s text:c="2"/>132.012 <text:s text:c="2"/>169.983 <text:s text:c="2"/>-22.960 <text:s text:c="4"/>0.000 <text:s text:c="4"/>0.000</text:p>
      <text:p text:style-name="P1"><text:s text:c="3"/>91.269 <text:s text:c="2"/>166.127 <text:s text:c="2"/>256.212 <text:s text:c="2"/>-66.616 <text:s text:c="4"/>0.000 <text:s text:c="4"/>0.000</text:p>
      <text:p text:style-name="P1"/>
      <text:p text:style-name="P1">item 58 <text:s/>Key= 34b (53B) <text:s/>count=6968</text:p>
      <text:p text:style-name="P1">34b 53B <text:s/>mP [r, s, t, u, 0, 0] <text:s/>[r,s,t,s+r,s+r,-u+t+s.t+r]</text:p>
      <text:p text:style-name="P1">largest eigenvalue 60617.9 vector = <text:s/>-0.182794 <text:s/>-0.236393 <text:s text:c="6"/>-0.314815 <text:s text:c="6"/>-0.419187 <text:s text:c="6"/>-0.419187 <text:s text:c="6"/>-0.461028 <text:s text:c="6"/>-0.497609</text:p>
      <text:p text:style-name="P1"><text:s/>next eigenvalue <text:s/>2845.04</text:p>
      <text:p text:style-name="P1"/>
      <text:p text:style-name="P1"><text:s text:c="3"/>51.618 <text:s text:c="2"/>138.513 <text:s text:c="2"/>143.986 <text:s text:c="2"/>-91.007 <text:s text:c="4"/>0.000 <text:s text:c="4"/>0.000</text:p>
      <text:p text:style-name="P1"><text:s text:c="4"/>51.618 <text:s text:c="2"/>138.513 <text:s text:c="2"/>143.986 <text:s text:c="2"/>190.131 <text:s text:c="2"/>190.131 <text:s text:c="2"/>191.492 <text:s text:c="2"/>195.604 <text:s text:c="2"/>195.604 <text:s text:c="2"/>243.110 <text:s text:c="2"/>243.110 <text:s text:c="2"/>373.507 <text:s text:c="2"/>425.125 <text:s text:c="2"/>425.125</text:p>
      <text:p text:style-name="P1"/>
      <text:p text:style-name="P1"><text:s text:c="2"/>193.394 <text:s text:c="2"/>209.426 <text:s text:c="2"/>333.143 <text:s text:c="2"/>-55.446 <text:s text:c="4"/>0.000 <text:s text:c="4"/>0.000</text:p>
      <text:p text:style-name="P1"><text:s text:c="3"/>193.394 <text:s text:c="2"/>209.426 <text:s text:c="2"/>333.143 <text:s text:c="2"/>402.820 <text:s text:c="2"/>402.820 <text:s text:c="2"/>487.123 <text:s text:c="2"/>526.536 <text:s text:c="2"/>526.536 <text:s text:c="2"/>598.014 <text:s text:c="2"/>680.517 <text:s text:c="2"/>680.517 <text:s text:c="2"/>791.408 <text:s text:c="2"/>791.408</text:p>
      <text:p text:style-name="P1"/>
      <text:p text:style-name="P1"><text:s text:c="2"/>155.552 <text:s text:c="2"/>206.249 <text:s text:c="2"/>265.492 <text:s text:c="2"/>-71.369 <text:s text:c="4"/>0.000 <text:s text:c="4"/>0.000</text:p>
      <text:p text:style-name="P1"><text:s text:c="3"/>28.490 <text:s text:c="2"/>159.758 <text:s text:c="2"/>165.605 <text:s/>-131.392 <text:s text:c="4"/>0.000 <text:s text:c="4"/>0.000</text:p>
      <text:p text:style-name="P1"/>
      <text:p text:style-name="P1">item 59 <text:s/>Key= 34c (53B) <text:s/>count=17427</text:p>
      <text:p text:style-name="P1">34c 53B <text:s/>mP [r, s, t, u, 0, 0] <text:s/>[r,s,t,-u+t+s,s+r,s+r,t+r]</text:p>
      <text:p text:style-name="P1">largest eigenvalue 86126.2 vector = <text:s/>-0.200376 <text:s/>-0.257191 <text:s text:c="6"/>-0.297883 <text:s text:c="6"/>-0.371445 <text:s text:c="6"/>-0.457567 <text:s text:c="6"/>-0.457567 <text:s text:c="6"/>-0.498259</text:p>
      <text:p text:style-name="P1"><text:s/>next eigenvalue <text:s/>4509.37</text:p>
      <text:p text:style-name="P1"/>
      <text:p text:style-name="P1"><text:s text:c="3"/>90.970 <text:s text:c="2"/>163.256 <text:s text:c="2"/>179.577 <text:s/>-141.746 <text:s text:c="4"/>0.000 <text:s text:c="4"/>0.000</text:p>
      <text:p text:style-name="P1"><text:s text:c="4"/>90.970 <text:s text:c="2"/>163.256 <text:s text:c="2"/>179.577 <text:s text:c="2"/>201.086 <text:s text:c="2"/>254.225 <text:s text:c="2"/>254.225 <text:s text:c="2"/>270.547 <text:s text:c="2"/>270.547 <text:s text:c="2"/>292.056 <text:s text:c="2"/>292.056 <text:s text:c="2"/>484.579 <text:s text:c="2"/>575.549 <text:s text:c="2"/>575.549</text:p>
      <text:p text:style-name="P1"/>
      <text:p text:style-name="P1"><text:s text:c="2"/>150.324 <text:s text:c="2"/>178.083 <text:s text:c="2"/>202.879 <text:s/>-172.534 <text:s text:c="4"/>0.000 <text:s text:c="4"/>0.000</text:p>
      <text:p text:style-name="P1"><text:s text:c="3"/>150.324 <text:s text:c="2"/>178.083 <text:s text:c="2"/>202.879 <text:s text:c="2"/>208.427 <text:s text:c="2"/>328.407 <text:s text:c="2"/>328.407 <text:s text:c="2"/>353.203 <text:s text:c="2"/>353.203 <text:s text:c="2"/>358.752 <text:s text:c="2"/>358.752 <text:s text:c="2"/>553.496 <text:s text:c="2"/>703.820 <text:s text:c="2"/>703.820</text:p>
      <text:p text:style-name="P1"/>
      <text:p text:style-name="P1"><text:s text:c="3"/>56.564 <text:s text:c="2"/>156.620 <text:s text:c="2"/>164.559 <text:s/>-130.211 <text:s text:c="4"/>0.000 <text:s text:c="4"/>0.000</text:p>
      <text:p text:style-name="P1"><text:s text:c="3"/>38.155 <text:s text:c="2"/>103.379 <text:s text:c="2"/>117.147 <text:s text:c="2"/>-85.829 <text:s text:c="4"/>0.000 <text:s text:c="4"/>0.000</text:p>
      <text:p text:style-name="P1"/>
      <text:p text:style-name="P1">item 60 <text:s/>Key= 34d (53B) <text:s/>count=273</text:p>
      <text:p text:style-name="P1">34d 53B <text:s/>mP [r, s, t, u, 0, 0] <text:s/>[r,s,s+r,s+r,t,t+r,t+r] HJB no u</text:p>
      <text:p text:style-name="P1">largest eigenvalue 7510.88 vector = <text:s/>-0.12033 <text:s text:c="2"/>-0.240696 <text:s text:c="6"/>-0.361026 <text:s text:c="6"/>-0.361026 <text:s text:c="6"/>-0.387845 <text:s text:c="6"/>-0.508175 <text:s text:c="6"/>-0.508175</text:p>
      <text:p text:style-name="P1"><text:s/>next eigenvalue <text:s/>421.761</text:p>
      <text:p text:style-name="P1"/>
      <text:p text:style-name="P1"><text:s text:c="3"/>55.775 <text:s text:c="2"/>108.631 <text:s text:c="2"/>173.141 <text:s text:c="2"/>-33.083 <text:s text:c="4"/>0.000 <text:s text:c="4"/>0.000</text:p>
      <text:p text:style-name="P1"><text:s text:c="4"/>55.775 <text:s text:c="2"/>108.631 <text:s text:c="2"/>164.406 <text:s text:c="2"/>164.406 <text:s text:c="2"/>173.141 <text:s text:c="2"/>228.916 <text:s text:c="2"/>228.916 <text:s text:c="2"/>248.688 <text:s text:c="2"/>304.464 <text:s text:c="2"/>304.464 <text:s text:c="2"/>314.854 <text:s text:c="2"/>370.629 <text:s text:c="2"/>370.629</text:p>
      <text:p text:style-name="P1"/>
      <text:p text:style-name="P1"><text:s text:c="3"/>18.164 <text:s text:c="2"/>102.885 <text:s text:c="2"/>122.509 <text:s text:c="2"/>-26.050 <text:s text:c="4"/>0.000 <text:s text:c="4"/>0.000</text:p>
      <text:p text:style-name="P1"><text:s text:c="4"/>18.164 <text:s text:c="2"/>102.885 <text:s text:c="2"/>121.049 <text:s text:c="2"/>121.049 <text:s text:c="2"/>122.509 <text:s text:c="2"/>140.673 <text:s text:c="2"/>140.673 <text:s text:c="2"/>199.344 <text:s text:c="2"/>217.508 <text:s text:c="2"/>217.508 <text:s text:c="2"/>251.445 <text:s text:c="2"/>269.609 <text:s text:c="2"/>269.609</text:p>
      <text:p text:style-name="P1"/>
      <text:p text:style-name="P1"><text:s text:c="3"/>50.150 <text:s text:c="3"/>75.111 <text:s text:c="2"/>129.232 <text:s text:c="2"/>-15.615 <text:s text:c="4"/>0.000 <text:s text:c="4"/>0.000</text:p>
      <text:p text:style-name="P1"><text:s text:c="2"/>114.498 <text:s text:c="2"/>133.566 <text:s text:c="2"/>251.091 <text:s text:c="2"/>-16.292 <text:s text:c="4"/>0.000 <text:s text:c="4"/>0.000</text:p>
      <text:p text:style-name="P1"/>
      <text:p text:style-name="P1">item 61 <text:s/>Key= 34e (53B) <text:s/>count=1063</text:p>
      <text:p text:style-name="P1">34e 53B <text:s/>mP [r, s, t, u, 0, 0] <text:s/>[r,s,s,s+r,s+r,t,-u+t+s,t+r]</text:p>
      <text:p text:style-name="P1">largest eigenvalue 17165.7 vector = <text:s/>-0.145408 <text:s/>-0.215736 <text:s text:c="6"/>-0.361144 <text:s text:c="6"/>-0.361144 <text:s text:c="6"/>-0.400362 <text:s text:c="6"/>-0.461855 <text:s text:c="6"/>-0.54577</text:p>
      <text:p text:style-name="P1"><text:s/>next eigenvalue <text:s/>879.631</text:p>
      <text:p text:style-name="P1"><text:soft-page-break/></text:p>
      <text:p text:style-name="P1"><text:s text:c="3"/>99.870 <text:s text:c="2"/>152.030 <text:s text:c="2"/>286.235 <text:s text:c="2"/>-92.244 <text:s text:c="4"/>0.000 <text:s text:c="4"/>0.000</text:p>
      <text:p text:style-name="P1"><text:s text:c="4"/>99.870 <text:s text:c="2"/>152.030 <text:s text:c="2"/>251.900 <text:s text:c="2"/>251.900 <text:s text:c="2"/>286.235 <text:s text:c="2"/>346.020 <text:s text:c="2"/>386.104 <text:s text:c="2"/>386.104 <text:s text:c="2"/>445.890 <text:s text:c="2"/>445.890 <text:s text:c="2"/>530.509 <text:s text:c="2"/>630.379 <text:s text:c="2"/>630.379</text:p>
      <text:p text:style-name="P1"/>
      <text:p text:style-name="P1"><text:s text:c="2"/>117.023 <text:s text:c="2"/>141.742 <text:s text:c="2"/>270.280 <text:s/>-133.196 <text:s text:c="4"/>0.000 <text:s text:c="4"/>0.000</text:p>
      <text:p text:style-name="P1"><text:s text:c="3"/>117.023 <text:s text:c="2"/>141.742 <text:s text:c="2"/>258.765 <text:s text:c="2"/>258.765 <text:s text:c="2"/>270.280 <text:s text:c="2"/>278.825 <text:s text:c="2"/>387.303 <text:s text:c="2"/>387.303 <text:s text:c="2"/>395.848 <text:s text:c="2"/>395.848 <text:s text:c="2"/>545.218 <text:s text:c="2"/>662.241 <text:s text:c="2"/>662.241</text:p>
      <text:p text:style-name="P1"/>
      <text:p text:style-name="P1"><text:s text:c="3"/>41.768 <text:s text:c="3"/>81.104 <text:s text:c="2"/>125.409 <text:s text:c="2"/>-50.863 <text:s text:c="4"/>0.000 <text:s text:c="4"/>0.000</text:p>
      <text:p text:style-name="P1"><text:s text:c="3"/>56.444 <text:s text:c="3"/>58.731 <text:s text:c="2"/>117.779 <text:s text:c="2"/>-11.254 <text:s text:c="4"/>0.000 <text:s text:c="4"/>0.000</text:p>
      <text:p text:style-name="P1"/>
      <text:p text:style-name="P1">item 62 <text:s/>Key= 35a (53C) <text:s/>count=6167</text:p>
      <text:p text:style-name="P1">35a 53C <text:s/>mP [r, s, t, 0, 0, u] <text:s/>[r,s,t,-u+s+r,t+r,t+r,t+s]</text:p>
      <text:p text:style-name="P1">largest eigenvalue 53432.4 vector = <text:s/>-0.209186 <text:s/>-0.24613 <text:s text:c="7"/>-0.269807 <text:s text:c="6"/>-0.312743 <text:s text:c="6"/>-0.478992 <text:s text:c="6"/>-0.478992 <text:s text:c="6"/>-0.515936</text:p>
      <text:p text:style-name="P1"><text:s/>next eigenvalue <text:s/>1867.54</text:p>
      <text:p text:style-name="P1"/>
      <text:p text:style-name="P1"><text:s text:c="2"/>133.641 <text:s text:c="2"/>142.165 <text:s text:c="2"/>157.613 <text:s text:c="4"/>0.000 <text:s text:c="4"/>0.000 <text:s text:c="2"/>-87.033</text:p>
      <text:p text:style-name="P1"><text:s text:c="3"/>133.641 <text:s text:c="2"/>142.165 <text:s text:c="2"/>157.613 <text:s text:c="2"/>188.773 <text:s text:c="2"/>291.254 <text:s text:c="2"/>291.254 <text:s text:c="2"/>299.778 <text:s text:c="2"/>299.778 <text:s text:c="2"/>346.386 <text:s text:c="2"/>346.386 <text:s text:c="2"/>362.838 <text:s text:c="2"/>520.451 <text:s text:c="2"/>520.451</text:p>
      <text:p text:style-name="P1"/>
      <text:p text:style-name="P1"><text:s text:c="3"/>91.852 <text:s text:c="2"/>146.767 <text:s text:c="2"/>156.691 <text:s text:c="4"/>0.000 <text:s text:c="4"/>0.000 <text:s text:c="2"/>-74.770</text:p>
      <text:p text:style-name="P1"><text:s text:c="4"/>91.852 <text:s text:c="2"/>146.767 <text:s text:c="2"/>156.691 <text:s text:c="2"/>163.849 <text:s text:c="2"/>248.543 <text:s text:c="2"/>248.543 <text:s text:c="2"/>303.458 <text:s text:c="2"/>303.458 <text:s text:c="2"/>313.389 <text:s text:c="2"/>320.540 <text:s text:c="2"/>320.540 <text:s text:c="2"/>470.080 <text:s text:c="2"/>470.080</text:p>
      <text:p text:style-name="P1"/>
      <text:p text:style-name="P1"><text:s text:c="3"/>91.158 <text:s text:c="2"/>117.882 <text:s text:c="2"/>138.556 <text:s text:c="4"/>0.000 <text:s text:c="4"/>0.000 <text:s text:c="2"/>-60.208</text:p>
      <text:p text:style-name="P1"><text:s text:c="2"/>170.072 <text:s text:c="2"/>184.575 <text:s text:c="2"/>188.765 <text:s text:c="4"/>0.000 <text:s text:c="4"/>0.000 <text:s text:c="2"/>-98.488</text:p>
      <text:p text:style-name="P1"/>
      <text:p text:style-name="P1">item 63 <text:s/>Key= 35b (53C) <text:s/>count=16774</text:p>
      <text:p text:style-name="P1">35b 53C <text:s/>mP [r, s, t, 0, 0, u] <text:s/>[r,s,-u+s+r,t,t+r,t+r,t+s]</text:p>
      <text:p text:style-name="P1">largest eigenvalue 98113.6 vector = <text:s/>-0.174779 <text:s/>-0.210716 <text:s text:c="6"/>-0.240347 <text:s text:c="6"/>-0.324602 <text:s text:c="6"/>-0.477461 <text:s text:c="6"/>-0.505556 <text:s text:c="6"/>-0.5276</text:p>
      <text:p text:style-name="P1"><text:s/>next eigenvalue <text:s/>6229.9</text:p>
      <text:p text:style-name="P1"/>
      <text:p text:style-name="P1"><text:s text:c="2"/>195.221 <text:s text:c="2"/>244.198 <text:s text:c="2"/>326.655 <text:s text:c="4"/>0.000 <text:s text:c="4"/>0.000 <text:s/>-195.050</text:p>
      <text:p text:style-name="P1"><text:s text:c="3"/>195.221 <text:s text:c="2"/>244.198 <text:s text:c="2"/>244.368 <text:s text:c="2"/>326.655 <text:s text:c="2"/>521.876 <text:s text:c="2"/>521.876 <text:s text:c="2"/>570.853 <text:s text:c="2"/>570.853 <text:s text:c="2"/>571.023 <text:s text:c="2"/>571.023 <text:s text:c="2"/>634.469 <text:s text:c="2"/>961.124 <text:s text:c="2"/>961.124</text:p>
      <text:p text:style-name="P1"/>
      <text:p text:style-name="P1"><text:s text:c="2"/>140.558 <text:s text:c="2"/>154.367 <text:s text:c="2"/>195.810 <text:s text:c="4"/>0.000 <text:s text:c="4"/>0.000 <text:s/>-110.130</text:p>
      <text:p text:style-name="P1"><text:s text:c="3"/>140.558 <text:s text:c="2"/>154.367 <text:s text:c="2"/>184.794 <text:s text:c="2"/>195.810 <text:s text:c="2"/>336.368 <text:s text:c="2"/>336.368 <text:s text:c="2"/>350.178 <text:s text:c="2"/>350.178 <text:s text:c="2"/>380.605 <text:s text:c="2"/>380.605 <text:s text:c="2"/>405.055 <text:s text:c="2"/>600.866 <text:s text:c="2"/>600.866</text:p>
      <text:p text:style-name="P1"/>
      <text:p text:style-name="P1"><text:s text:c="2"/>107.440 <text:s text:c="2"/>132.012 <text:s text:c="2"/>169.983 <text:s text:c="4"/>0.000 <text:s text:c="4"/>0.000 <text:s text:c="2"/>-73.471</text:p>
      <text:p text:style-name="P1"><text:s text:c="3"/>92.764 <text:s text:c="2"/>120.419 <text:s text:c="2"/>146.759 <text:s text:c="4"/>0.000 <text:s text:c="4"/>0.000 <text:s text:c="2"/>-83.600</text:p>
      <text:p text:style-name="P1"/>
      <text:p text:style-name="P1">item 64 <text:s/>Key= 35c (53C) <text:s/>count=9156</text:p>
      <text:p text:style-name="P1">35c 53C <text:s/>mP [r, s, t, 0, 0, u] <text:s/>[r,s,t,-u+s+r,u+s+r,t+r,t+r]</text:p>
      <text:p text:style-name="P1">largest eigenvalue 62807.4 vector = <text:s/>-0.197962 <text:s/>-0.250736 <text:s text:c="6"/>-0.277323 <text:s text:c="6"/>-0.324123 <text:s text:c="6"/>-0.475286 <text:s text:c="6"/>-0.475286 <text:s text:c="6"/>-0.51399</text:p>
      <text:p text:style-name="P1"><text:s/>next eigenvalue <text:s/>2695.75</text:p>
      <text:p text:style-name="P1"/>
      <text:p text:style-name="P1"><text:s text:c="2"/>133.641 <text:s text:c="2"/>142.165 <text:s text:c="2"/>157.613 <text:s text:c="4"/>0.000 <text:s text:c="4"/>0.000 <text:s text:c="2"/>-87.033</text:p>
      <text:p text:style-name="P1"><text:s text:c="3"/>133.641 <text:s text:c="2"/>142.165 <text:s text:c="2"/>157.613 <text:s text:c="2"/>188.773 <text:s text:c="2"/>291.254 <text:s text:c="2"/>291.254 <text:s text:c="2"/>299.778 <text:s text:c="2"/>299.778 <text:s text:c="2"/>346.386 <text:s text:c="2"/>346.386 <text:s text:c="2"/>362.838 <text:s text:c="2"/>520.451 <text:s text:c="2"/>520.451</text:p>
      <text:p text:style-name="P1"/>
      <text:p text:style-name="P1"><text:s text:c="3"/>91.852 <text:s text:c="2"/>146.767 <text:s text:c="2"/>156.691 <text:s text:c="4"/>0.000 <text:s text:c="4"/>0.000 <text:s text:c="2"/>-74.770</text:p>
      <text:p text:style-name="P1"><text:s text:c="4"/>91.852 <text:s text:c="2"/>146.767 <text:s text:c="2"/>156.691 <text:s text:c="2"/>163.849 <text:s text:c="2"/>248.543 <text:s text:c="2"/>248.543 <text:s text:c="2"/>303.458 <text:s text:c="2"/>303.458 <text:s text:c="2"/>313.389 <text:s text:c="2"/>320.540 <text:s text:c="2"/>320.540 <text:s text:c="2"/>470.080 <text:s text:c="2"/>470.080</text:p>
      <text:p text:style-name="P1"/>
      <text:p text:style-name="P1"><text:s text:c="2"/>137.779 <text:s text:c="2"/>178.227 <text:s text:c="2"/>201.877 <text:s text:c="4"/>0.000 <text:s text:c="4"/>0.000 <text:s text:c="2"/>-25.212</text:p>
      <text:p text:style-name="P1"><text:s text:c="2"/>127.707 <text:s text:c="2"/>148.365 <text:s text:c="2"/>167.014 <text:s text:c="4"/>0.000 <text:s text:c="4"/>0.000 <text:s text:c="2"/>-21.155</text:p>
      <text:p text:style-name="P1"/>
      <text:p text:style-name="P1">item 65 <text:s/>Key= 35d (53C) <text:s/>count=5379</text:p>
      <text:p text:style-name="P1">35d 53C <text:s/>mP [r, s, t, 0, 0, u] <text:s/>[r,s,-u+s+r,t,u+s+r,t+r,t+r]</text:p>
      <text:p text:style-name="P1">largest eigenvalue 53773.3 vector = <text:s/>-0.154968 <text:s/>-0.193199 <text:s text:c="6"/>-0.239859 <text:s text:c="6"/>-0.364573 <text:s text:c="6"/>-0.456475 <text:s text:c="6"/>-0.51954 <text:s text:c="7"/>-0.51954</text:p>
      <text:p text:style-name="P1"><text:s/>next eigenvalue <text:s/>3132.43</text:p>
      <text:p text:style-name="P1"/>
      <text:p text:style-name="P1"><text:s text:c="3"/>55.775 <text:s text:c="2"/>108.631 <text:s text:c="2"/>173.141 <text:s text:c="4"/>0.000 <text:s text:c="4"/>0.000 <text:s text:c="2"/>-23.428</text:p>
      <text:p text:style-name="P1"><text:s text:c="4"/>55.775 <text:s text:c="2"/>108.631 <text:s text:c="2"/>140.978 <text:s text:c="2"/>173.141 <text:s text:c="2"/>187.834 <text:s text:c="2"/>228.916 <text:s text:c="2"/>228.916 <text:s text:c="2"/>281.771 <text:s text:c="2"/>281.771 <text:s text:c="2"/>314.119 <text:s text:c="2"/>314.119 <text:s text:c="2"/>360.975 <text:s text:c="2"/>360.975</text:p>
      <text:p text:style-name="P1"/>
      <text:p text:style-name="P1"><text:s text:c="2"/>209.645 <text:s text:c="2"/>245.636 <text:s text:c="2"/>536.812 <text:s text:c="4"/>0.000 <text:s text:c="4"/>0.000 <text:s/>-199.640</text:p>
      <text:p text:style-name="P1"><text:s text:c="3"/>209.645 <text:s text:c="2"/>245.636 <text:s text:c="2"/>255.641 <text:s text:c="2"/>536.812 <text:s text:c="2"/>654.921 <text:s text:c="2"/>746.457 <text:s text:c="2"/>746.457 <text:s text:c="2"/>782.448 <text:s text:c="2"/>782.448 <text:s text:c="2"/>792.453 <text:s text:c="2"/>792.453 <text:s/>1191.733 <text:s/>1191.733</text:p>
      <text:p text:style-name="P1"/>
      <text:p text:style-name="P1"><text:s text:c="2"/>138.671 <text:s text:c="2"/>197.324 <text:s text:c="2"/>334.368 <text:s text:c="4"/>0.000 <text:s text:c="4"/>0.000 <text:s/>-129.423</text:p>
      <text:p text:style-name="P1"><text:s text:c="3"/>88.844 <text:s text:c="2"/>114.872 <text:s text:c="2"/>219.072 <text:s text:c="4"/>0.000 <text:s text:c="4"/>0.000 <text:s text:c="2"/>-45.803</text:p>
      <text:p text:style-name="P1"/>
      <text:p text:style-name="P1">item 66 <text:s/>Key= 36a (50A) <text:s/>count=35033</text:p>
      <text:p text:style-name="P1">36a 50A <text:s/>oC [r,s, t, 0, -r, 0) <text:s/>[r,s,t,s+r,s+r,t+r,t+r]</text:p>
      <text:p text:style-name="P1">largest eigenvalue 109725 vector = <text:s/>-0.102302 <text:s text:c="2"/>-0.308464 <text:s text:c="6"/>-0.351726 <text:s text:c="6"/>-0.351726 <text:s text:c="6"/>-0.410766 <text:s text:c="6"/>-0.410766 <text:s text:c="6"/>-0.55633</text:p>
      <text:p text:style-name="P1"><text:s/>next eigenvalue <text:s/>7065.33</text:p>
      <text:p text:style-name="P1"/>
      <text:p text:style-name="P1"><text:s text:c="3"/>78.750 <text:s text:c="2"/>163.256 <text:s text:c="2"/>179.577 <text:s text:c="4"/>0.000 <text:s text:c="2"/>-78.750 <text:s text:c="4"/>0.000</text:p>
      <text:p text:style-name="P1"><text:s text:c="4"/>78.750 <text:s text:c="2"/>163.256 <text:s text:c="2"/>179.577 <text:s text:c="2"/>179.577 <text:s text:c="2"/>242.006 <text:s text:c="2"/>242.006 <text:s text:c="2"/>337.077 <text:s text:c="2"/>342.833 <text:s text:c="2"/>342.833 <text:s text:c="2"/>342.833 <text:s text:c="2"/>342.833 <text:s text:c="2"/>500.333 <text:s text:c="2"/>500.333</text:p>
      <text:p text:style-name="P1"><text:soft-page-break/></text:p>
      <text:p text:style-name="P1"><text:s text:c="3"/>13.667 <text:s text:c="2"/>156.620 <text:s text:c="2"/>164.559 <text:s text:c="4"/>0.000 <text:s text:c="2"/>-13.667 <text:s text:c="4"/>0.000</text:p>
      <text:p text:style-name="P1"><text:s text:c="4"/>13.667 <text:s text:c="2"/>156.620 <text:s text:c="2"/>164.559 <text:s text:c="2"/>164.559 <text:s text:c="2"/>170.287 <text:s text:c="2"/>170.287 <text:s text:c="2"/>191.893 <text:s text:c="2"/>321.179 <text:s text:c="2"/>321.179 <text:s text:c="2"/>321.179 <text:s text:c="2"/>321.179 <text:s text:c="2"/>348.513 <text:s text:c="2"/>348.513</text:p>
      <text:p text:style-name="P1"/>
      <text:p text:style-name="P1"><text:s text:c="2"/>114.437 <text:s text:c="2"/>231.587 <text:s text:c="2"/>236.410 <text:s text:c="4"/>0.000 <text:s/>-114.437 <text:s text:c="4"/>0.000</text:p>
      <text:p text:style-name="P1"><text:s text:c="3"/>23.778 <text:s text:c="2"/>103.379 <text:s text:c="2"/>117.147 <text:s text:c="4"/>0.000 <text:s text:c="2"/>-23.778 <text:s text:c="4"/>0.000</text:p>
      <text:p text:style-name="P1"/>
      <text:p text:style-name="P1">item 67 <text:s/>Key= 36b (50A) <text:s/>count=12203</text:p>
      <text:p text:style-name="P1">36b 50A <text:s/>oC [r,s, t, 0, -r, 0) <text:s/>[r,s,t,s+r,s+r,-u+t+s,t+r]</text:p>
      <text:p text:style-name="P1">largest eigenvalue 108848 vector = <text:s/>-0.1138 <text:s text:c="4"/>-0.160444 <text:s text:c="6"/>-0.274244 <text:s text:c="6"/>-0.274244 <text:s text:c="6"/>-0.460888 <text:s text:c="6"/>-0.460888 <text:s text:c="6"/>-0.621332</text:p>
      <text:p text:style-name="P1"><text:s/>next eigenvalue <text:s/>14555.7</text:p>
      <text:p text:style-name="P1"/>
      <text:p text:style-name="P1"><text:s text:c="2"/>136.415 <text:s text:c="2"/>150.243 <text:s text:c="2"/>315.055 <text:s text:c="4"/>0.000 <text:s/>-136.415 <text:s text:c="4"/>0.000</text:p>
      <text:p text:style-name="P1"><text:s text:c="3"/>136.415 <text:s text:c="2"/>150.243 <text:s text:c="2"/>286.657 <text:s text:c="2"/>286.657 <text:s text:c="2"/>315.055 <text:s text:c="2"/>315.055 <text:s text:c="2"/>465.297 <text:s text:c="2"/>465.297 <text:s text:c="2"/>465.297 <text:s text:c="2"/>465.297 <text:s text:c="2"/>587.884 <text:s text:c="2"/>738.127 <text:s text:c="2"/>738.127</text:p>
      <text:p text:style-name="P1"/>
      <text:p text:style-name="P1"><text:s text:c="3"/>92.007 <text:s text:c="3"/>97.910 <text:s text:c="2"/>209.620 <text:s text:c="4"/>0.000 <text:s text:c="2"/>-92.007 <text:s text:c="4"/>0.000</text:p>
      <text:p text:style-name="P1"><text:s text:c="4"/>92.007 <text:s text:c="3"/>97.910 <text:s text:c="2"/>189.917 <text:s text:c="2"/>189.917 <text:s text:c="2"/>209.620 <text:s text:c="2"/>209.620 <text:s text:c="2"/>307.530 <text:s text:c="2"/>307.530 <text:s text:c="2"/>307.530 <text:s text:c="2"/>307.530 <text:s text:c="2"/>393.635 <text:s text:c="2"/>491.545 <text:s text:c="2"/>491.545</text:p>
      <text:p text:style-name="P1"/>
      <text:p text:style-name="P1"><text:s text:c="3"/>89.684 <text:s text:c="2"/>138.246 <text:s text:c="2"/>232.496 <text:s text:c="4"/>0.000 <text:s text:c="2"/>-89.684 <text:s text:c="4"/>0.000</text:p>
      <text:p text:style-name="P1"><text:s text:c="3"/>83.027 <text:s text:c="3"/>93.318 <text:s text:c="2"/>216.914 <text:s text:c="4"/>0.000 <text:s text:c="2"/>-83.027 <text:s text:c="4"/>0.000</text:p>
      <text:p text:style-name="P1"/>
      <text:p text:style-name="P1">item 68 <text:s/>Key= 36c (50A) <text:s/>count=35033</text:p>
      <text:p text:style-name="P1">36c 50A <text:s/>oC [r,s, t, 0, -r, 0) <text:s/>[r,s,t,-u+t+s,s+r,s+r,t+r]</text:p>
      <text:p text:style-name="P1">largest eigenvalue 109725 vector = <text:s/>-0.102302 <text:s text:c="2"/>-0.308464 <text:s text:c="6"/>-0.351726 <text:s text:c="6"/>-0.351726 <text:s text:c="6"/>-0.410766 <text:s text:c="6"/>-0.410766 <text:s text:c="6"/>-0.55633</text:p>
      <text:p text:style-name="P1"><text:s/>next eigenvalue <text:s/>7065.33</text:p>
      <text:p text:style-name="P1"/>
      <text:p text:style-name="P1"><text:s text:c="3"/>78.750 <text:s text:c="2"/>163.256 <text:s text:c="2"/>179.577 <text:s text:c="4"/>0.000 <text:s text:c="2"/>-78.750 <text:s text:c="4"/>0.000</text:p>
      <text:p text:style-name="P1"><text:s text:c="4"/>78.750 <text:s text:c="2"/>163.256 <text:s text:c="2"/>179.577 <text:s text:c="2"/>179.577 <text:s text:c="2"/>242.006 <text:s text:c="2"/>242.006 <text:s text:c="2"/>337.077 <text:s text:c="2"/>342.833 <text:s text:c="2"/>342.833 <text:s text:c="2"/>342.833 <text:s text:c="2"/>342.833 <text:s text:c="2"/>500.333 <text:s text:c="2"/>500.333</text:p>
      <text:p text:style-name="P1"/>
      <text:p text:style-name="P1"><text:s text:c="3"/>13.667 <text:s text:c="2"/>156.620 <text:s text:c="2"/>164.559 <text:s text:c="4"/>0.000 <text:s text:c="2"/>-13.667 <text:s text:c="4"/>0.000</text:p>
      <text:p text:style-name="P1"><text:s text:c="4"/>13.667 <text:s text:c="2"/>156.620 <text:s text:c="2"/>164.559 <text:s text:c="2"/>164.559 <text:s text:c="2"/>170.287 <text:s text:c="2"/>170.287 <text:s text:c="2"/>191.893 <text:s text:c="2"/>321.179 <text:s text:c="2"/>321.179 <text:s text:c="2"/>321.179 <text:s text:c="2"/>321.179 <text:s text:c="2"/>348.513 <text:s text:c="2"/>348.513</text:p>
      <text:p text:style-name="P1"/>
      <text:p text:style-name="P1"><text:s text:c="2"/>114.437 <text:s text:c="2"/>231.587 <text:s text:c="2"/>236.410 <text:s text:c="4"/>0.000 <text:s/>-114.437 <text:s text:c="4"/>0.000</text:p>
      <text:p text:style-name="P1"><text:s text:c="3"/>23.778 <text:s text:c="2"/>103.379 <text:s text:c="2"/>117.147 <text:s text:c="4"/>0.000 <text:s text:c="2"/>-23.778 <text:s text:c="4"/>0.000</text:p>
      <text:p text:style-name="P1"/>
      <text:p text:style-name="P1">item 69 <text:s/>Key= 36d (50A) <text:s/>count=45459</text:p>
      <text:p text:style-name="P1">36d 50A <text:s/>oC [r,s, t, 0, -r, 0) <text:s/>[r,s,s+r,s+r,t,t+r,t+r]</text:p>
      <text:p text:style-name="P1">largest eigenvalue 176589 vector = <text:s/>-0.0751451 <text:s/>-0.203771 <text:s text:c="6"/>-0.278917 <text:s text:c="6"/>-0.278917 <text:s text:c="6"/>-0.470524 <text:s text:c="6"/>-0.470524 <text:s text:c="6"/>-0.595362</text:p>
      <text:p text:style-name="P1"><text:s/>next eigenvalue <text:s/>25996.9</text:p>
      <text:p text:style-name="P1"/>
      <text:p text:style-name="P1"><text:s text:c="2"/>136.415 <text:s text:c="2"/>150.243 <text:s text:c="2"/>315.055 <text:s text:c="4"/>0.000 <text:s/>-136.415 <text:s text:c="4"/>0.000</text:p>
      <text:p text:style-name="P1"><text:s text:c="3"/>136.415 <text:s text:c="2"/>150.243 <text:s text:c="2"/>286.657 <text:s text:c="2"/>286.657 <text:s text:c="2"/>315.055 <text:s text:c="2"/>315.055 <text:s text:c="2"/>465.297 <text:s text:c="2"/>465.297 <text:s text:c="2"/>465.297 <text:s text:c="2"/>465.297 <text:s text:c="2"/>587.884 <text:s text:c="2"/>738.127 <text:s text:c="2"/>738.127</text:p>
      <text:p text:style-name="P1"/>
      <text:p text:style-name="P1"><text:s text:c="3"/>11.784 <text:s text:c="2"/>103.537 <text:s text:c="2"/>153.212 <text:s text:c="4"/>0.000 <text:s text:c="2"/>-11.784 <text:s text:c="4"/>0.000</text:p>
      <text:p text:style-name="P1"><text:s text:c="4"/>11.784 <text:s text:c="2"/>103.537 <text:s text:c="2"/>115.322 <text:s text:c="2"/>115.322 <text:s text:c="2"/>153.212 <text:s text:c="2"/>153.212 <text:s text:c="2"/>176.781 <text:s text:c="2"/>256.750 <text:s text:c="2"/>256.750 <text:s text:c="2"/>256.750 <text:s text:c="2"/>256.750 <text:s text:c="2"/>280.319 <text:s text:c="2"/>280.319</text:p>
      <text:p text:style-name="P1"/>
      <text:p text:style-name="P1"><text:s text:c="3"/>44.121 <text:s text:c="2"/>139.749 <text:s text:c="2"/>213.388 <text:s text:c="4"/>0.000 <text:s text:c="2"/>-44.121 <text:s text:c="4"/>0.000</text:p>
      <text:p text:style-name="P1"><text:s text:c="3"/>92.007 <text:s text:c="3"/>97.910 <text:s text:c="2"/>209.620 <text:s text:c="4"/>0.000 <text:s text:c="2"/>-92.007 <text:s text:c="4"/>0.000</text:p>
      <text:p text:style-name="P1"/>
      <text:p text:style-name="P1">item 70 <text:s/>Key= 38a (50B) <text:s/>count=79787</text:p>
      <text:p text:style-name="P1">38a 50B <text:s/>oC [r, s, t, 0, 0, -r) <text:s/>[r,s,s,t,t+r,t+r,t+s]</text:p>
      <text:p text:style-name="P1">largest eigenvalue 215723 vector = <text:s/>-0.199985 <text:s text:c="2"/>-0.240029 <text:s text:c="6"/>-0.240029 <text:s text:c="6"/>-0.289882 <text:s text:c="6"/>-0.489867 <text:s text:c="6"/>-0.489867 <text:s text:c="6"/>-0.529911</text:p>
      <text:p text:style-name="P1"><text:s/>next eigenvalue <text:s/>8347.69</text:p>
      <text:p text:style-name="P1"/>
      <text:p text:style-name="P1"><text:s text:c="2"/>110.337 <text:s text:c="2"/>142.165 <text:s text:c="2"/>157.613 <text:s text:c="4"/>0.000 <text:s text:c="4"/>0.000 <text:s/>-110.337</text:p>
      <text:p text:style-name="P1"><text:s text:c="3"/>110.337 <text:s text:c="2"/>142.165 <text:s text:c="2"/>142.165 <text:s text:c="2"/>157.613 <text:s text:c="2"/>267.950 <text:s text:c="2"/>267.950 <text:s text:c="2"/>299.778 <text:s text:c="2"/>299.778 <text:s text:c="2"/>299.778 <text:s text:c="2"/>299.778 <text:s text:c="2"/>362.838 <text:s text:c="2"/>520.451 <text:s text:c="2"/>520.451</text:p>
      <text:p text:style-name="P1"/>
      <text:p text:style-name="P1"><text:s text:c="3"/>94.193 <text:s text:c="2"/>103.537 <text:s text:c="2"/>153.212 <text:s text:c="4"/>0.000 <text:s text:c="4"/>0.000 <text:s text:c="2"/>-94.193</text:p>
      <text:p text:style-name="P1"><text:s text:c="4"/>94.193 <text:s text:c="2"/>103.537 <text:s text:c="2"/>103.537 <text:s text:c="2"/>153.212 <text:s text:c="2"/>247.406 <text:s text:c="2"/>247.406 <text:s text:c="2"/>256.750 <text:s text:c="2"/>256.750 <text:s text:c="2"/>256.750 <text:s text:c="2"/>256.750 <text:s text:c="2"/>291.924 <text:s text:c="2"/>445.137 <text:s text:c="2"/>445.137</text:p>
      <text:p text:style-name="P1"/>
      <text:p text:style-name="P1"><text:s text:c="2"/>161.765 <text:s text:c="2"/>199.147 <text:s text:c="2"/>240.278 <text:s text:c="4"/>0.000 <text:s text:c="4"/>0.000 <text:s/>-161.765</text:p>
      <text:p text:style-name="P1"><text:s text:c="3"/>68.237 <text:s text:c="3"/>88.470 <text:s text:c="3"/>97.837 <text:s text:c="4"/>0.000 <text:s text:c="4"/>0.000 <text:s text:c="2"/>-68.237</text:p>
      <text:p text:style-name="P1"/>
      <text:p text:style-name="P1">item 71 <text:s/>Key= 38b (50B) <text:s/>count=52859</text:p>
      <text:p text:style-name="P1">38b 50B <text:s/>oC [r, s, t, 0, 0, -r) <text:s/>[r,s,s,t,t+r,t+r,s+2r]</text:p>
      <text:p text:style-name="P1">largest eigenvalue 132101 vector = <text:s/>-0.117014 <text:s text:c="2"/>-0.284733 <text:s text:c="6"/>-0.284733 <text:s text:c="6"/>-0.348574 <text:s text:c="6"/>-0.465588 <text:s text:c="6"/>-0.465588 <text:s text:c="6"/>-0.518761</text:p>
      <text:p text:style-name="P1"><text:s/>next eigenvalue <text:s/>11868.6</text:p>
      <text:p text:style-name="P1"/>
      <text:p text:style-name="P1"><text:s text:c="3"/>59.055 <text:s text:c="2"/>108.213 <text:s text:c="2"/>139.622 <text:s text:c="4"/>0.000 <text:s text:c="4"/>0.000 <text:s text:c="2"/>-59.055</text:p>
      <text:p text:style-name="P1"><text:s text:c="4"/>59.055 <text:s text:c="2"/>108.213 <text:s text:c="2"/>108.213 <text:s text:c="2"/>139.622 <text:s text:c="2"/>198.677 <text:s text:c="2"/>198.677 <text:s text:c="2"/>226.322 <text:s text:c="2"/>247.835 <text:s text:c="2"/>247.835 <text:s text:c="2"/>247.835 <text:s text:c="2"/>247.835 <text:s text:c="2"/>365.944 <text:s text:c="2"/>365.944</text:p>
      <text:p text:style-name="P1"/>
      <text:p text:style-name="P1"><text:s text:c="3"/>32.545 <text:s text:c="2"/>163.256 <text:s text:c="2"/>179.577 <text:s text:c="4"/>0.000 <text:s text:c="4"/>0.000 <text:s text:c="2"/>-32.545</text:p>
      <text:p text:style-name="P1"><text:s text:c="4"/>32.545 <text:s text:c="2"/>163.256 <text:s text:c="2"/>163.256 <text:s text:c="2"/>179.577 <text:s text:c="2"/>212.122 <text:s text:c="2"/>212.122 <text:s text:c="2"/>228.346 <text:s text:c="2"/>342.833 <text:s text:c="2"/>342.833 <text:s text:c="2"/>342.833 <text:s text:c="2"/>342.833 <text:s text:c="2"/>407.923 <text:s text:c="2"/>407.923</text:p>
      <text:p text:style-name="P1"><text:soft-page-break/></text:p>
      <text:p text:style-name="P1"><text:s text:c="3"/>32.216 <text:s text:c="2"/>178.083 <text:s text:c="2"/>202.879 <text:s text:c="4"/>0.000 <text:s text:c="4"/>0.000 <text:s text:c="2"/>-32.216</text:p>
      <text:p text:style-name="P1"><text:s text:c="3"/>19.375 <text:s text:c="2"/>112.298 <text:s text:c="2"/>131.295 <text:s text:c="4"/>0.000 <text:s text:c="4"/>0.000 <text:s text:c="2"/>-19.375</text:p>
      <text:p text:style-name="P1"/>
      <text:p text:style-name="P1">item 72 <text:s/>Key= 38c (50B) <text:s/>count=38907</text:p>
      <text:p text:style-name="P1">38c 50B <text:s/>oC [r, s, t, 0, 0, -r) <text:s/>[r,s,s,t,s+2r,t+r,t+r]</text:p>
      <text:p text:style-name="P1">largest eigenvalue 118388 vector = <text:s/>-0.107664 <text:s text:c="2"/>-0.243031 <text:s text:c="6"/>-0.243031 <text:s text:c="6"/>-0.394579 <text:s text:c="6"/>-0.458358 <text:s text:c="6"/>-0.502243 <text:s text:c="6"/>-0.502243</text:p>
      <text:p text:style-name="P1"><text:s/>next eigenvalue <text:s/>12918.3</text:p>
      <text:p text:style-name="P1"/>
      <text:p text:style-name="P1"><text:s text:c="3"/>48.262 <text:s text:c="2"/>148.593 <text:s text:c="2"/>201.818 <text:s text:c="4"/>0.000 <text:s text:c="4"/>0.000 <text:s text:c="2"/>-48.262</text:p>
      <text:p text:style-name="P1"><text:s text:c="4"/>48.262 <text:s text:c="2"/>148.593 <text:s text:c="2"/>148.593 <text:s text:c="2"/>201.818 <text:s text:c="2"/>245.117 <text:s text:c="2"/>250.080 <text:s text:c="2"/>250.080 <text:s text:c="2"/>350.411 <text:s text:c="2"/>350.411 <text:s text:c="2"/>350.411 <text:s text:c="2"/>350.411 <text:s text:c="2"/>446.935 <text:s text:c="2"/>446.935</text:p>
      <text:p text:style-name="P1"/>
      <text:p text:style-name="P1"><text:s text:c="3"/>22.259 <text:s text:c="2"/>182.001 <text:s text:c="2"/>214.654 <text:s text:c="4"/>0.000 <text:s text:c="4"/>0.000 <text:s text:c="2"/>-22.259</text:p>
      <text:p text:style-name="P1"><text:s text:c="4"/>22.259 <text:s text:c="2"/>182.001 <text:s text:c="2"/>182.001 <text:s text:c="2"/>214.654 <text:s text:c="2"/>226.519 <text:s text:c="2"/>236.913 <text:s text:c="2"/>236.913 <text:s text:c="2"/>396.655 <text:s text:c="2"/>396.655 <text:s text:c="2"/>396.655 <text:s text:c="2"/>396.655 <text:s text:c="2"/>441.173 <text:s text:c="2"/>441.173</text:p>
      <text:p text:style-name="P1"/>
      <text:p text:style-name="P1"><text:s text:c="3"/>77.879 <text:s text:c="2"/>119.296 <text:s text:c="2"/>239.816 <text:s text:c="4"/>0.000 <text:s text:c="4"/>0.000 <text:s text:c="2"/>-77.879</text:p>
      <text:p text:style-name="P1"><text:s text:c="3"/>44.043 <text:s text:c="2"/>191.409 <text:s text:c="2"/>259.886 <text:s text:c="4"/>0.000 <text:s text:c="4"/>0.000 <text:s text:c="2"/>-44.043</text:p>
      <text:p text:style-name="P1"/>
      <text:p text:style-name="P1">item 73 <text:s/>Key= 38d (50B) <text:s/>count=57957</text:p>
      <text:p text:style-name="P1">38d 50B <text:s/>oC [r, s, t, 0, 0, -r) <text:s/>[r,s,s,s+2r,t,t+r,t+r]</text:p>
      <text:p text:style-name="P1">largest eigenvalue 183427 vector = <text:s/>-0.0358465 <text:s/>-0.178883 <text:s text:c="6"/>-0.178883 <text:s text:c="6"/>-0.250576 <text:s text:c="6"/>-0.514951 <text:s text:c="6"/>-0.550797 <text:s text:c="6"/>-0.550797</text:p>
      <text:p text:style-name="P1"><text:s/>next eigenvalue <text:s/>41472.1</text:p>
      <text:p text:style-name="P1"/>
      <text:p text:style-name="P1"><text:s text:c="3"/>37.526 <text:s text:c="2"/>215.464 <text:s text:c="2"/>629.405 <text:s text:c="4"/>0.000 <text:s text:c="4"/>0.000 <text:s text:c="2"/>-37.526</text:p>
      <text:p text:style-name="P1"><text:s text:c="4"/>37.526 <text:s text:c="2"/>215.464 <text:s text:c="2"/>215.464 <text:s text:c="2"/>290.515 <text:s text:c="2"/>629.405 <text:s text:c="2"/>666.930 <text:s text:c="2"/>666.930 <text:s text:c="2"/>844.868 <text:s text:c="2"/>844.868 <text:s text:c="2"/>844.868 <text:s text:c="2"/>844.868 <text:s text:c="2"/>919.919 <text:s text:c="2"/>919.919</text:p>
      <text:p text:style-name="P1"/>
      <text:p text:style-name="P1"><text:s text:c="3"/>41.295 <text:s text:c="2"/>138.121 <text:s text:c="2"/>264.510 <text:s text:c="4"/>0.000 <text:s text:c="4"/>0.000 <text:s text:c="2"/>-41.295</text:p>
      <text:p text:style-name="P1"><text:s text:c="4"/>41.295 <text:s text:c="2"/>138.121 <text:s text:c="2"/>138.121 <text:s text:c="2"/>220.710 <text:s text:c="2"/>264.510 <text:s text:c="2"/>305.805 <text:s text:c="2"/>305.805 <text:s text:c="2"/>402.631 <text:s text:c="2"/>402.631 <text:s text:c="2"/>402.631 <text:s text:c="2"/>402.631 <text:s text:c="2"/>485.220 <text:s text:c="2"/>485.220</text:p>
      <text:p text:style-name="P1"/>
      <text:p text:style-name="P1"><text:s text:c="3"/>47.636 <text:s text:c="2"/>162.908 <text:s text:c="2"/>289.959 <text:s text:c="4"/>0.000 <text:s text:c="4"/>0.000 <text:s text:c="2"/>-47.636</text:p>
      <text:p text:style-name="P1"><text:s text:c="4"/>5.759 <text:s text:c="2"/>150.949 <text:s text:c="2"/>186.176 <text:s text:c="4"/>0.000 <text:s text:c="4"/>0.000 <text:s text:c="3"/>-5.759</text:p>
      <text:p text:style-name="P1"/>
      <text:p text:style-name="P1">item 74 <text:s/>Key= 40a (50F) <text:s/>count=123627</text:p>
      <text:p text:style-name="P1">40a 50F <text:s/>oC [r, s, t, -s, 0, 0) <text:s/>[r,s,t,s+r,s+r,t+r,t+r]</text:p>
      <text:p text:style-name="P1">largest eigenvalue 272348 vector = <text:s/>-0.195307 <text:s text:c="2"/>-0.266273 <text:s text:c="6"/>-0.317612 <text:s text:c="6"/>-0.317612 <text:s text:c="6"/>-0.46158 <text:s text:c="7"/>-0.46158 <text:s text:c="7"/>-0.512919</text:p>
      <text:p text:style-name="P1"><text:s/>next eigenvalue <text:s/>17832.8</text:p>
      <text:p text:style-name="P1"/>
      <text:p text:style-name="P1"><text:s text:c="2"/>126.002 <text:s text:c="2"/>161.608 <text:s text:c="2"/>185.260 <text:s/>-161.608 <text:s text:c="4"/>0.000 <text:s text:c="4"/>0.000</text:p>
      <text:p text:style-name="P1"><text:s text:c="3"/>126.002 <text:s text:c="2"/>161.608 <text:s text:c="2"/>185.260 <text:s text:c="2"/>185.260 <text:s text:c="2"/>287.609 <text:s text:c="2"/>287.609 <text:s text:c="2"/>311.261 <text:s text:c="2"/>311.261 <text:s text:c="2"/>311.261 <text:s text:c="2"/>311.261 <text:s text:c="2"/>508.475 <text:s text:c="2"/>634.477 <text:s text:c="2"/>634.477</text:p>
      <text:p text:style-name="P1"/>
      <text:p text:style-name="P1"><text:s text:c="2"/>184.906 <text:s text:c="2"/>199.536 <text:s text:c="2"/>315.055 <text:s/>-199.536 <text:s text:c="4"/>0.000 <text:s text:c="4"/>0.000</text:p>
      <text:p text:style-name="P1"><text:s text:c="3"/>184.906 <text:s text:c="2"/>199.536 <text:s text:c="2"/>315.055 <text:s text:c="2"/>315.055 <text:s text:c="2"/>384.442 <text:s text:c="2"/>384.442 <text:s text:c="2"/>499.960 <text:s text:c="2"/>499.960 <text:s text:c="2"/>499.960 <text:s text:c="2"/>499.960 <text:s text:c="2"/>714.127 <text:s text:c="2"/>899.033 <text:s text:c="2"/>899.033</text:p>
      <text:p text:style-name="P1"/>
      <text:p text:style-name="P1"><text:s text:c="3"/>90.970 <text:s text:c="2"/>152.501 <text:s text:c="2"/>179.577 <text:s/>-152.501 <text:s text:c="4"/>0.000 <text:s text:c="4"/>0.000</text:p>
      <text:p text:style-name="P1"><text:s text:c="2"/>133.641 <text:s text:c="2"/>152.646 <text:s text:c="2"/>157.613 <text:s/>-152.646 <text:s text:c="4"/>0.000 <text:s text:c="4"/>0.000</text:p>
      <text:p text:style-name="P1"/>
      <text:p text:style-name="P1">item 75 <text:s/>Key= 40b (50F) <text:s/>count=9720</text:p>
      <text:p text:style-name="P1">40b 50F <text:s/>oC [r, s, t, -s, 0, 0) <text:s/>[r,s,s+r,s=r,t,t+r,t+r]</text:p>
      <text:p text:style-name="P1">largest eigenvalue 339232 vector = <text:s/>-0.0507288 <text:s/>-0.212807 <text:s text:c="6"/>-0.263535 <text:s text:c="6"/>-0.263535 <text:s text:c="6"/>-0.503194 <text:s text:c="6"/>-0.503194 <text:s text:c="6"/>-0.553923</text:p>
      <text:p text:style-name="P1"><text:s/>next eigenvalue <text:s/>45173.4</text:p>
      <text:p text:style-name="P1"/>
      <text:p text:style-name="P1"><text:s text:c="2"/>199.310 <text:s text:c="2"/>297.383 <text:s text:c="2"/>629.405 <text:s/>-297.383 <text:s text:c="4"/>0.000 <text:s text:c="4"/>0.000</text:p>
      <text:p text:style-name="P1"><text:s text:c="3"/>199.310 <text:s text:c="2"/>297.383 <text:s text:c="2"/>496.693 <text:s text:c="2"/>496.693 <text:s text:c="2"/>629.405 <text:s text:c="2"/>629.405 <text:s text:c="2"/>828.715 <text:s text:c="2"/>828.715 <text:s text:c="2"/>828.715 <text:s text:c="2"/>828.715 <text:s/>1224.171 <text:s/>1423.481 <text:s/>1423.481</text:p>
      <text:p text:style-name="P1"/>
      <text:p text:style-name="P1"><text:s text:c="2"/>115.922 <text:s text:c="2"/>123.185 <text:s text:c="2"/>240.278 <text:s/>-123.185 <text:s text:c="4"/>0.000 <text:s text:c="4"/>0.000</text:p>
      <text:p text:style-name="P1"><text:s text:c="3"/>115.922 <text:s text:c="2"/>123.185 <text:s text:c="2"/>239.107 <text:s text:c="2"/>239.107 <text:s text:c="2"/>240.278 <text:s text:c="2"/>240.278 <text:s text:c="2"/>356.200 <text:s text:c="2"/>356.200 <text:s text:c="2"/>356.200 <text:s text:c="2"/>356.200 <text:s text:c="2"/>486.648 <text:s text:c="2"/>602.570 <text:s text:c="2"/>602.570</text:p>
      <text:p text:style-name="P1"/>
      <text:p text:style-name="P1"><text:s text:c="2"/>166.682 <text:s text:c="2"/>280.053 <text:s text:c="2"/>596.087 <text:s/>-280.053 <text:s text:c="4"/>0.000 <text:s text:c="4"/>0.000</text:p>
      <text:p text:style-name="P1"><text:s text:c="3"/>61.181 <text:s text:c="3"/>81.927 <text:s text:c="2"/>161.484 <text:s text:c="2"/>-81.927 <text:s text:c="4"/>0.000 <text:s text:c="4"/>0.000</text:p>
      <text:p text:style-name="P1"/>
      <text:p text:style-name="P1"/>
      <text:p text:style-name="P1">item <text:s text:c="2"/>count <text:s text:c="2"/>Key</text:p>
      <text:p text:style-name="P1">0 <text:s text:c="5"/>1000002 <text:s text:c="7"/>3 (44A)</text:p>
      <text:p text:style-name="P1">1 <text:s text:c="5"/>1000002 <text:s text:c="7"/>1 (44C)</text:p>
      <text:p text:style-name="P1">2 <text:s text:c="5"/>999904 <text:s text:c="7"/>5 (44B)</text:p>
      <text:p text:style-name="P1">3 <text:s text:c="5"/>706561 <text:s text:c="6"/>15b (45C)</text:p>
      <text:p text:style-name="P1">4 <text:s text:c="5"/>643474 <text:s text:c="6"/>15a (45C)</text:p>
      <text:p text:style-name="P1">5 <text:s text:c="5"/>510545 <text:s text:c="6"/>21 (45B)</text:p>
      <text:p text:style-name="P1">6 <text:s text:c="5"/>478277 <text:s text:c="7"/>9b (49B)</text:p>
      <text:p text:style-name="P1">7 <text:s text:c="5"/>478277 <text:s text:c="7"/>9a (49B)</text:p>
      <text:p text:style-name="P1">8 <text:s text:c="5"/>466811 <text:s text:c="6"/>11b (45A)</text:p>
      <text:p text:style-name="P1">9 <text:s text:c="5"/>434418 <text:s text:c="6"/>22 (48B)</text:p>
      <text:p text:style-name="P1">10 <text:s text:c="5"/>393740 <text:s text:c="7"/>4a (49D)</text:p>
      <text:p text:style-name="P1"><text:soft-page-break/>11 <text:s text:c="5"/>377804 <text:s text:c="6"/>12a (48A)</text:p>
      <text:p text:style-name="P1">12 <text:s text:c="5"/>192279 <text:s text:c="6"/>12b (48A)</text:p>
      <text:p text:style-name="P1">13 <text:s text:c="5"/>156425 <text:s text:c="7"/>6a (45D)</text:p>
      <text:p text:style-name="P1">14 <text:s text:c="5"/>154475 <text:s text:c="6"/>32a (50C)</text:p>
      <text:p text:style-name="P1">15 <text:s text:c="5"/>137302 <text:s text:c="6"/>13a (50D)</text:p>
      <text:p text:style-name="P1">16 <text:s text:c="5"/>123627 <text:s text:c="6"/>40a (50F)</text:p>
      <text:p text:style-name="P1">17 <text:s text:c="5"/>123079 <text:s text:c="7"/>7b (45D)</text:p>
      <text:p text:style-name="P1">18 <text:s text:c="5"/>98381 <text:s text:c="6"/>23b (50E)</text:p>
      <text:p text:style-name="P1">19 <text:s text:c="5"/>94938 <text:s text:c="7"/>4b (49D)</text:p>
      <text:p text:style-name="P1">20 <text:s text:c="5"/>84741 <text:s text:c="6"/>18b (45E)</text:p>
      <text:p text:style-name="P1">21 <text:s text:c="5"/>79787 <text:s text:c="6"/>38a (50B)</text:p>
      <text:p text:style-name="P1">22 <text:s text:c="5"/>57957 <text:s text:c="6"/>38d (50B)</text:p>
      <text:p text:style-name="P1">23 <text:s text:c="5"/>53254 <text:s text:c="6"/>13b (50D)</text:p>
      <text:p text:style-name="P1">24 <text:s text:c="5"/>52859 <text:s text:c="6"/>38b (50B)</text:p>
      <text:p text:style-name="P1">25 <text:s text:c="5"/>47517 <text:s text:c="6"/>24 (49E)</text:p>
      <text:p text:style-name="P1">26 <text:s text:c="5"/>45588 <text:s text:c="6"/>25 (55B)</text:p>
      <text:p text:style-name="P1">27 <text:s text:c="5"/>45588 <text:s text:c="6"/>20 (55B)</text:p>
      <text:p text:style-name="P1">28 <text:s text:c="5"/>45459 <text:s text:c="6"/>36d (50A)</text:p>
      <text:p text:style-name="P1">29 <text:s text:c="5"/>38907 <text:s text:c="6"/>38c (50B)</text:p>
      <text:p text:style-name="P1">30 <text:s text:c="5"/>35033 <text:s text:c="6"/>36c (50A)</text:p>
      <text:p text:style-name="P1">31 <text:s text:c="5"/>35033 <text:s text:c="6"/>36a (50A)</text:p>
      <text:p text:style-name="P1">32 <text:s text:c="5"/>29733 <text:s text:c="6"/>26c (51B)</text:p>
      <text:p text:style-name="P1">33 <text:s text:c="5"/>29557 <text:s text:c="6"/>23a (50E)</text:p>
      <text:p text:style-name="P1">34 <text:s text:c="5"/>28589 <text:s text:c="6"/>16b (51A)</text:p>
      <text:p text:style-name="P1">35 <text:s text:c="5"/>27042 <text:s text:c="6"/>11a (45A)</text:p>
      <text:p text:style-name="P1">36 <text:s text:c="5"/>26056 <text:s text:c="7"/>7a (45D)</text:p>
      <text:p text:style-name="P1">37 <text:s text:c="5"/>17427 <text:s text:c="6"/>34c (53B)</text:p>
      <text:p text:style-name="P1">38 <text:s text:c="5"/>16774 <text:s text:c="6"/>35b (53C)</text:p>
      <text:p text:style-name="P1">39 <text:s text:c="5"/>15747 <text:s text:c="7"/>8b (52A)</text:p>
      <text:p text:style-name="P1">40 <text:s text:c="5"/>13579 <text:s text:c="6"/>33b (53A)</text:p>
      <text:p text:style-name="P1">41 <text:s text:c="5"/>13477 <text:s text:c="6"/>32b (50C)</text:p>
      <text:p text:style-name="P1">42 <text:s text:c="5"/>12203 <text:s text:c="6"/>36b (50A)</text:p>
      <text:p text:style-name="P1">43 <text:s text:c="5"/>10977 <text:s text:c="6"/>26a (51B)</text:p>
      <text:p text:style-name="P1">44 <text:s text:c="5"/>10461 <text:s text:c="7"/>8e (52A)</text:p>
      <text:p text:style-name="P1">45 <text:s text:c="5"/>9720 <text:s text:c="6"/>40b (50F)</text:p>
      <text:p text:style-name="P1">46 <text:s text:c="5"/>9156 <text:s text:c="6"/>35c (53C)</text:p>
      <text:p text:style-name="P1">47 <text:s text:c="5"/>9001 <text:s text:c="6"/>34a (53B)</text:p>
      <text:p text:style-name="P1">48 <text:s text:c="5"/>6968 <text:s text:c="6"/>34b (53B)</text:p>
      <text:p text:style-name="P1">49 <text:s text:c="5"/>6552 <text:s text:c="7"/>9c (49B)</text:p>
      <text:p text:style-name="P1">50 <text:s text:c="5"/>6167 <text:s text:c="6"/>35a (53C)</text:p>
      <text:p text:style-name="P1">51 <text:s text:c="5"/>5428 <text:s text:c="7"/>8a (52A)</text:p>
      <text:p text:style-name="P1">52 <text:s text:c="5"/>5379 <text:s text:c="6"/>35d (53C)</text:p>
      <text:p text:style-name="P1">53 <text:s text:c="5"/>3100 <text:s text:c="6"/>33a (53A)</text:p>
      <text:p text:style-name="P1">54 <text:s text:c="5"/>3025 <text:s text:c="6"/>18a (45E)</text:p>
      <text:p text:style-name="P1">55 <text:s text:c="5"/>2095 <text:s text:c="7"/>2 (49C)</text:p>
      <text:p text:style-name="P1">56 <text:s text:c="5"/>1959 <text:s text:c="6"/>29 (56C)</text:p>
      <text:p text:style-name="P1">57 <text:s text:c="5"/>1846 <text:s text:c="6"/>26b (51B)</text:p>
      <text:p text:style-name="P1">58 <text:s text:c="5"/>1742 <text:s text:c="6"/>19a (52B)</text:p>
      <text:p text:style-name="P1">59 <text:s text:c="5"/>1534 <text:s text:c="6"/>28 (56A)</text:p>
      <text:p text:style-name="P1">60 <text:s text:c="5"/>1101 <text:s text:c="6"/>33c (53A)</text:p>
      <text:p text:style-name="P1">61 <text:s text:c="5"/>1063 <text:s text:c="6"/>34e (53B)</text:p>
      <text:p text:style-name="P1">62 <text:s text:c="5"/>1000 <text:s text:c="6"/>27 (57C)</text:p>
      <text:p text:style-name="P1">63 <text:s text:c="5"/>803 <text:s text:c="6"/>26d (51B)</text:p>
      <text:p text:style-name="P1">64 <text:s text:c="5"/>527 <text:s text:c="6"/>19b (52B)</text:p>
      <text:p text:style-name="P1">65 <text:s text:c="5"/>273 <text:s text:c="6"/>34d (53B)</text:p>
      <text:p text:style-name="P1">66 <text:s text:c="5"/>108 <text:s text:c="6"/>10b (55A)</text:p>
      <text:p text:style-name="P1">67 <text:s text:c="5"/>107 <text:s text:c="6"/>30 (56B)</text:p>
      <text:p text:style-name="P1">68 <text:s text:c="5"/>22 <text:s text:c="6"/>14b (55A)</text:p>
      <text:p text:style-name="P1">69 <text:s text:c="5"/>15 <text:s text:c="6"/>14a (55A)</text:p>
      <text:p text:style-name="P1">70 <text:s text:c="5"/>15 <text:s text:c="6"/>10a (55A)</text:p>
      <text:p text:style-name="P1">71 <text:s text:c="5"/>1 <text:s text:c="6"/>16a (51A)</text:p>
      <text:p text:style-name="P1">72 <text:s text:c="5"/>1 <text:s text:c="7"/>8f (52A)</text:p>
      <text:p text:style-name="P1">73 <text:s text:c="5"/>1 <text:s text:c="7"/>8d (52A)</text:p>
      <text:p text:style-name="P1">74 <text:s text:c="5"/>1 <text:s text:c="7"/>8c (52A)</text:p>
      <text:p text:style-name="P1">75 <text:s text:c="5"/>1 <text:s text:c="7"/>6b (45D)</text:p>
      <text:p text:style-name="P1"/>
      <text:p text:style-name="P1"/>
      <text:p text:style-name="P1">C:\Users\lca\Source\Repos\LatticeRepLib\x64\Release\Gen_DC7.exe (process 18084) exited with code 0.</text:p>
      <text:p text:style-name="P1">Press any key to close this window . . 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11:43:10.489000000</meta:creation-date>
    <dc:date>2021-08-20T07:44:30.360000000</dc:date>
    <meta:editing-duration>PT17H16M21S</meta:editing-duration>
    <meta:editing-cycles>5</meta:editing-cycles>
    <meta:generator>LibreOffice/7.1.0.3$Windows_X86_64 LibreOffice_project/f6099ecf3d29644b5008cc8f48f42f4a40986e4c</meta:generator>
    <meta:document-statistic meta:table-count="1" meta:image-count="0" meta:object-count="0" meta:page-count="15" meta:paragraph-count="801" meta:word-count="6100" meta:character-count="55013" meta:non-whitespace-character-count="37854"/>
  </office:meta>
</office:document-meta>
</file>